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67cm"/>
    </style:style>
    <style:style style:name="co2" style:family="table-column">
      <style:table-column-properties fo:break-before="auto" style:column-width="5.292cm"/>
    </style:style>
    <style:style style:name="co3" style:family="table-column">
      <style:table-column-properties fo:break-before="auto" style:column-width="1.736cm"/>
    </style:style>
    <style:style style:name="co4" style:family="table-column">
      <style:table-column-properties fo:break-before="auto" style:column-width="5.263cm"/>
    </style:style>
    <style:style style:name="co5" style:family="table-column">
      <style:table-column-properties fo:break-before="auto" style:column-width="8.315cm"/>
    </style:style>
    <style:style style:name="co6" style:family="table-column">
      <style:table-column-properties fo:break-before="auto" style:column-width="2.912cm"/>
    </style:style>
    <style:style style:name="co7" style:family="table-column">
      <style:table-column-properties fo:break-before="auto" style:column-width="2.155cm"/>
    </style:style>
    <style:style style:name="co8" style:family="table-column">
      <style:table-column-properties fo:break-before="auto" style:column-width="2.212cm"/>
    </style:style>
    <style:style style:name="co9" style:family="table-column">
      <style:table-column-properties fo:break-before="auto" style:column-width="2.408cm"/>
    </style:style>
    <style:style style:name="co10" style:family="table-column">
      <style:table-column-properties fo:break-before="auto" style:column-width="9.463cm"/>
    </style:style>
    <style:style style:name="co11" style:family="table-column">
      <style:table-column-properties fo:break-before="auto" style:column-width="6.636cm"/>
    </style:style>
    <style:style style:name="co12" style:family="table-column">
      <style:table-column-properties fo:break-before="auto" style:column-width="5.039cm"/>
    </style:style>
    <style:style style:name="co13" style:family="table-column">
      <style:table-column-properties fo:break-before="auto" style:column-width="3.136cm"/>
    </style:style>
    <style:style style:name="co14" style:family="table-column">
      <style:table-column-properties fo:break-before="auto" style:column-width="3.667cm"/>
    </style:style>
    <style:style style:name="co15" style:family="table-column">
      <style:table-column-properties fo:break-before="auto" style:column-width="3.919cm"/>
    </style:style>
    <style:style style:name="co16" style:family="table-column">
      <style:table-column-properties fo:break-before="auto" style:column-width="3.695cm"/>
    </style:style>
    <style:style style:name="co17" style:family="table-column">
      <style:table-column-properties fo:break-before="auto" style:column-width="2.238cm"/>
    </style:style>
    <style:style style:name="ro1" style:family="table-row">
      <style:table-row-properties style:row-height="0.579cm" fo:break-before="auto" style:use-optimal-row-height="true"/>
    </style:style>
    <style:style style:name="ro2" style:family="table-row">
      <style:table-row-properties style:row-height="0.423cm" fo:break-before="auto" style:use-optimal-row-height="false"/>
    </style:style>
    <style:style style:name="ro3" style:family="table-row">
      <style:table-row-properties style:row-height="0.409cm" fo:break-before="auto" style:use-optimal-row-height="true"/>
    </style:style>
    <style:style style:name="ro4" style:family="table-row">
      <style:table-row-properties style:row-height="0.601cm" fo:break-before="auto" style:use-optimal-row-height="true"/>
    </style:style>
    <style:style style:name="ro5" style:family="table-row">
      <style:table-row-properties style:row-height="0.614cm" fo:break-before="auto" style:use-optimal-row-height="true"/>
    </style:style>
    <style:style style:name="ro6" style:family="table-row">
      <style:table-row-properties style:row-height="0.803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23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0.409cm" fo:break-before="auto" style:use-optimal-row-height="false"/>
    </style:style>
    <style:style style:name="ro11" style:family="table-row">
      <style:table-row-properties style:row-height="0.513cm" fo:break-before="auto" style:use-optimal-row-height="true"/>
    </style:style>
    <style:style style:name="ro12" style:family="table-row">
      <style:table-row-properties style:row-height="0.981cm" fo:break-before="auto" style:use-optimal-row-height="true"/>
    </style:style>
    <style:style style:name="ro13" style:family="table-row">
      <style:table-row-properties style:row-height="0.473c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number:text-style style:name="N5100" number:language="en" number:country="IN">
      <number:text-content/>
    </number:text-style>
    <style:style style:name="ce1"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5000">
      <style:table-cell-properties fo:background-color="#fcf305" style:text-align-source="value-type" style:repeat-content="false" fo:wrap-option="no-wrap" style:direction="ltr" style:rotation-angle="0" style:rotation-align="none" style:shrink-to-fit="false" style:vertical-align="middle"/>
      <style:paragraph-properties fo:margin-left="0cm" style:writing-mode="page"/>
      <style:text-properties fo:color="#0000d4"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data-style-name="N5000">
      <style:table-cell-properties fo:background-color="#969696"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5000">
      <style:table-cell-properties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data-style-name="N50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5100">
      <style:table-cell-properties fo:background-color="#969696"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50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0" style:family="table-cell" style:parent-style-name="Default" style:data-style-name="N510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1" style:family="table-cell" style:parent-style-name="Default" style:data-style-name="N5100">
      <style:table-cell-properties fo:background-color="#0080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2" style:family="table-cell" style:parent-style-name="Default" style:data-style-name="N100">
      <style:table-cell-properties style:glyph-orientation-vertical="0" fo:background-color="#ffff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3"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4" style:family="table-cell" style:parent-style-name="Default" style:data-style-name="N100">
      <style:table-cell-properties style:glyph-orientation-vertical="0" fo:background-color="#00800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5"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1_5f_1_5f_1" style:base-cell-address="Instructions.F5"/>
      <style:map style:condition="cell-content()=[$Team_Status.$F9]" style:apply-style-name="Excel_5f_CondFormat_5f_1_5f_1_5f_2" style:base-cell-address="Instructions.F5"/>
      <style:map style:condition="cell-content()=[$Team_Status.$F8]" style:apply-style-name="Excel_5f_CondFormat_5f_1_5f_1_5f_3" style:base-cell-address="Instructions.F5"/>
    </style:style>
    <style:style style:name="ce26" style:family="table-cell" style:parent-style-name="Default" style:data-style-name="N5100">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delayed" style:apply-style-name="ConditionalStyle_5f_2" style:base-cell-address="Instructions.A1"/>
      <style:map style:condition="cell-content()='status'" style:apply-style-name="ConditionalStyle_5f_4" style:base-cell-address="Instructions.A1"/>
      <style:map style:condition="cell-content()=#NAME?[.$F4]" style:apply-style-name="ConditionalStyle_5f_6" style:base-cell-address="Instructions.A1"/>
    </style:style>
    <style:style style:name="ce27" style:family="table-cell" style:parent-style-name="Default" style:data-style-name="N5100">
      <style:table-cell-properties fo:background-color="#969696"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5100">
      <style:table-cell-properties fo:background-color="#ffcc99"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data-style-name="N5000">
      <style:table-cell-properties fo:background-color="#fcf305"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Default" style:data-style-name="N5000">
      <style:table-cell-properties fo:background-color="#ffcc99"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ackground-color="#ffcc99"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5000">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data-style-name="N5000">
      <style:table-cell-properties fo:background-color="#969696"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data-style-name="N500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ructions" table:style-name="ta1" table:print="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2"/>
          <table:table-cell table:style-name="ce2" office:value-type="string">
            <text:p>Using the Status tracker</text:p>
          </table:table-cell>
          <table:table-cell table:number-columns-repeated="1021"/>
        </table:table-row>
        <table:table-row table:style-name="ro2">
          <table:table-cell table:number-columns-repeated="1024"/>
        </table:table-row>
        <table:table-row table:style-name="ro3">
          <table:table-cell table:style-name="ce1" office:value-type="string">
            <text:p>At the end of each week, update the status of all activities completed during the week</text:p>
          </table:table-cell>
          <table:table-cell table:number-columns-repeated="1023"/>
        </table:table-row>
        <table:table-row table:style-name="ro3">
          <table:table-cell table:style-name="ce1" office:value-type="string">
            <text:p>The status tracker shown in this worksheet is an example tracker (values filled are during the middle of the week)</text:p>
          </table:table-cell>
          <table:table-cell table:number-columns-repeated="1023"/>
        </table:table-row>
        <table:table-row table:style-name="ro3">
          <table:table-cell table:style-name="ce1" office:value-type="string">
            <text:p>Fill in hours spent on each activity during the current week</text:p>
          </table:table-cell>
          <table:table-cell table:number-columns-repeated="1023"/>
        </table:table-row>
        <table:table-row table:style-name="ro3">
          <table:table-cell/>
          <table:table-cell table:style-name="ce1" office:value-type="string">
            <text:p>If 5 team members each spent an hour, that counts as 5 hours</text:p>
          </table:table-cell>
          <table:table-cell table:number-columns-repeated="1022"/>
        </table:table-row>
        <table:table-row table:style-name="ro3">
          <table:table-cell/>
          <table:table-cell table:style-name="ce1" office:value-type="string">
            <text:p>Fill in time for activities not fully completed ("ongoing") as well, then update these values during following weeks</text:p>
          </table:table-cell>
          <table:table-cell table:number-columns-repeated="1022"/>
        </table:table-row>
        <table:table-row table:style-name="ro3">
          <table:table-cell table:style-name="ce1" office:value-type="string">
            <text:p>During the planning phases, identify the activities to be done during each week</text:p>
          </table:table-cell>
          <table:table-cell table:number-columns-repeated="1023"/>
        </table:table-row>
        <table:table-row table:style-name="ro3">
          <table:table-cell table:style-name="ce1"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3">
          <table:table-cell table:style-name="ce1"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3">
          <table:table-cell table:style-name="ce1" office:value-type="string">
            <text:p>At the end of each week, plan ahead for the following week</text:p>
          </table:table-cell>
          <table:table-cell table:number-columns-repeated="1023"/>
        </table:table-row>
        <table:table-row table:style-name="ro3">
          <table:table-cell/>
          <table:table-cell table:style-name="ce1" office:value-type="string">
            <text:p>Identify people responsible for each activity</text:p>
          </table:table-cell>
          <table:table-cell table:number-columns-repeated="1022"/>
        </table:table-row>
        <table:table-row table:style-name="ro3">
          <table:table-cell/>
          <table:table-cell table:style-name="ce1"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1">
          <table:table-cell table:style-name="ce2" office:value-type="string">
            <text:p>TEAM NAME</text:p>
          </table:table-cell>
          <table:table-cell table:style-name="ce3" office:value-type="string">
            <text:p>Team 38</text:p>
          </table:table-cell>
          <table:table-cell table:number-columns-repeated="1022"/>
        </table:table-row>
        <table:table-row table:style-name="ro1">
          <table:table-cell table:style-name="ce2" office:value-type="string">
            <text:p>PROJECT NAME</text:p>
          </table:table-cell>
          <table:table-cell table:style-name="ce3" office:value-type="string">
            <text:p>Arithmetic Animator</text:p>
          </table:table-cell>
          <table:table-cell table:number-columns-repeated="1022"/>
        </table:table-row>
        <table:table-row table:style-name="ro4">
          <table:table-cell table:style-name="ce2" office:value-type="string">
            <text:p>PROJECT MENTOR</text:p>
          </table:table-cell>
          <table:table-cell table:style-name="ce3" office:value-type="string">
            <text:p>Dr. Sudhakar Pattagunta, Dr. Suresh Purini</text:p>
          </table:table-cell>
          <table:table-cell table:number-columns-repeated="1022"/>
        </table:table-row>
        <table:table-row table:style-name="ro4">
          <table:table-cell table:style-name="ce2" office:value-type="string">
            <text:p>TEAM MEMBERS</text:p>
          </table:table-cell>
          <table:table-cell table:style-name="ce3" office:value-type="string">
            <text:p>Arnav Sharma</text:p>
          </table:table-cell>
          <table:table-cell table:number-columns-repeated="1022"/>
        </table:table-row>
        <table:table-row table:style-name="ro5">
          <table:table-cell/>
          <table:table-cell table:style-name="ce3" office:value-type="string">
            <text:p>Sai Praneeth</text:p>
          </table:table-cell>
          <table:table-cell table:number-columns-repeated="1022"/>
        </table:table-row>
        <table:table-row table:style-name="ro1">
          <table:table-cell/>
          <table:table-cell table:style-name="ce3" office:value-type="string">
            <text:p>Somay Jain</text:p>
          </table:table-cell>
          <table:table-cell table:number-columns-repeated="1022"/>
        </table:table-row>
        <table:table-row table:style-name="ro5">
          <table:table-cell/>
          <table:table-cell table:style-name="ce3" office:value-type="string">
            <text:p>Sri Harsha</text:p>
          </table:table-cell>
          <table:table-cell table:number-columns-repeated="1022"/>
        </table:table-row>
        <table:table-row table:style-name="ro2">
          <table:table-cell/>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Team_Status" table:style-name="ta2"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number-columns-repeated="2" table:default-cell-style-name="Default"/>
        <table:table-column table:style-name="co3" table:number-columns-repeated="1015" table:default-cell-style-name="Default"/>
        <table:table-row table:style-name="ro1">
          <table:table-cell table:style-name="ce2" table:formula="of:=([$Instructions.A19])" office:value-type="string" office:string-value="TEAM NAME">
            <text:p>TEAM NAME</text:p>
          </table:table-cell>
          <table:table-cell table:style-name="ce9" table:formula="of:=([$Instructions.B19])" office:value-type="string" office:string-value="Team 38">
            <text:p>Team 38</text:p>
          </table:table-cell>
          <table:table-cell table:number-columns-repeated="1022"/>
        </table:table-row>
        <table:table-row table:style-name="ro1">
          <table:table-cell table:style-name="ce2" table:formula="of:=([$Instructions.A20])" office:value-type="string" office:string-value="PROJECT NAME">
            <text:p>PROJECT NAME</text:p>
          </table:table-cell>
          <table:table-cell table:style-name="ce9" table:formula="of:=([$Instructions.B20])" office:value-type="string" office:string-value="Arithmetic Animator">
            <text:p>Arithmetic Animator</text:p>
          </table:table-cell>
          <table:table-cell table:number-columns-repeated="1022"/>
        </table:table-row>
        <table:table-row table:style-name="ro1">
          <table:table-cell table:style-name="ce2" table:formula="of:=([$Instructions.A21])" office:value-type="string" office:string-value="PROJECT MENTOR">
            <text:p>PROJECT MENTOR</text:p>
          </table:table-cell>
          <table:table-cell table:style-name="ce9"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6">
          <table:table-cell table:style-name="ce4" office:value-type="string">
            <text:p>Activity Name</text:p>
          </table:table-cell>
          <table:table-cell table:style-name="ce4" office:value-type="string">
            <text:p>Type</text:p>
          </table:table-cell>
          <table:table-cell table:style-name="ce12" office:value-type="string">
            <text:p>Responsible</text:p>
          </table:table-cell>
          <table:table-cell table:style-name="ce17" office:value-type="string">
            <text:p>Estimated Team Hours</text:p>
          </table:table-cell>
          <table:table-cell table:style-name="ce17" office:value-type="string">
            <text:p>Actual Hours</text:p>
          </table:table-cell>
          <table:table-cell table:style-name="ce19" office:value-type="string">
            <text:p>Status</text:p>
          </table:table-cell>
          <table:table-cell table:style-name="ce4" office:value-type="string">
            <text:p>Comments</text:p>
          </table:table-cell>
          <table:table-cell table:style-name="ce28" office:value-type="string">
            <text:p>Estimation error</text:p>
          </table:table-cell>
          <table:table-cell table:style-name="ce28" office:value-type="string">
            <text:p>Estimation error %</text:p>
          </table:table-cell>
          <table:table-cell table:number-columns-repeated="1015"/>
        </table:table-row>
        <table:table-row table:style-name="ro7">
          <table:table-cell table:style-name="ce5" table:formula="of:=HYPERLINK(&quot;Instructions!A1&quot;;&quot;    See Instructions sheet for usage&quot;)" office:value-type="string" office:string-value="    See Instructions sheet for usage">
            <text:p><text:s text:c="4"/>See Instructions sheet for usage</text:p>
          </table:table-cell>
          <table:table-cell/>
          <table:table-cell table:style-name="ce13" table:number-columns-repeated="4"/>
          <table:table-cell/>
          <table:table-cell table:style-name="ce29" table:number-columns-repeated="2"/>
          <table:table-cell table:number-columns-repeated="1015"/>
        </table:table-row>
        <table:table-row table:style-name="ro3">
          <table:table-cell table:style-name="ce6" office:value-type="string">
            <text:p>Week 6 (sept 5- sept 11)</text:p>
          </table:table-cell>
          <table:table-cell table:style-name="ce10"/>
          <table:table-cell table:style-name="ce11"/>
          <table:table-cell table:number-columns-repeated="2" table:style-name="ce18"/>
          <table:table-cell table:style-name="ce18"/>
          <table:table-cell table:style-name="ce10"/>
          <table:table-cell table:style-name="ce30" table:formula="of:=IF(OR(([.D7]=&quot;&quot;);([.E7]=&quot;&quot;));&quot;&quot;;([.D7]-[.E7]))">
            <text:p/>
          </table:table-cell>
          <table:table-cell table:style-name="ce30" table:formula="of:=IF(OR(([.H7]=&quot;&quot;);([.E7]=0));&quot;&quot;;((ABS([.H7])/[.E7])*100))">
            <text:p/>
          </table:table-cell>
          <table:table-cell table:number-columns-repeated="1015"/>
        </table:table-row>
        <table:table-row table:style-name="ro8">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1">
            <text:p>1</text:p>
          </table:table-cell>
          <table:table-cell table:style-name="ce14" office:value-type="float" office:value="0.5">
            <text:p>0.5</text:p>
          </table:table-cell>
          <table:table-cell table:style-name="ce20" office:value-type="string">
            <text:p>Ongoing</text:p>
          </table:table-cell>
          <table:table-cell/>
          <table:table-cell table:style-name="ce30" table:formula="of:=IF(OR(([.D8]=&quot;&quot;);([.E8]=&quot;&quot;));&quot;&quot;;([.D8]-[.E8]))" office:value-type="float" office:value="0.5">
            <text:p>0.5</text:p>
          </table:table-cell>
          <table:table-cell table:style-name="ce30" table:formula="of:=IF(OR(([.H8]=&quot;&quot;);([.E8]=0));&quot;&quot;;((ABS([.H8])/[.E8])*100))" office:value-type="float" office:value="100">
            <text:p>100</text:p>
          </table:table-cell>
          <table:table-cell table:number-columns-repeated="1015"/>
        </table:table-row>
        <table:table-row table:style-name="ro8">
          <table:table-cell table:style-name="ce1" office:value-type="string">
            <text:p>Meeting with Project Mentor</text:p>
          </table:table-cell>
          <table:table-cell table:style-name="ce1" office:value-type="string">
            <text:p>Requirements</text:p>
          </table:table-cell>
          <table:table-cell table:style-name="ce14" office:value-type="string">
            <text:p>Arnav</text:p>
          </table:table-cell>
          <table:table-cell table:number-columns-repeated="2" table:style-name="ce14" office:value-type="float" office:value="2">
            <text:p>2</text:p>
          </table:table-cell>
          <table:table-cell table:style-name="ce21" office:value-type="string">
            <text:p>Done</text:p>
          </table:table-cell>
          <table:table-cell/>
          <table:table-cell table:style-name="ce30" table:formula="of:=IF(OR(([.D9]=&quot;&quot;);([.E9]=&quot;&quot;));&quot;&quot;;([.D9]-[.E9]))" office:value-type="float" office:value="0">
            <text:p>0</text:p>
          </table:table-cell>
          <table:table-cell table:style-name="ce30" table:formula="of:=IF(OR(([.H9]=&quot;&quot;);([.E9]=0));&quot;&quot;;((ABS([.H9])/[.E9])*100))" office:value-type="float" office:value="0">
            <text:p>0</text:p>
          </table:table-cell>
          <table:table-cell table:number-columns-repeated="1015"/>
        </table:table-row>
        <table:table-row table:style-name="ro8">
          <table:table-cell table:style-name="ce7" office:value-type="string">
            <text:p>Decide on technology to be used</text:p>
          </table:table-cell>
          <table:table-cell table:style-name="ce1" office:value-type="string">
            <text:p>Requirements</text:p>
          </table:table-cell>
          <table:table-cell table:style-name="ce14" office:value-type="string">
            <text:p>Somay</text:p>
          </table:table-cell>
          <table:table-cell table:style-name="ce14" office:value-type="float" office:value="1">
            <text:p>1</text:p>
          </table:table-cell>
          <table:table-cell table:style-name="ce14" office:value-type="float" office:value="2">
            <text:p>2</text:p>
          </table:table-cell>
          <table:table-cell table:style-name="ce21" office:value-type="string">
            <text:p>Done</text:p>
          </table:table-cell>
          <table:table-cell/>
          <table:table-cell table:style-name="ce30" table:formula="of:=IF(OR(([.D10]=&quot;&quot;);([.E10]=&quot;&quot;));&quot;&quot;;([.D10]-[.E10]))" office:value-type="float" office:value="-1">
            <text:p>-1</text:p>
          </table:table-cell>
          <table:table-cell table:style-name="ce30" table:formula="of:=IF(OR(([.H10]=&quot;&quot;);([.E10]=0));&quot;&quot;;((ABS([.H10])/[.E10])*100))" office:value-type="float" office:value="50">
            <text:p>50</text:p>
          </table:table-cell>
          <table:table-cell table:number-columns-repeated="1015"/>
        </table:table-row>
        <table:table-row table:style-name="ro8">
          <table:table-cell table:style-name="ce1" office:value-type="string">
            <text:p>Project synopsis writeup</text:p>
          </table:table-cell>
          <table:table-cell table:style-name="ce1" office:value-type="string">
            <text:p>Documentation</text:p>
          </table:table-cell>
          <table:table-cell table:style-name="ce14" office:value-type="string">
            <text:p>Arnav</text:p>
          </table:table-cell>
          <table:table-cell table:number-columns-repeated="2" table:style-name="ce14" office:value-type="float" office:value="1">
            <text:p>1</text:p>
          </table:table-cell>
          <table:table-cell table:style-name="ce21" office:value-type="string">
            <text:p>Done</text:p>
          </table:table-cell>
          <table:table-cell/>
          <table:table-cell table:style-name="ce30" table:formula="of:=IF(OR(([.D11]=&quot;&quot;);([.E11]=&quot;&quot;));&quot;&quot;;([.D11]-[.E11]))" office:value-type="float" office:value="0">
            <text:p>0</text:p>
          </table:table-cell>
          <table:table-cell table:style-name="ce30" table:formula="of:=IF(OR(([.H11]=&quot;&quot;);([.E11]=0));&quot;&quot;;((ABS([.H11])/[.E11])*100))" office:value-type="float" office:value="0">
            <text:p>0</text:p>
          </table:table-cell>
          <table:table-cell table:number-columns-repeated="1015"/>
        </table:table-row>
        <table:table-row table:style-name="ro8">
          <table:table-cell table:style-name="ce1" office:value-type="string">
            <text:p>Team Meeting</text:p>
          </table:table-cell>
          <table:table-cell table:style-name="ce1" office:value-type="string">
            <text:p>Coordination</text:p>
          </table:table-cell>
          <table:table-cell table:style-name="ce14" office:value-type="string">
            <text:p>Sri Harsha</text:p>
          </table:table-cell>
          <table:table-cell table:number-columns-repeated="2" table:style-name="ce14" office:value-type="float" office:value="1">
            <text:p>1</text:p>
          </table:table-cell>
          <table:table-cell table:style-name="ce21" office:value-type="string">
            <text:p>Done</text:p>
          </table:table-cell>
          <table:table-cell/>
          <table:table-cell table:style-name="ce30" table:formula="of:=IF(OR(([.D12]=&quot;&quot;);([.E12]=&quot;&quot;));&quot;&quot;;([.D12]-[.E12]))" office:value-type="float" office:value="0">
            <text:p>0</text:p>
          </table:table-cell>
          <table:table-cell table:style-name="ce30" table:formula="of:=IF(OR(([.H12]=&quot;&quot;);([.E12]=0));&quot;&quot;;((ABS([.H12])/[.E12])*100))" office:value-type="float" office:value="0">
            <text:p>0</text:p>
          </table:table-cell>
          <table:table-cell table:number-columns-repeated="1015"/>
        </table:table-row>
        <table:table-row table:style-name="ro8">
          <table:table-cell table:style-name="ce1" office:value-type="string">
            <text:p>Status tracker</text:p>
          </table:table-cell>
          <table:table-cell table:style-name="ce1" office:value-type="string">
            <text:p>Documentation</text:p>
          </table:table-cell>
          <table:table-cell table:style-name="ce14" office:value-type="string">
            <text:p>Somay</text:p>
          </table:table-cell>
          <table:table-cell table:style-name="ce14" office:value-type="float" office:value="0.5">
            <text:p>0.5</text:p>
          </table:table-cell>
          <table:table-cell table:style-name="ce14" office:value-type="float" office:value="0.3">
            <text:p>0.3</text:p>
          </table:table-cell>
          <table:table-cell table:style-name="ce21" office:value-type="string">
            <text:p>Done</text:p>
          </table:table-cell>
          <table:table-cell/>
          <table:table-cell table:style-name="ce30" table:formula="of:=IF(OR(([.D13]=&quot;&quot;);([.E13]=&quot;&quot;));&quot;&quot;;([.D13]-[.E13]))" office:value-type="float" office:value="0.2">
            <text:p>0.2</text:p>
          </table:table-cell>
          <table:table-cell table:style-name="ce30" table:formula="of:=IF(OR(([.H13]=&quot;&quot;);([.E13]=0));&quot;&quot;;((ABS([.H13])/[.E13])*100))" office:value-type="float" office:value="66.6666666666666">
            <text:p>66.6666666667</text:p>
          </table:table-cell>
          <table:table-cell table:number-columns-repeated="1015"/>
        </table:table-row>
        <table:table-row table:style-name="ro3">
          <table:table-cell table:style-name="ce6" office:value-type="string">
            <text:p>Week 7 (sept 12 - sept <text:s/>18)</text:p>
          </table:table-cell>
          <table:table-cell table:style-name="ce11" table:number-columns-repeated="2"/>
          <table:table-cell table:number-columns-repeated="2" table:style-name="ce11"/>
          <table:table-cell table:style-name="ce11"/>
          <table:table-cell/>
          <table:table-cell table:style-name="ce30" table:formula="of:=IF(OR(([.D14]=&quot;&quot;);([.E14]=&quot;&quot;));&quot;&quot;;([.D14]-[.E14]))">
            <text:p/>
          </table:table-cell>
          <table:table-cell table:style-name="ce30" table:formula="of:=IF(OR(([.H14]=&quot;&quot;);([.E14]=0));&quot;&quot;;((ABS([.H14])/[.E14])*100))">
            <text:p/>
          </table:table-cell>
          <table:table-cell table:number-columns-repeated="1015"/>
        </table:table-row>
        <table:table-row table:style-name="ro8">
          <table:table-cell table:style-name="ce1" office:value-type="string">
            <text:p>Learn Javascript</text:p>
          </table:table-cell>
          <table:table-cell table:style-name="ce1" office:value-type="string">
            <text:p>Preparation</text:p>
          </table:table-cell>
          <table:table-cell table:style-name="ce14" office:value-type="string">
            <text:p>Sri Harsha, Sai Praneeth</text:p>
          </table:table-cell>
          <table:table-cell table:style-name="ce14" office:value-type="float" office:value="6">
            <text:p>6</text:p>
          </table:table-cell>
          <table:table-cell office:value-type="float" office:value="6">
            <text:p>6</text:p>
          </table:table-cell>
          <table:table-cell table:style-name="ce20" office:value-type="string">
            <text:p>Planned</text:p>
          </table:table-cell>
          <table:table-cell table:style-name="ce1" office:value-type="string">
            <text:p>Learn Syntax</text:p>
          </table:table-cell>
          <table:table-cell table:style-name="ce30" table:formula="of:=IF(OR(([.D15]=&quot;&quot;);([.E15]=&quot;&quot;));&quot;&quot;;([.D15]-[.E15]))" office:value-type="float" office:value="0">
            <text:p>0</text:p>
          </table:table-cell>
          <table:table-cell table:style-name="ce30" table:formula="of:=IF(OR(([.H15]=&quot;&quot;);([.E15]=0));&quot;&quot;;((ABS([.H15])/[.E15])*100))" office:value-type="float" office:value="0">
            <text:p>0</text:p>
          </table:table-cell>
          <table:table-cell table:number-columns-repeated="1015"/>
        </table:table-row>
        <table:table-row table:style-name="ro8">
          <table:table-cell table:style-name="ce1" office:value-type="string">
            <text:p>Make a elementary app using animations(2)</text:p>
          </table:table-cell>
          <table:table-cell table:style-name="ce1" office:value-type="string">
            <text:p>Development</text:p>
          </table:table-cell>
          <table:table-cell table:style-name="ce14" office:value-type="string">
            <text:p>Sri Harsha, Sai Praneeth</text:p>
          </table:table-cell>
          <table:table-cell table:style-name="ce14" office:value-type="float" office:value="12">
            <text:p>12</text:p>
          </table:table-cell>
          <table:table-cell office:value-type="float" office:value="10">
            <text:p>10</text:p>
          </table:table-cell>
          <table:table-cell table:style-name="ce20" office:value-type="string">
            <text:p>Planned</text:p>
          </table:table-cell>
          <table:table-cell table:style-name="ce1" office:value-type="string">
            <text:p>Using Javascript. Aim : Comfort with Javascript</text:p>
          </table:table-cell>
          <table:table-cell table:style-name="ce30" table:number-columns-repeated="2"/>
          <table:table-cell table:number-columns-repeated="1015"/>
        </table:table-row>
        <table:table-row table:style-name="ro8">
          <table:table-cell table:style-name="ce1" office:value-type="string">
            <text:p>Learn HTML5, CSS3</text:p>
          </table:table-cell>
          <table:table-cell table:style-name="ce1" office:value-type="string">
            <text:p>Preparation</text:p>
          </table:table-cell>
          <table:table-cell table:style-name="ce14" office:value-type="string">
            <text:p>Arnav, Somay</text:p>
          </table:table-cell>
          <table:table-cell table:style-name="ce14" office:value-type="float" office:value="6">
            <text:p>6</text:p>
          </table:table-cell>
          <table:table-cell office:value-type="float" office:value="6">
            <text:p>6</text:p>
          </table:table-cell>
          <table:table-cell table:style-name="ce20" office:value-type="string">
            <text:p>Planned</text:p>
          </table:table-cell>
          <table:table-cell table:style-name="ce1" office:value-type="string">
            <text:p>Learn Syntax</text:p>
          </table:table-cell>
          <table:table-cell table:style-name="ce30" table:number-columns-repeated="2"/>
          <table:table-cell table:number-columns-repeated="1015"/>
        </table:table-row>
        <table:table-row table:style-name="ro8">
          <table:table-cell table:style-name="ce1" office:value-type="string">
            <text:p>Make a elementary app using animations(1)</text:p>
          </table:table-cell>
          <table:table-cell table:style-name="ce1" office:value-type="string">
            <text:p>Development</text:p>
          </table:table-cell>
          <table:table-cell table:style-name="ce14" office:value-type="string">
            <text:p>Somay, Arnav</text:p>
          </table:table-cell>
          <table:table-cell table:style-name="ce14" office:value-type="float" office:value="12">
            <text:p>12</text:p>
          </table:table-cell>
          <table:table-cell office:value-type="float" office:value="10">
            <text:p>10</text:p>
          </table:table-cell>
          <table:table-cell table:style-name="ce20" office:value-type="string">
            <text:p>Planned</text:p>
          </table:table-cell>
          <table:table-cell table:style-name="ce1" office:value-type="string">
            <text:p>Using HTML5 Canvas. Aim : Comfort with HTML5</text:p>
          </table:table-cell>
          <table:table-cell table:style-name="ce30" table:number-columns-repeated="2"/>
          <table:table-cell table:number-columns-repeated="1015"/>
        </table:table-row>
        <table:table-row table:style-name="ro8">
          <table:table-cell table:style-name="ce1" office:value-type="string">
            <text:p>Role Preferences</text:p>
          </table:table-cell>
          <table:table-cell table:style-name="ce1" office:value-type="string">
            <text:p>Coordination</text:p>
          </table:table-cell>
          <table:table-cell table:style-name="ce14" office:value-type="string">
            <text:p>Sai Praneeth</text:p>
          </table:table-cell>
          <table:table-cell table:style-name="ce14" office:value-type="float" office:value="0.5">
            <text:p>0.5</text:p>
          </table:table-cell>
          <table:table-cell office:value-type="float" office:value="1">
            <text:p>1</text:p>
          </table:table-cell>
          <table:table-cell table:style-name="ce21" office:value-type="string">
            <text:p>Done</text:p>
          </table:table-cell>
          <table:table-cell/>
          <table:table-cell table:style-name="ce30" table:formula="of:=IF(OR(([.D19]=&quot;&quot;);([.E19]=&quot;&quot;));&quot;&quot;;([.D19]-[.E19]))" office:value-type="float" office:value="-0.5">
            <text:p>-0.5</text:p>
          </table:table-cell>
          <table:table-cell table:style-name="ce30" table:formula="of:=IF(OR(([.H19]=&quot;&quot;);([.E19]=0));&quot;&quot;;((ABS([.H19])/[.E19])*100))" office:value-type="float" office:value="50">
            <text:p>50</text:p>
          </table:table-cell>
          <table:table-cell table:number-columns-repeated="1015"/>
        </table:table-row>
        <table:table-row table:style-name="ro8">
          <table:table-cell table:style-name="ce1" office:value-type="string">
            <text:p>Study Capability of PhoneGap/Titanium</text:p>
          </table:table-cell>
          <table:table-cell table:style-name="ce1" office:value-type="string">
            <text:p>Requirements</text:p>
          </table:table-cell>
          <table:table-cell table:style-name="ce14" office:value-type="string">
            <text:p>Arnav</text:p>
          </table:table-cell>
          <table:table-cell table:style-name="ce14" office:value-type="float" office:value="3">
            <text:p>3</text:p>
          </table:table-cell>
          <table:table-cell office:value-type="float" office:value="4">
            <text:p>4</text:p>
          </table:table-cell>
          <table:table-cell table:style-name="ce21" office:value-type="string">
            <text:p>Done</text:p>
          </table:table-cell>
          <table:table-cell/>
          <table:table-cell table:style-name="ce30" table:formula="of:=IF(OR(([.D20]=&quot;&quot;);([.E20]=&quot;&quot;));&quot;&quot;;([.D20]-[.E20]))" office:value-type="float" office:value="-1">
            <text:p>-1</text:p>
          </table:table-cell>
          <table:table-cell table:style-name="ce30" table:formula="of:=IF(OR(([.H20]=&quot;&quot;);([.E20]=0));&quot;&quot;;((ABS([.H20])/[.E20])*100))" office:value-type="float" office:value="25">
            <text:p>25</text:p>
          </table:table-cell>
          <table:table-cell table:number-columns-repeated="1015"/>
        </table:table-row>
        <table:table-row table:style-name="ro8">
          <table:table-cell table:style-name="ce1" office:value-type="string">
            <text:p>Project Plan</text:p>
          </table:table-cell>
          <table:table-cell table:style-name="ce1" office:value-type="string">
            <text:p>Documentation</text:p>
          </table:table-cell>
          <table:table-cell table:style-name="ce14" office:value-type="string">
            <text:p>Somay</text:p>
          </table:table-cell>
          <table:table-cell table:style-name="ce14" office:value-type="float" office:value="4">
            <text:p>4</text:p>
          </table:table-cell>
          <table:table-cell office:value-type="float" office:value="5">
            <text:p>5</text:p>
          </table:table-cell>
          <table:table-cell table:style-name="ce21" office:value-type="string">
            <text:p>Done</text:p>
          </table:table-cell>
          <table:table-cell table:style-name="ce1" office:value-type="string">
            <text:p>Decide Project Modules(Abstractions) to be implementerd</text:p>
          </table:table-cell>
          <table:table-cell table:style-name="ce30" table:formula="of:=IF(OR(([.D21]=&quot;&quot;);([.E21]=&quot;&quot;));&quot;&quot;;([.D21]-[.E21]))" office:value-type="float" office:value="-1">
            <text:p>-1</text:p>
          </table:table-cell>
          <table:table-cell table:style-name="ce30" table:formula="of:=IF(OR(([.H21]=&quot;&quot;);([.E21]=0));&quot;&quot;;((ABS([.H21])/[.E21])*100))" office:value-type="float" office:value="20">
            <text:p>20</text:p>
          </table:table-cell>
          <table:table-cell table:number-columns-repeated="1015"/>
        </table:table-row>
        <table:table-row table:style-name="ro8">
          <table:table-cell table:style-name="ce1" office:value-type="string">
            <text:p>SVN Repository setup</text:p>
          </table:table-cell>
          <table:table-cell table:style-name="ce1" office:value-type="string">
            <text:p>Preparation</text:p>
          </table:table-cell>
          <table:table-cell table:style-name="ce14" office:value-type="string">
            <text:p>Sri Harsha</text:p>
          </table:table-cell>
          <table:table-cell table:style-name="ce14" office:value-type="float" office:value="1">
            <text:p>1</text:p>
          </table:table-cell>
          <table:table-cell/>
          <table:table-cell table:style-name="ce20" office:value-type="string">
            <text:p>Planned</text:p>
          </table:table-cell>
          <table:table-cell/>
          <table:table-cell table:style-name="ce30" table:number-columns-repeated="2"/>
          <table:table-cell table:number-columns-repeated="1015"/>
        </table:table-row>
        <table:table-row table:style-name="ro8">
          <table:table-cell table:style-name="ce1" office:value-type="string">
            <text:p>UI Design</text:p>
          </table:table-cell>
          <table:table-cell table:style-name="ce1" office:value-type="string">
            <text:p>Design</text:p>
          </table:table-cell>
          <table:table-cell table:style-name="ce1" office:value-type="string">
            <text:p>Arnav, Somay</text:p>
          </table:table-cell>
          <table:table-cell table:style-name="ce14" office:value-type="float" office:value="1">
            <text:p>1</text:p>
          </table:table-cell>
          <table:table-cell office:value-type="float" office:value="1">
            <text:p>1</text:p>
          </table:table-cell>
          <table:table-cell table:style-name="ce21" office:value-type="string">
            <text:p>Done</text:p>
          </table:table-cell>
          <table:table-cell table:style-name="ce1" office:value-type="string">
            <text:p>Sketching on Paper</text:p>
          </table:table-cell>
          <table:table-cell table:style-name="ce30" table:formula="of:=IF(OR(([.D23]=&quot;&quot;);([.E23]=&quot;&quot;));&quot;&quot;;([.D23]-[.E23]))" office:value-type="float" office:value="0">
            <text:p>0</text:p>
          </table:table-cell>
          <table:table-cell table:style-name="ce30" table:formula="of:=IF(OR(([.H23]=&quot;&quot;);([.E23]=0));&quot;&quot;;((ABS([.H23])/[.E23])*100))" office:value-type="float" office:value="0">
            <text:p>0</text:p>
          </table:table-cell>
          <table:table-cell table:number-columns-repeated="1015"/>
        </table:table-row>
        <table:table-row table:style-name="ro3">
          <table:table-cell table:style-name="ce6" office:value-type="string">
            <text:p>Week 8 (sept 19 - sept 25)</text:p>
          </table:table-cell>
          <table:table-cell table:style-name="ce11" table:number-columns-repeated="2"/>
          <table:table-cell table:number-columns-repeated="2" table:style-name="ce11"/>
          <table:table-cell table:style-name="ce11"/>
          <table:table-cell/>
          <table:table-cell table:style-name="ce30" table:formula="of:=IF(OR(([.D24]=&quot;&quot;);([.E24]=&quot;&quot;));&quot;&quot;;([.D24]-[.E24]))">
            <text:p/>
          </table:table-cell>
          <table:table-cell table:style-name="ce30" table:formula="of:=IF(OR(([.H24]=&quot;&quot;);([.E24]=0));&quot;&quot;;((ABS([.H24])/[.E24])*100))">
            <text:p/>
          </table:table-cell>
          <table:table-cell table:number-columns-repeated="1015"/>
        </table:table-row>
        <table:table-row table:style-name="ro8">
          <table:table-cell table:style-name="ce8" office:value-type="string">
            <text:p>Learn Javascript</text:p>
          </table:table-cell>
          <table:table-cell table:style-name="ce8" office:value-type="string">
            <text:p>Preparation</text:p>
          </table:table-cell>
          <table:table-cell table:style-name="ce15" office:value-type="string">
            <text:p>Sri Harsha, Sai Praneeth</text:p>
          </table:table-cell>
          <table:table-cell table:style-name="ce15" office:value-type="float" office:value="6">
            <text:p>6</text:p>
          </table:table-cell>
          <table:table-cell office:value-type="float" office:value="4">
            <text:p>4</text:p>
          </table:table-cell>
          <table:table-cell table:style-name="ce22" office:value-type="string">
            <text:p>Ongoing</text:p>
          </table:table-cell>
          <table:table-cell table:style-name="ce8" office:value-type="string">
            <text:p>Learn Syntax (Phase 2)</text:p>
          </table:table-cell>
          <table:table-cell table:style-name="ce31" table:formula="of:=IF(OR(([.D25]=&quot;&quot;);([.E25]=&quot;&quot;));&quot;&quot;;([.D25]-[.E25]))" office:value-type="float" office:value="2">
            <text:p>2</text:p>
          </table:table-cell>
          <table:table-cell table:style-name="ce31" table:formula="of:=IF(OR(([.H25]=&quot;&quot;);([.E25]=0));&quot;&quot;;((ABS([.H25])/[.E25])*100))" office:value-type="float" office:value="50">
            <text:p>50</text:p>
          </table:table-cell>
          <table:table-cell table:number-columns-repeated="1015"/>
        </table:table-row>
        <table:table-row table:style-name="ro3">
          <table:table-cell table:style-name="ce8" office:value-type="string">
            <text:p>Make a elementary app using animations(2)</text:p>
          </table:table-cell>
          <table:table-cell table:style-name="ce8" office:value-type="string">
            <text:p>Development</text:p>
          </table:table-cell>
          <table:table-cell table:style-name="ce15" office:value-type="string">
            <text:p>Sri Harsha, Sai Praneeth</text:p>
          </table:table-cell>
          <table:table-cell table:style-name="ce15" office:value-type="float" office:value="12">
            <text:p>12</text:p>
          </table:table-cell>
          <table:table-cell office:value-type="float" office:value="9">
            <text:p>9</text:p>
          </table:table-cell>
          <table:table-cell table:style-name="ce23"/>
          <table:table-cell table:style-name="ce8" office:value-type="string">
            <text:p>Using Javascript. Aim : Comfort with Javascript (Phase2)</text:p>
          </table:table-cell>
          <table:table-cell table:style-name="ce31" table:formula="of:=IF(OR(([.D26]=&quot;&quot;);([.E26]=&quot;&quot;));&quot;&quot;;([.D26]-[.E26]))" office:value-type="float" office:value="3">
            <text:p>3</text:p>
          </table:table-cell>
          <table:table-cell table:style-name="ce31" table:formula="of:=IF(OR(([.H26]=&quot;&quot;);([.E26]=0));&quot;&quot;;((ABS([.H26])/[.E26])*100))" office:value-type="float" office:value="33.3333333333333">
            <text:p>33.3333333333</text:p>
          </table:table-cell>
          <table:table-cell table:number-columns-repeated="1015"/>
        </table:table-row>
        <table:table-row table:style-name="ro8">
          <table:table-cell table:style-name="ce8" office:value-type="string">
            <text:p>Learn HTML5, CSS3</text:p>
          </table:table-cell>
          <table:table-cell table:style-name="ce8" office:value-type="string">
            <text:p>Preparation</text:p>
          </table:table-cell>
          <table:table-cell table:style-name="ce15" office:value-type="string">
            <text:p>Arnav, Somay</text:p>
          </table:table-cell>
          <table:table-cell table:style-name="ce15" office:value-type="float" office:value="6">
            <text:p>6</text:p>
          </table:table-cell>
          <table:table-cell office:value-type="float" office:value="8">
            <text:p>8</text:p>
          </table:table-cell>
          <table:table-cell table:style-name="ce23" office:value-type="string">
            <text:p>Done</text:p>
          </table:table-cell>
          <table:table-cell table:style-name="ce8" office:value-type="string">
            <text:p>Learn Syntax <text:span text:style-name="T1">(Phase2)</text:span></text:p>
          </table:table-cell>
          <table:table-cell table:style-name="ce31" table:formula="of:=IF(OR(([.D27]=&quot;&quot;);([.E27]=&quot;&quot;));&quot;&quot;;([.D27]-[.E27]))" office:value-type="float" office:value="-2">
            <text:p>-2</text:p>
          </table:table-cell>
          <table:table-cell table:style-name="ce31" table:formula="of:=IF(OR(([.H27]=&quot;&quot;);([.E27]=0));&quot;&quot;;((ABS([.H27])/[.E27])*100))" office:value-type="float" office:value="25">
            <text:p>25</text:p>
          </table:table-cell>
          <table:table-cell table:number-columns-repeated="1015"/>
        </table:table-row>
        <table:table-row table:style-name="ro8">
          <table:table-cell table:style-name="ce8" office:value-type="string">
            <text:p>Make a elementary app using animations(1)</text:p>
          </table:table-cell>
          <table:table-cell table:style-name="ce8" office:value-type="string">
            <text:p>Development</text:p>
          </table:table-cell>
          <table:table-cell table:style-name="ce15" office:value-type="string">
            <text:p>Somay, Arnav</text:p>
          </table:table-cell>
          <table:table-cell table:style-name="ce15" office:value-type="float" office:value="12">
            <text:p>12</text:p>
          </table:table-cell>
          <table:table-cell office:value-type="float" office:value="14">
            <text:p>14</text:p>
          </table:table-cell>
          <table:table-cell table:style-name="ce24" office:value-type="string">
            <text:p>Done</text:p>
          </table:table-cell>
          <table:table-cell table:style-name="ce8" office:value-type="string">
            <text:p>Using HTML5 Canvas. Aim : Comfort with HTML5 <text:span text:style-name="T1">(Phase2)</text:span></text:p>
          </table:table-cell>
          <table:table-cell table:style-name="ce31" table:formula="of:=IF(OR(([.D28]=&quot;&quot;);([.E28]=&quot;&quot;));&quot;&quot;;([.D28]-[.E28]))" office:value-type="float" office:value="-2">
            <text:p>-2</text:p>
          </table:table-cell>
          <table:table-cell table:style-name="ce31" table:formula="of:=IF(OR(([.H28]=&quot;&quot;);([.E28]=0));&quot;&quot;;((ABS([.H28])/[.E28])*100))" office:value-type="float" office:value="14.2857142857143">
            <text:p>14.2857142857</text:p>
          </table:table-cell>
          <table:table-cell table:number-columns-repeated="1015"/>
        </table:table-row>
        <table:table-row table:style-name="ro8">
          <table:table-cell table:style-name="ce8" office:value-type="string">
            <text:p>Start Towards Actual Product Development</text:p>
          </table:table-cell>
          <table:table-cell table:style-name="ce8" office:value-type="string">
            <text:p>Development</text:p>
          </table:table-cell>
          <table:table-cell table:style-name="ce15" office:value-type="string">
            <text:p>Somay, Arnav, Harsha, Sai Praneeth</text:p>
          </table:table-cell>
          <table:table-cell table:style-name="ce15" office:value-type="float" office:value="6">
            <text:p>6</text:p>
          </table:table-cell>
          <table:table-cell office:value-type="float" office:value="4">
            <text:p>4</text:p>
          </table:table-cell>
          <table:table-cell table:style-name="ce23" office:value-type="string">
            <text:p>Done</text:p>
          </table:table-cell>
          <table:table-cell table:style-name="ce8"/>
          <table:table-cell table:style-name="ce31"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9">
          <table:table-cell/>
          <table:table-cell table:style-name="ce8"/>
          <table:table-cell table:style-name="ce16"/>
          <table:table-cell table:number-columns-repeated="2"/>
          <table:table-cell table:style-name="ce25"/>
          <table:table-cell/>
          <table:table-cell table:style-name="ce31" table:number-columns-repeated="2"/>
          <table:table-cell table:number-columns-repeated="1015"/>
        </table:table-row>
        <table:table-row table:style-name="ro9">
          <table:table-cell/>
          <table:table-cell table:number-columns-repeated="4"/>
          <table:table-cell table:style-name="ce22"/>
          <table:table-cell/>
          <table:table-cell table:style-name="ce31" table:number-columns-repeated="2"/>
          <table:table-cell table:number-columns-repeated="1015"/>
        </table:table-row>
        <table:table-row table:style-name="ro9">
          <table:table-cell/>
          <table:table-cell table:number-columns-repeated="4"/>
          <table:table-cell table:style-name="ce23"/>
          <table:table-cell/>
          <table:table-cell table:style-name="ce31" table:number-columns-repeated="2"/>
          <table:table-cell table:number-columns-repeated="1015"/>
        </table:table-row>
        <table:table-row table:style-name="ro9">
          <table:table-cell/>
          <table:table-cell table:number-columns-repeated="4"/>
          <table:table-cell table:style-name="ce25"/>
          <table:table-cell/>
          <table:table-cell table:style-name="ce31"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9">
          <table:table-cell/>
          <table:table-cell table:number-columns-repeated="4"/>
          <table:table-cell table:style-name="ce23"/>
          <table:table-cell/>
          <table:table-cell table:style-name="ce31"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style-name="ce6"/>
          <table:table-cell table:style-name="ce11" table:number-columns-repeated="5"/>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style-name="ce6"/>
          <table:table-cell table:style-name="ce10"/>
          <table:table-cell table:style-name="ce11" table:number-columns-repeated="3"/>
          <table:table-cell table:style-name="ce27"/>
          <table:table-cell table:style-name="ce10"/>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1"/>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table-cell/>
          <table:table-cell table:number-columns-repeated="4"/>
          <table:table-cell table:style-name="ce26"/>
          <table:table-cell/>
          <table:table-cell table:style-name="ce30" table:number-columns-repeated="2"/>
          <table:table-cell table:number-columns-repeated="1015"/>
        </table:table-row>
        <table:table-row table:style-name="ro3" table:number-rows-repeated="3">
          <table:table-cell table:number-columns-repeated="5"/>
          <table:table-cell table:style-name="ce20"/>
          <table:table-cell/>
          <table:table-cell table:style-name="ce30" table:number-columns-repeated="2"/>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0]=&quot;&quot;);([.E80]=&quot;&quot;));&quot;&quot;;([.D80]-[.E80]))">
            <text:p/>
          </table:table-cell>
          <table:table-cell table:style-name="ce30" table:formula="of:=IF(OR(([.H80]=&quot;&quot;);([.E80]=0));&quot;&quot;;((ABS([.H80])/[.E8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1]=&quot;&quot;);([.E81]=&quot;&quot;));&quot;&quot;;([.D81]-[.E81]))">
            <text:p/>
          </table:table-cell>
          <table:table-cell table:style-name="ce30" table:formula="of:=IF(OR(([.H81]=&quot;&quot;);([.E81]=0));&quot;&quot;;((ABS([.H81])/[.E8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2]=&quot;&quot;);([.E82]=&quot;&quot;));&quot;&quot;;([.D82]-[.E82]))">
            <text:p/>
          </table:table-cell>
          <table:table-cell table:style-name="ce30" table:formula="of:=IF(OR(([.H82]=&quot;&quot;);([.E82]=0));&quot;&quot;;((ABS([.H82])/[.E8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3]=&quot;&quot;);([.E83]=&quot;&quot;));&quot;&quot;;([.D83]-[.E83]))">
            <text:p/>
          </table:table-cell>
          <table:table-cell table:style-name="ce30" table:formula="of:=IF(OR(([.H83]=&quot;&quot;);([.E83]=0));&quot;&quot;;((ABS([.H83])/[.E8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84]=&quot;&quot;);([.E84]=&quot;&quot;));&quot;&quot;;([.D84]-[.E84]))">
            <text:p/>
          </table:table-cell>
          <table:table-cell table:style-name="ce30" table:formula="of:=IF(OR(([.H84]=&quot;&quot;);([.E84]=0));&quot;&quot;;((ABS([.H84])/[.E8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5]=&quot;&quot;);([.E85]=&quot;&quot;));&quot;&quot;;([.D85]-[.E85]))">
            <text:p/>
          </table:table-cell>
          <table:table-cell table:style-name="ce30" table:formula="of:=IF(OR(([.H85]=&quot;&quot;);([.E85]=0));&quot;&quot;;((ABS([.H85])/[.E8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6]=&quot;&quot;);([.E86]=&quot;&quot;));&quot;&quot;;([.D86]-[.E86]))">
            <text:p/>
          </table:table-cell>
          <table:table-cell table:style-name="ce30" table:formula="of:=IF(OR(([.H86]=&quot;&quot;);([.E86]=0));&quot;&quot;;((ABS([.H86])/[.E8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7]=&quot;&quot;);([.E87]=&quot;&quot;));&quot;&quot;;([.D87]-[.E87]))">
            <text:p/>
          </table:table-cell>
          <table:table-cell table:style-name="ce30" table:formula="of:=IF(OR(([.H87]=&quot;&quot;);([.E87]=0));&quot;&quot;;((ABS([.H87])/[.E8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8]=&quot;&quot;);([.E88]=&quot;&quot;));&quot;&quot;;([.D88]-[.E88]))">
            <text:p/>
          </table:table-cell>
          <table:table-cell table:style-name="ce30" table:formula="of:=IF(OR(([.H88]=&quot;&quot;);([.E88]=0));&quot;&quot;;((ABS([.H88])/[.E8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89]=&quot;&quot;);([.E89]=&quot;&quot;));&quot;&quot;;([.D89]-[.E89]))">
            <text:p/>
          </table:table-cell>
          <table:table-cell table:style-name="ce30" table:formula="of:=IF(OR(([.H89]=&quot;&quot;);([.E89]=0));&quot;&quot;;((ABS([.H89])/[.E8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0]=&quot;&quot;);([.E90]=&quot;&quot;));&quot;&quot;;([.D90]-[.E90]))">
            <text:p/>
          </table:table-cell>
          <table:table-cell table:style-name="ce30" table:formula="of:=IF(OR(([.H90]=&quot;&quot;);([.E90]=0));&quot;&quot;;((ABS([.H90])/[.E9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1]=&quot;&quot;);([.E91]=&quot;&quot;));&quot;&quot;;([.D91]-[.E91]))">
            <text:p/>
          </table:table-cell>
          <table:table-cell table:style-name="ce30" table:formula="of:=IF(OR(([.H91]=&quot;&quot;);([.E91]=0));&quot;&quot;;((ABS([.H91])/[.E9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2]=&quot;&quot;);([.E92]=&quot;&quot;));&quot;&quot;;([.D92]-[.E92]))">
            <text:p/>
          </table:table-cell>
          <table:table-cell table:style-name="ce30" table:formula="of:=IF(OR(([.H92]=&quot;&quot;);([.E92]=0));&quot;&quot;;((ABS([.H92])/[.E9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3]=&quot;&quot;);([.E93]=&quot;&quot;));&quot;&quot;;([.D93]-[.E93]))">
            <text:p/>
          </table:table-cell>
          <table:table-cell table:style-name="ce30" table:formula="of:=IF(OR(([.H93]=&quot;&quot;);([.E93]=0));&quot;&quot;;((ABS([.H93])/[.E9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4]=&quot;&quot;);([.E94]=&quot;&quot;));&quot;&quot;;([.D94]-[.E94]))">
            <text:p/>
          </table:table-cell>
          <table:table-cell table:style-name="ce30" table:formula="of:=IF(OR(([.H94]=&quot;&quot;);([.E94]=0));&quot;&quot;;((ABS([.H94])/[.E9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5]=&quot;&quot;);([.E95]=&quot;&quot;));&quot;&quot;;([.D95]-[.E95]))">
            <text:p/>
          </table:table-cell>
          <table:table-cell table:style-name="ce30" table:formula="of:=IF(OR(([.H95]=&quot;&quot;);([.E95]=0));&quot;&quot;;((ABS([.H95])/[.E9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6]=&quot;&quot;);([.E96]=&quot;&quot;));&quot;&quot;;([.D96]-[.E96]))">
            <text:p/>
          </table:table-cell>
          <table:table-cell table:style-name="ce30" table:formula="of:=IF(OR(([.H96]=&quot;&quot;);([.E96]=0));&quot;&quot;;((ABS([.H96])/[.E9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7]=&quot;&quot;);([.E97]=&quot;&quot;));&quot;&quot;;([.D97]-[.E97]))">
            <text:p/>
          </table:table-cell>
          <table:table-cell table:style-name="ce30" table:formula="of:=IF(OR(([.H97]=&quot;&quot;);([.E97]=0));&quot;&quot;;((ABS([.H97])/[.E9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8]=&quot;&quot;);([.E98]=&quot;&quot;));&quot;&quot;;([.D98]-[.E98]))">
            <text:p/>
          </table:table-cell>
          <table:table-cell table:style-name="ce30" table:formula="of:=IF(OR(([.H98]=&quot;&quot;);([.E98]=0));&quot;&quot;;((ABS([.H98])/[.E9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99]=&quot;&quot;);([.E99]=&quot;&quot;));&quot;&quot;;([.D99]-[.E99]))">
            <text:p/>
          </table:table-cell>
          <table:table-cell table:style-name="ce30" table:formula="of:=IF(OR(([.H99]=&quot;&quot;);([.E99]=0));&quot;&quot;;((ABS([.H99])/[.E9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0]=&quot;&quot;);([.E100]=&quot;&quot;));&quot;&quot;;([.D100]-[.E100]))">
            <text:p/>
          </table:table-cell>
          <table:table-cell table:style-name="ce30" table:formula="of:=IF(OR(([.H100]=&quot;&quot;);([.E100]=0));&quot;&quot;;((ABS([.H100])/[.E10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1]=&quot;&quot;);([.E101]=&quot;&quot;));&quot;&quot;;([.D101]-[.E101]))">
            <text:p/>
          </table:table-cell>
          <table:table-cell table:style-name="ce30" table:formula="of:=IF(OR(([.H101]=&quot;&quot;);([.E101]=0));&quot;&quot;;((ABS([.H101])/[.E10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2]=&quot;&quot;);([.E102]=&quot;&quot;));&quot;&quot;;([.D102]-[.E102]))">
            <text:p/>
          </table:table-cell>
          <table:table-cell table:style-name="ce30" table:formula="of:=IF(OR(([.H102]=&quot;&quot;);([.E102]=0));&quot;&quot;;((ABS([.H102])/[.E10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3]=&quot;&quot;);([.E103]=&quot;&quot;));&quot;&quot;;([.D103]-[.E103]))">
            <text:p/>
          </table:table-cell>
          <table:table-cell table:style-name="ce30" table:formula="of:=IF(OR(([.H103]=&quot;&quot;);([.E103]=0));&quot;&quot;;((ABS([.H103])/[.E10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4]=&quot;&quot;);([.E104]=&quot;&quot;));&quot;&quot;;([.D104]-[.E104]))">
            <text:p/>
          </table:table-cell>
          <table:table-cell table:style-name="ce30" table:formula="of:=IF(OR(([.H104]=&quot;&quot;);([.E104]=0));&quot;&quot;;((ABS([.H104])/[.E10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5]=&quot;&quot;);([.E105]=&quot;&quot;));&quot;&quot;;([.D105]-[.E105]))">
            <text:p/>
          </table:table-cell>
          <table:table-cell table:style-name="ce30" table:formula="of:=IF(OR(([.H105]=&quot;&quot;);([.E105]=0));&quot;&quot;;((ABS([.H105])/[.E10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6]=&quot;&quot;);([.E106]=&quot;&quot;));&quot;&quot;;([.D106]-[.E106]))">
            <text:p/>
          </table:table-cell>
          <table:table-cell table:style-name="ce30" table:formula="of:=IF(OR(([.H106]=&quot;&quot;);([.E106]=0));&quot;&quot;;((ABS([.H106])/[.E10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7]=&quot;&quot;);([.E107]=&quot;&quot;));&quot;&quot;;([.D107]-[.E107]))">
            <text:p/>
          </table:table-cell>
          <table:table-cell table:style-name="ce30" table:formula="of:=IF(OR(([.H107]=&quot;&quot;);([.E107]=0));&quot;&quot;;((ABS([.H107])/[.E10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8]=&quot;&quot;);([.E108]=&quot;&quot;));&quot;&quot;;([.D108]-[.E108]))">
            <text:p/>
          </table:table-cell>
          <table:table-cell table:style-name="ce30" table:formula="of:=IF(OR(([.H108]=&quot;&quot;);([.E108]=0));&quot;&quot;;((ABS([.H108])/[.E10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09]=&quot;&quot;);([.E109]=&quot;&quot;));&quot;&quot;;([.D109]-[.E109]))">
            <text:p/>
          </table:table-cell>
          <table:table-cell table:style-name="ce30" table:formula="of:=IF(OR(([.H109]=&quot;&quot;);([.E109]=0));&quot;&quot;;((ABS([.H109])/[.E10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0]=&quot;&quot;);([.E110]=&quot;&quot;));&quot;&quot;;([.D110]-[.E110]))">
            <text:p/>
          </table:table-cell>
          <table:table-cell table:style-name="ce30" table:formula="of:=IF(OR(([.H110]=&quot;&quot;);([.E110]=0));&quot;&quot;;((ABS([.H110])/[.E11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1]=&quot;&quot;);([.E111]=&quot;&quot;));&quot;&quot;;([.D111]-[.E111]))">
            <text:p/>
          </table:table-cell>
          <table:table-cell table:style-name="ce30" table:formula="of:=IF(OR(([.H111]=&quot;&quot;);([.E111]=0));&quot;&quot;;((ABS([.H111])/[.E11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2]=&quot;&quot;);([.E112]=&quot;&quot;));&quot;&quot;;([.D112]-[.E112]))">
            <text:p/>
          </table:table-cell>
          <table:table-cell table:style-name="ce30" table:formula="of:=IF(OR(([.H112]=&quot;&quot;);([.E112]=0));&quot;&quot;;((ABS([.H112])/[.E11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3]=&quot;&quot;);([.E113]=&quot;&quot;));&quot;&quot;;([.D113]-[.E113]))">
            <text:p/>
          </table:table-cell>
          <table:table-cell table:style-name="ce30" table:formula="of:=IF(OR(([.H113]=&quot;&quot;);([.E113]=0));&quot;&quot;;((ABS([.H113])/[.E11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4]=&quot;&quot;);([.E114]=&quot;&quot;));&quot;&quot;;([.D114]-[.E114]))">
            <text:p/>
          </table:table-cell>
          <table:table-cell table:style-name="ce30" table:formula="of:=IF(OR(([.H114]=&quot;&quot;);([.E114]=0));&quot;&quot;;((ABS([.H114])/[.E11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5]=&quot;&quot;);([.E115]=&quot;&quot;));&quot;&quot;;([.D115]-[.E115]))">
            <text:p/>
          </table:table-cell>
          <table:table-cell table:style-name="ce30" table:formula="of:=IF(OR(([.H115]=&quot;&quot;);([.E115]=0));&quot;&quot;;((ABS([.H115])/[.E11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6]=&quot;&quot;);([.E116]=&quot;&quot;));&quot;&quot;;([.D116]-[.E116]))">
            <text:p/>
          </table:table-cell>
          <table:table-cell table:style-name="ce30" table:formula="of:=IF(OR(([.H116]=&quot;&quot;);([.E116]=0));&quot;&quot;;((ABS([.H116])/[.E11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7]=&quot;&quot;);([.E117]=&quot;&quot;));&quot;&quot;;([.D117]-[.E117]))">
            <text:p/>
          </table:table-cell>
          <table:table-cell table:style-name="ce30" table:formula="of:=IF(OR(([.H117]=&quot;&quot;);([.E117]=0));&quot;&quot;;((ABS([.H117])/[.E11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8]=&quot;&quot;);([.E118]=&quot;&quot;));&quot;&quot;;([.D118]-[.E118]))">
            <text:p/>
          </table:table-cell>
          <table:table-cell table:style-name="ce30" table:formula="of:=IF(OR(([.H118]=&quot;&quot;);([.E118]=0));&quot;&quot;;((ABS([.H118])/[.E11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19]=&quot;&quot;);([.E119]=&quot;&quot;));&quot;&quot;;([.D119]-[.E119]))">
            <text:p/>
          </table:table-cell>
          <table:table-cell table:style-name="ce30" table:formula="of:=IF(OR(([.H119]=&quot;&quot;);([.E119]=0));&quot;&quot;;((ABS([.H119])/[.E11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0]=&quot;&quot;);([.E120]=&quot;&quot;));&quot;&quot;;([.D120]-[.E120]))">
            <text:p/>
          </table:table-cell>
          <table:table-cell table:style-name="ce30" table:formula="of:=IF(OR(([.H120]=&quot;&quot;);([.E120]=0));&quot;&quot;;((ABS([.H120])/[.E12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1]=&quot;&quot;);([.E121]=&quot;&quot;));&quot;&quot;;([.D121]-[.E121]))">
            <text:p/>
          </table:table-cell>
          <table:table-cell table:style-name="ce30" table:formula="of:=IF(OR(([.H121]=&quot;&quot;);([.E121]=0));&quot;&quot;;((ABS([.H121])/[.E12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2]=&quot;&quot;);([.E122]=&quot;&quot;));&quot;&quot;;([.D122]-[.E122]))">
            <text:p/>
          </table:table-cell>
          <table:table-cell table:style-name="ce30" table:formula="of:=IF(OR(([.H122]=&quot;&quot;);([.E122]=0));&quot;&quot;;((ABS([.H122])/[.E12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3]=&quot;&quot;);([.E123]=&quot;&quot;));&quot;&quot;;([.D123]-[.E123]))">
            <text:p/>
          </table:table-cell>
          <table:table-cell table:style-name="ce30" table:formula="of:=IF(OR(([.H123]=&quot;&quot;);([.E123]=0));&quot;&quot;;((ABS([.H123])/[.E12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4]=&quot;&quot;);([.E124]=&quot;&quot;));&quot;&quot;;([.D124]-[.E124]))">
            <text:p/>
          </table:table-cell>
          <table:table-cell table:style-name="ce30" table:formula="of:=IF(OR(([.H124]=&quot;&quot;);([.E124]=0));&quot;&quot;;((ABS([.H124])/[.E12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5]=&quot;&quot;);([.E125]=&quot;&quot;));&quot;&quot;;([.D125]-[.E125]))">
            <text:p/>
          </table:table-cell>
          <table:table-cell table:style-name="ce30" table:formula="of:=IF(OR(([.H125]=&quot;&quot;);([.E125]=0));&quot;&quot;;((ABS([.H125])/[.E12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6]=&quot;&quot;);([.E126]=&quot;&quot;));&quot;&quot;;([.D126]-[.E126]))">
            <text:p/>
          </table:table-cell>
          <table:table-cell table:style-name="ce30" table:formula="of:=IF(OR(([.H126]=&quot;&quot;);([.E126]=0));&quot;&quot;;((ABS([.H126])/[.E12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7]=&quot;&quot;);([.E127]=&quot;&quot;));&quot;&quot;;([.D127]-[.E127]))">
            <text:p/>
          </table:table-cell>
          <table:table-cell table:style-name="ce30" table:formula="of:=IF(OR(([.H127]=&quot;&quot;);([.E127]=0));&quot;&quot;;((ABS([.H127])/[.E12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8]=&quot;&quot;);([.E128]=&quot;&quot;));&quot;&quot;;([.D128]-[.E128]))">
            <text:p/>
          </table:table-cell>
          <table:table-cell table:style-name="ce30" table:formula="of:=IF(OR(([.H128]=&quot;&quot;);([.E128]=0));&quot;&quot;;((ABS([.H128])/[.E128])*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29]=&quot;&quot;);([.E129]=&quot;&quot;));&quot;&quot;;([.D129]-[.E129]))">
            <text:p/>
          </table:table-cell>
          <table:table-cell table:style-name="ce30" table:formula="of:=IF(OR(([.H129]=&quot;&quot;);([.E129]=0));&quot;&quot;;((ABS([.H129])/[.E129])*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0]=&quot;&quot;);([.E130]=&quot;&quot;));&quot;&quot;;([.D130]-[.E130]))">
            <text:p/>
          </table:table-cell>
          <table:table-cell table:style-name="ce30" table:formula="of:=IF(OR(([.H130]=&quot;&quot;);([.E130]=0));&quot;&quot;;((ABS([.H130])/[.E130])*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1]=&quot;&quot;);([.E131]=&quot;&quot;));&quot;&quot;;([.D131]-[.E131]))">
            <text:p/>
          </table:table-cell>
          <table:table-cell table:style-name="ce30" table:formula="of:=IF(OR(([.H131]=&quot;&quot;);([.E131]=0));&quot;&quot;;((ABS([.H131])/[.E131])*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2]=&quot;&quot;);([.E132]=&quot;&quot;));&quot;&quot;;([.D132]-[.E132]))">
            <text:p/>
          </table:table-cell>
          <table:table-cell table:style-name="ce30" table:formula="of:=IF(OR(([.H132]=&quot;&quot;);([.E132]=0));&quot;&quot;;((ABS([.H132])/[.E132])*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3]=&quot;&quot;);([.E133]=&quot;&quot;));&quot;&quot;;([.D133]-[.E133]))">
            <text:p/>
          </table:table-cell>
          <table:table-cell table:style-name="ce30" table:formula="of:=IF(OR(([.H133]=&quot;&quot;);([.E133]=0));&quot;&quot;;((ABS([.H133])/[.E133])*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4]=&quot;&quot;);([.E134]=&quot;&quot;));&quot;&quot;;([.D134]-[.E134]))">
            <text:p/>
          </table:table-cell>
          <table:table-cell table:style-name="ce30" table:formula="of:=IF(OR(([.H134]=&quot;&quot;);([.E134]=0));&quot;&quot;;((ABS([.H134])/[.E134])*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5]=&quot;&quot;);([.E135]=&quot;&quot;));&quot;&quot;;([.D135]-[.E135]))">
            <text:p/>
          </table:table-cell>
          <table:table-cell table:style-name="ce30" table:formula="of:=IF(OR(([.H135]=&quot;&quot;);([.E135]=0));&quot;&quot;;((ABS([.H135])/[.E135])*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6]=&quot;&quot;);([.E136]=&quot;&quot;));&quot;&quot;;([.D136]-[.E136]))">
            <text:p/>
          </table:table-cell>
          <table:table-cell table:style-name="ce30" table:formula="of:=IF(OR(([.H136]=&quot;&quot;);([.E136]=0));&quot;&quot;;((ABS([.H136])/[.E136])*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7]=&quot;&quot;);([.E137]=&quot;&quot;));&quot;&quot;;([.D137]-[.E137]))">
            <text:p/>
          </table:table-cell>
          <table:table-cell table:style-name="ce30" table:formula="of:=IF(OR(([.H137]=&quot;&quot;);([.E137]=0));&quot;&quot;;((ABS([.H137])/[.E137])*100))">
            <text:p/>
          </table:table-cell>
          <table:table-cell table:number-columns-repeated="1015"/>
        </table:table-row>
        <table:table-row table:style-name="ro3">
          <table:table-cell/>
          <table:table-cell table:number-columns-repeated="2"/>
          <table:table-cell table:number-columns-repeated="2"/>
          <table:table-cell table:style-name="ce20"/>
          <table:table-cell/>
          <table:table-cell table:style-name="ce30" table:formula="of:=IF(OR(([.D138]=&quot;&quot;);([.E138]=&quot;&quot;));&quot;&quot;;([.D138]-[.E138]))">
            <text:p/>
          </table:table-cell>
          <table:table-cell table:style-name="ce30" table:formula="of:=IF(OR(([.H138]=&quot;&quot;);([.E138]=0));&quot;&quot;;((ABS([.H138])/[.E13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39]=&quot;&quot;);([.E139]=&quot;&quot;));&quot;&quot;;([.D139]-[.E139]))">
            <text:p/>
          </table:table-cell>
          <table:table-cell table:style-name="ce30" table:formula="of:=IF(OR(([.H139]=&quot;&quot;);([.E139]=0));&quot;&quot;;((ABS([.H139])/[.E13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0]=&quot;&quot;);([.E140]=&quot;&quot;));&quot;&quot;;([.D140]-[.E140]))">
            <text:p/>
          </table:table-cell>
          <table:table-cell table:style-name="ce30" table:formula="of:=IF(OR(([.H140]=&quot;&quot;);([.E140]=0));&quot;&quot;;((ABS([.H140])/[.E14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1]=&quot;&quot;);([.E141]=&quot;&quot;));&quot;&quot;;([.D141]-[.E141]))">
            <text:p/>
          </table:table-cell>
          <table:table-cell table:style-name="ce30" table:formula="of:=IF(OR(([.H141]=&quot;&quot;);([.E141]=0));&quot;&quot;;((ABS([.H141])/[.E14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2]=&quot;&quot;);([.E142]=&quot;&quot;));&quot;&quot;;([.D142]-[.E142]))">
            <text:p/>
          </table:table-cell>
          <table:table-cell table:style-name="ce30" table:formula="of:=IF(OR(([.H142]=&quot;&quot;);([.E142]=0));&quot;&quot;;((ABS([.H142])/[.E14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3]=&quot;&quot;);([.E143]=&quot;&quot;));&quot;&quot;;([.D143]-[.E143]))">
            <text:p/>
          </table:table-cell>
          <table:table-cell table:style-name="ce30" table:formula="of:=IF(OR(([.H143]=&quot;&quot;);([.E143]=0));&quot;&quot;;((ABS([.H143])/[.E14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4]=&quot;&quot;);([.E144]=&quot;&quot;));&quot;&quot;;([.D144]-[.E144]))">
            <text:p/>
          </table:table-cell>
          <table:table-cell table:style-name="ce30" table:formula="of:=IF(OR(([.H144]=&quot;&quot;);([.E144]=0));&quot;&quot;;((ABS([.H144])/[.E14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5]=&quot;&quot;);([.E145]=&quot;&quot;));&quot;&quot;;([.D145]-[.E145]))">
            <text:p/>
          </table:table-cell>
          <table:table-cell table:style-name="ce30" table:formula="of:=IF(OR(([.H145]=&quot;&quot;);([.E145]=0));&quot;&quot;;((ABS([.H145])/[.E14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6]=&quot;&quot;);([.E146]=&quot;&quot;));&quot;&quot;;([.D146]-[.E146]))">
            <text:p/>
          </table:table-cell>
          <table:table-cell table:style-name="ce30" table:formula="of:=IF(OR(([.H146]=&quot;&quot;);([.E146]=0));&quot;&quot;;((ABS([.H146])/[.E14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7]=&quot;&quot;);([.E147]=&quot;&quot;));&quot;&quot;;([.D147]-[.E147]))">
            <text:p/>
          </table:table-cell>
          <table:table-cell table:style-name="ce30" table:formula="of:=IF(OR(([.H147]=&quot;&quot;);([.E147]=0));&quot;&quot;;((ABS([.H147])/[.E14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8]=&quot;&quot;);([.E148]=&quot;&quot;));&quot;&quot;;([.D148]-[.E148]))">
            <text:p/>
          </table:table-cell>
          <table:table-cell table:style-name="ce30" table:formula="of:=IF(OR(([.H148]=&quot;&quot;);([.E148]=0));&quot;&quot;;((ABS([.H148])/[.E14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49]=&quot;&quot;);([.E149]=&quot;&quot;));&quot;&quot;;([.D149]-[.E149]))">
            <text:p/>
          </table:table-cell>
          <table:table-cell table:style-name="ce30" table:formula="of:=IF(OR(([.H149]=&quot;&quot;);([.E149]=0));&quot;&quot;;((ABS([.H149])/[.E14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0]=&quot;&quot;);([.E150]=&quot;&quot;));&quot;&quot;;([.D150]-[.E150]))">
            <text:p/>
          </table:table-cell>
          <table:table-cell table:style-name="ce30" table:formula="of:=IF(OR(([.H150]=&quot;&quot;);([.E150]=0));&quot;&quot;;((ABS([.H150])/[.E15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1]=&quot;&quot;);([.E151]=&quot;&quot;));&quot;&quot;;([.D151]-[.E151]))">
            <text:p/>
          </table:table-cell>
          <table:table-cell table:style-name="ce30" table:formula="of:=IF(OR(([.H151]=&quot;&quot;);([.E151]=0));&quot;&quot;;((ABS([.H151])/[.E15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2]=&quot;&quot;);([.E152]=&quot;&quot;));&quot;&quot;;([.D152]-[.E152]))">
            <text:p/>
          </table:table-cell>
          <table:table-cell table:style-name="ce30" table:formula="of:=IF(OR(([.H152]=&quot;&quot;);([.E152]=0));&quot;&quot;;((ABS([.H152])/[.E15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3]=&quot;&quot;);([.E153]=&quot;&quot;));&quot;&quot;;([.D153]-[.E153]))">
            <text:p/>
          </table:table-cell>
          <table:table-cell table:style-name="ce30" table:formula="of:=IF(OR(([.H153]=&quot;&quot;);([.E153]=0));&quot;&quot;;((ABS([.H153])/[.E15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4]=&quot;&quot;);([.E154]=&quot;&quot;));&quot;&quot;;([.D154]-[.E154]))">
            <text:p/>
          </table:table-cell>
          <table:table-cell table:style-name="ce30" table:formula="of:=IF(OR(([.H154]=&quot;&quot;);([.E154]=0));&quot;&quot;;((ABS([.H154])/[.E15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5]=&quot;&quot;);([.E155]=&quot;&quot;));&quot;&quot;;([.D155]-[.E155]))">
            <text:p/>
          </table:table-cell>
          <table:table-cell table:style-name="ce30" table:formula="of:=IF(OR(([.H155]=&quot;&quot;);([.E155]=0));&quot;&quot;;((ABS([.H155])/[.E15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6]=&quot;&quot;);([.E156]=&quot;&quot;));&quot;&quot;;([.D156]-[.E156]))">
            <text:p/>
          </table:table-cell>
          <table:table-cell table:style-name="ce30" table:formula="of:=IF(OR(([.H156]=&quot;&quot;);([.E156]=0));&quot;&quot;;((ABS([.H156])/[.E15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7]=&quot;&quot;);([.E157]=&quot;&quot;));&quot;&quot;;([.D157]-[.E157]))">
            <text:p/>
          </table:table-cell>
          <table:table-cell table:style-name="ce30" table:formula="of:=IF(OR(([.H157]=&quot;&quot;);([.E157]=0));&quot;&quot;;((ABS([.H157])/[.E15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8]=&quot;&quot;);([.E158]=&quot;&quot;));&quot;&quot;;([.D158]-[.E158]))">
            <text:p/>
          </table:table-cell>
          <table:table-cell table:style-name="ce30" table:formula="of:=IF(OR(([.H158]=&quot;&quot;);([.E158]=0));&quot;&quot;;((ABS([.H158])/[.E15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59]=&quot;&quot;);([.E159]=&quot;&quot;));&quot;&quot;;([.D159]-[.E159]))">
            <text:p/>
          </table:table-cell>
          <table:table-cell table:style-name="ce30" table:formula="of:=IF(OR(([.H159]=&quot;&quot;);([.E159]=0));&quot;&quot;;((ABS([.H159])/[.E15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0]=&quot;&quot;);([.E160]=&quot;&quot;));&quot;&quot;;([.D160]-[.E160]))">
            <text:p/>
          </table:table-cell>
          <table:table-cell table:style-name="ce30" table:formula="of:=IF(OR(([.H160]=&quot;&quot;);([.E160]=0));&quot;&quot;;((ABS([.H160])/[.E16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1]=&quot;&quot;);([.E161]=&quot;&quot;));&quot;&quot;;([.D161]-[.E161]))">
            <text:p/>
          </table:table-cell>
          <table:table-cell table:style-name="ce30" table:formula="of:=IF(OR(([.H161]=&quot;&quot;);([.E161]=0));&quot;&quot;;((ABS([.H161])/[.E16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2]=&quot;&quot;);([.E162]=&quot;&quot;));&quot;&quot;;([.D162]-[.E162]))">
            <text:p/>
          </table:table-cell>
          <table:table-cell table:style-name="ce30" table:formula="of:=IF(OR(([.H162]=&quot;&quot;);([.E162]=0));&quot;&quot;;((ABS([.H162])/[.E16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3]=&quot;&quot;);([.E163]=&quot;&quot;));&quot;&quot;;([.D163]-[.E163]))">
            <text:p/>
          </table:table-cell>
          <table:table-cell table:style-name="ce30" table:formula="of:=IF(OR(([.H163]=&quot;&quot;);([.E163]=0));&quot;&quot;;((ABS([.H163])/[.E16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4]=&quot;&quot;);([.E164]=&quot;&quot;));&quot;&quot;;([.D164]-[.E164]))">
            <text:p/>
          </table:table-cell>
          <table:table-cell table:style-name="ce30" table:formula="of:=IF(OR(([.H164]=&quot;&quot;);([.E164]=0));&quot;&quot;;((ABS([.H164])/[.E16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5]=&quot;&quot;);([.E165]=&quot;&quot;));&quot;&quot;;([.D165]-[.E165]))">
            <text:p/>
          </table:table-cell>
          <table:table-cell table:style-name="ce30" table:formula="of:=IF(OR(([.H165]=&quot;&quot;);([.E165]=0));&quot;&quot;;((ABS([.H165])/[.E16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6]=&quot;&quot;);([.E166]=&quot;&quot;));&quot;&quot;;([.D166]-[.E166]))">
            <text:p/>
          </table:table-cell>
          <table:table-cell table:style-name="ce30" table:formula="of:=IF(OR(([.H166]=&quot;&quot;);([.E166]=0));&quot;&quot;;((ABS([.H166])/[.E16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7]=&quot;&quot;);([.E167]=&quot;&quot;));&quot;&quot;;([.D167]-[.E167]))">
            <text:p/>
          </table:table-cell>
          <table:table-cell table:style-name="ce30" table:formula="of:=IF(OR(([.H167]=&quot;&quot;);([.E167]=0));&quot;&quot;;((ABS([.H167])/[.E16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8]=&quot;&quot;);([.E168]=&quot;&quot;));&quot;&quot;;([.D168]-[.E168]))">
            <text:p/>
          </table:table-cell>
          <table:table-cell table:style-name="ce30" table:formula="of:=IF(OR(([.H168]=&quot;&quot;);([.E168]=0));&quot;&quot;;((ABS([.H168])/[.E16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69]=&quot;&quot;);([.E169]=&quot;&quot;));&quot;&quot;;([.D169]-[.E169]))">
            <text:p/>
          </table:table-cell>
          <table:table-cell table:style-name="ce30" table:formula="of:=IF(OR(([.H169]=&quot;&quot;);([.E169]=0));&quot;&quot;;((ABS([.H169])/[.E16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0]=&quot;&quot;);([.E170]=&quot;&quot;));&quot;&quot;;([.D170]-[.E170]))">
            <text:p/>
          </table:table-cell>
          <table:table-cell table:style-name="ce30" table:formula="of:=IF(OR(([.H170]=&quot;&quot;);([.E170]=0));&quot;&quot;;((ABS([.H170])/[.E17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1]=&quot;&quot;);([.E171]=&quot;&quot;));&quot;&quot;;([.D171]-[.E171]))">
            <text:p/>
          </table:table-cell>
          <table:table-cell table:style-name="ce30" table:formula="of:=IF(OR(([.H171]=&quot;&quot;);([.E171]=0));&quot;&quot;;((ABS([.H171])/[.E17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2]=&quot;&quot;);([.E172]=&quot;&quot;));&quot;&quot;;([.D172]-[.E172]))">
            <text:p/>
          </table:table-cell>
          <table:table-cell table:style-name="ce30" table:formula="of:=IF(OR(([.H172]=&quot;&quot;);([.E172]=0));&quot;&quot;;((ABS([.H172])/[.E17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3]=&quot;&quot;);([.E173]=&quot;&quot;));&quot;&quot;;([.D173]-[.E173]))">
            <text:p/>
          </table:table-cell>
          <table:table-cell table:style-name="ce30" table:formula="of:=IF(OR(([.H173]=&quot;&quot;);([.E173]=0));&quot;&quot;;((ABS([.H173])/[.E17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4]=&quot;&quot;);([.E174]=&quot;&quot;));&quot;&quot;;([.D174]-[.E174]))">
            <text:p/>
          </table:table-cell>
          <table:table-cell table:style-name="ce30" table:formula="of:=IF(OR(([.H174]=&quot;&quot;);([.E174]=0));&quot;&quot;;((ABS([.H174])/[.E17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5]=&quot;&quot;);([.E175]=&quot;&quot;));&quot;&quot;;([.D175]-[.E175]))">
            <text:p/>
          </table:table-cell>
          <table:table-cell table:style-name="ce30" table:formula="of:=IF(OR(([.H175]=&quot;&quot;);([.E175]=0));&quot;&quot;;((ABS([.H175])/[.E17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6]=&quot;&quot;);([.E176]=&quot;&quot;));&quot;&quot;;([.D176]-[.E176]))">
            <text:p/>
          </table:table-cell>
          <table:table-cell table:style-name="ce30" table:formula="of:=IF(OR(([.H176]=&quot;&quot;);([.E176]=0));&quot;&quot;;((ABS([.H176])/[.E17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7]=&quot;&quot;);([.E177]=&quot;&quot;));&quot;&quot;;([.D177]-[.E177]))">
            <text:p/>
          </table:table-cell>
          <table:table-cell table:style-name="ce30" table:formula="of:=IF(OR(([.H177]=&quot;&quot;);([.E177]=0));&quot;&quot;;((ABS([.H177])/[.E17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8]=&quot;&quot;);([.E178]=&quot;&quot;));&quot;&quot;;([.D178]-[.E178]))">
            <text:p/>
          </table:table-cell>
          <table:table-cell table:style-name="ce30" table:formula="of:=IF(OR(([.H178]=&quot;&quot;);([.E178]=0));&quot;&quot;;((ABS([.H178])/[.E17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79]=&quot;&quot;);([.E179]=&quot;&quot;));&quot;&quot;;([.D179]-[.E179]))">
            <text:p/>
          </table:table-cell>
          <table:table-cell table:style-name="ce30" table:formula="of:=IF(OR(([.H179]=&quot;&quot;);([.E179]=0));&quot;&quot;;((ABS([.H179])/[.E17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0]=&quot;&quot;);([.E180]=&quot;&quot;));&quot;&quot;;([.D180]-[.E180]))">
            <text:p/>
          </table:table-cell>
          <table:table-cell table:style-name="ce30" table:formula="of:=IF(OR(([.H180]=&quot;&quot;);([.E180]=0));&quot;&quot;;((ABS([.H180])/[.E18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1]=&quot;&quot;);([.E181]=&quot;&quot;));&quot;&quot;;([.D181]-[.E181]))">
            <text:p/>
          </table:table-cell>
          <table:table-cell table:style-name="ce30" table:formula="of:=IF(OR(([.H181]=&quot;&quot;);([.E181]=0));&quot;&quot;;((ABS([.H181])/[.E18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2]=&quot;&quot;);([.E182]=&quot;&quot;));&quot;&quot;;([.D182]-[.E182]))">
            <text:p/>
          </table:table-cell>
          <table:table-cell table:style-name="ce30" table:formula="of:=IF(OR(([.H182]=&quot;&quot;);([.E182]=0));&quot;&quot;;((ABS([.H182])/[.E18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3]=&quot;&quot;);([.E183]=&quot;&quot;));&quot;&quot;;([.D183]-[.E183]))">
            <text:p/>
          </table:table-cell>
          <table:table-cell table:style-name="ce30" table:formula="of:=IF(OR(([.H183]=&quot;&quot;);([.E183]=0));&quot;&quot;;((ABS([.H183])/[.E18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4]=&quot;&quot;);([.E184]=&quot;&quot;));&quot;&quot;;([.D184]-[.E184]))">
            <text:p/>
          </table:table-cell>
          <table:table-cell table:style-name="ce30" table:formula="of:=IF(OR(([.H184]=&quot;&quot;);([.E184]=0));&quot;&quot;;((ABS([.H184])/[.E18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5]=&quot;&quot;);([.E185]=&quot;&quot;));&quot;&quot;;([.D185]-[.E185]))">
            <text:p/>
          </table:table-cell>
          <table:table-cell table:style-name="ce30" table:formula="of:=IF(OR(([.H185]=&quot;&quot;);([.E185]=0));&quot;&quot;;((ABS([.H185])/[.E18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6]=&quot;&quot;);([.E186]=&quot;&quot;));&quot;&quot;;([.D186]-[.E186]))">
            <text:p/>
          </table:table-cell>
          <table:table-cell table:style-name="ce30" table:formula="of:=IF(OR(([.H186]=&quot;&quot;);([.E186]=0));&quot;&quot;;((ABS([.H186])/[.E18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7]=&quot;&quot;);([.E187]=&quot;&quot;));&quot;&quot;;([.D187]-[.E187]))">
            <text:p/>
          </table:table-cell>
          <table:table-cell table:style-name="ce30" table:formula="of:=IF(OR(([.H187]=&quot;&quot;);([.E187]=0));&quot;&quot;;((ABS([.H187])/[.E18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8]=&quot;&quot;);([.E188]=&quot;&quot;));&quot;&quot;;([.D188]-[.E188]))">
            <text:p/>
          </table:table-cell>
          <table:table-cell table:style-name="ce30" table:formula="of:=IF(OR(([.H188]=&quot;&quot;);([.E188]=0));&quot;&quot;;((ABS([.H188])/[.E18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89]=&quot;&quot;);([.E189]=&quot;&quot;));&quot;&quot;;([.D189]-[.E189]))">
            <text:p/>
          </table:table-cell>
          <table:table-cell table:style-name="ce30" table:formula="of:=IF(OR(([.H189]=&quot;&quot;);([.E189]=0));&quot;&quot;;((ABS([.H189])/[.E18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0]=&quot;&quot;);([.E190]=&quot;&quot;));&quot;&quot;;([.D190]-[.E190]))">
            <text:p/>
          </table:table-cell>
          <table:table-cell table:style-name="ce30" table:formula="of:=IF(OR(([.H190]=&quot;&quot;);([.E190]=0));&quot;&quot;;((ABS([.H190])/[.E19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1]=&quot;&quot;);([.E191]=&quot;&quot;));&quot;&quot;;([.D191]-[.E191]))">
            <text:p/>
          </table:table-cell>
          <table:table-cell table:style-name="ce30" table:formula="of:=IF(OR(([.H191]=&quot;&quot;);([.E191]=0));&quot;&quot;;((ABS([.H191])/[.E19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2]=&quot;&quot;);([.E192]=&quot;&quot;));&quot;&quot;;([.D192]-[.E192]))">
            <text:p/>
          </table:table-cell>
          <table:table-cell table:style-name="ce30" table:formula="of:=IF(OR(([.H192]=&quot;&quot;);([.E192]=0));&quot;&quot;;((ABS([.H192])/[.E19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3]=&quot;&quot;);([.E193]=&quot;&quot;));&quot;&quot;;([.D193]-[.E193]))">
            <text:p/>
          </table:table-cell>
          <table:table-cell table:style-name="ce30" table:formula="of:=IF(OR(([.H193]=&quot;&quot;);([.E193]=0));&quot;&quot;;((ABS([.H193])/[.E19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4]=&quot;&quot;);([.E194]=&quot;&quot;));&quot;&quot;;([.D194]-[.E194]))">
            <text:p/>
          </table:table-cell>
          <table:table-cell table:style-name="ce30" table:formula="of:=IF(OR(([.H194]=&quot;&quot;);([.E194]=0));&quot;&quot;;((ABS([.H194])/[.E19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5]=&quot;&quot;);([.E195]=&quot;&quot;));&quot;&quot;;([.D195]-[.E195]))">
            <text:p/>
          </table:table-cell>
          <table:table-cell table:style-name="ce30" table:formula="of:=IF(OR(([.H195]=&quot;&quot;);([.E195]=0));&quot;&quot;;((ABS([.H195])/[.E19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6]=&quot;&quot;);([.E196]=&quot;&quot;));&quot;&quot;;([.D196]-[.E196]))">
            <text:p/>
          </table:table-cell>
          <table:table-cell table:style-name="ce30" table:formula="of:=IF(OR(([.H196]=&quot;&quot;);([.E196]=0));&quot;&quot;;((ABS([.H196])/[.E19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7]=&quot;&quot;);([.E197]=&quot;&quot;));&quot;&quot;;([.D197]-[.E197]))">
            <text:p/>
          </table:table-cell>
          <table:table-cell table:style-name="ce30" table:formula="of:=IF(OR(([.H197]=&quot;&quot;);([.E197]=0));&quot;&quot;;((ABS([.H197])/[.E19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8]=&quot;&quot;);([.E198]=&quot;&quot;));&quot;&quot;;([.D198]-[.E198]))">
            <text:p/>
          </table:table-cell>
          <table:table-cell table:style-name="ce30" table:formula="of:=IF(OR(([.H198]=&quot;&quot;);([.E198]=0));&quot;&quot;;((ABS([.H198])/[.E19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199]=&quot;&quot;);([.E199]=&quot;&quot;));&quot;&quot;;([.D199]-[.E199]))">
            <text:p/>
          </table:table-cell>
          <table:table-cell table:style-name="ce30" table:formula="of:=IF(OR(([.H199]=&quot;&quot;);([.E199]=0));&quot;&quot;;((ABS([.H199])/[.E19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0]=&quot;&quot;);([.E200]=&quot;&quot;));&quot;&quot;;([.D200]-[.E200]))">
            <text:p/>
          </table:table-cell>
          <table:table-cell table:style-name="ce30" table:formula="of:=IF(OR(([.H200]=&quot;&quot;);([.E200]=0));&quot;&quot;;((ABS([.H200])/[.E20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1]=&quot;&quot;);([.E201]=&quot;&quot;));&quot;&quot;;([.D201]-[.E201]))">
            <text:p/>
          </table:table-cell>
          <table:table-cell table:style-name="ce30" table:formula="of:=IF(OR(([.H201]=&quot;&quot;);([.E201]=0));&quot;&quot;;((ABS([.H201])/[.E20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2]=&quot;&quot;);([.E202]=&quot;&quot;));&quot;&quot;;([.D202]-[.E202]))">
            <text:p/>
          </table:table-cell>
          <table:table-cell table:style-name="ce30" table:formula="of:=IF(OR(([.H202]=&quot;&quot;);([.E202]=0));&quot;&quot;;((ABS([.H202])/[.E20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3]=&quot;&quot;);([.E203]=&quot;&quot;));&quot;&quot;;([.D203]-[.E203]))">
            <text:p/>
          </table:table-cell>
          <table:table-cell table:style-name="ce30" table:formula="of:=IF(OR(([.H203]=&quot;&quot;);([.E203]=0));&quot;&quot;;((ABS([.H203])/[.E20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4]=&quot;&quot;);([.E204]=&quot;&quot;));&quot;&quot;;([.D204]-[.E204]))">
            <text:p/>
          </table:table-cell>
          <table:table-cell table:style-name="ce30" table:formula="of:=IF(OR(([.H204]=&quot;&quot;);([.E204]=0));&quot;&quot;;((ABS([.H204])/[.E20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5]=&quot;&quot;);([.E205]=&quot;&quot;));&quot;&quot;;([.D205]-[.E205]))">
            <text:p/>
          </table:table-cell>
          <table:table-cell table:style-name="ce30" table:formula="of:=IF(OR(([.H205]=&quot;&quot;);([.E205]=0));&quot;&quot;;((ABS([.H205])/[.E20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6]=&quot;&quot;);([.E206]=&quot;&quot;));&quot;&quot;;([.D206]-[.E206]))">
            <text:p/>
          </table:table-cell>
          <table:table-cell table:style-name="ce30" table:formula="of:=IF(OR(([.H206]=&quot;&quot;);([.E206]=0));&quot;&quot;;((ABS([.H206])/[.E20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7]=&quot;&quot;);([.E207]=&quot;&quot;));&quot;&quot;;([.D207]-[.E207]))">
            <text:p/>
          </table:table-cell>
          <table:table-cell table:style-name="ce30" table:formula="of:=IF(OR(([.H207]=&quot;&quot;);([.E207]=0));&quot;&quot;;((ABS([.H207])/[.E20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8]=&quot;&quot;);([.E208]=&quot;&quot;));&quot;&quot;;([.D208]-[.E208]))">
            <text:p/>
          </table:table-cell>
          <table:table-cell table:style-name="ce30" table:formula="of:=IF(OR(([.H208]=&quot;&quot;);([.E208]=0));&quot;&quot;;((ABS([.H208])/[.E20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09]=&quot;&quot;);([.E209]=&quot;&quot;));&quot;&quot;;([.D209]-[.E209]))">
            <text:p/>
          </table:table-cell>
          <table:table-cell table:style-name="ce30" table:formula="of:=IF(OR(([.H209]=&quot;&quot;);([.E209]=0));&quot;&quot;;((ABS([.H209])/[.E20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0]=&quot;&quot;);([.E210]=&quot;&quot;));&quot;&quot;;([.D210]-[.E210]))">
            <text:p/>
          </table:table-cell>
          <table:table-cell table:style-name="ce30" table:formula="of:=IF(OR(([.H210]=&quot;&quot;);([.E210]=0));&quot;&quot;;((ABS([.H210])/[.E21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1]=&quot;&quot;);([.E211]=&quot;&quot;));&quot;&quot;;([.D211]-[.E211]))">
            <text:p/>
          </table:table-cell>
          <table:table-cell table:style-name="ce30" table:formula="of:=IF(OR(([.H211]=&quot;&quot;);([.E211]=0));&quot;&quot;;((ABS([.H211])/[.E21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2]=&quot;&quot;);([.E212]=&quot;&quot;));&quot;&quot;;([.D212]-[.E212]))">
            <text:p/>
          </table:table-cell>
          <table:table-cell table:style-name="ce30" table:formula="of:=IF(OR(([.H212]=&quot;&quot;);([.E212]=0));&quot;&quot;;((ABS([.H212])/[.E21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3]=&quot;&quot;);([.E213]=&quot;&quot;));&quot;&quot;;([.D213]-[.E213]))">
            <text:p/>
          </table:table-cell>
          <table:table-cell table:style-name="ce30" table:formula="of:=IF(OR(([.H213]=&quot;&quot;);([.E213]=0));&quot;&quot;;((ABS([.H213])/[.E21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4]=&quot;&quot;);([.E214]=&quot;&quot;));&quot;&quot;;([.D214]-[.E214]))">
            <text:p/>
          </table:table-cell>
          <table:table-cell table:style-name="ce30" table:formula="of:=IF(OR(([.H214]=&quot;&quot;);([.E214]=0));&quot;&quot;;((ABS([.H214])/[.E21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5]=&quot;&quot;);([.E215]=&quot;&quot;));&quot;&quot;;([.D215]-[.E215]))">
            <text:p/>
          </table:table-cell>
          <table:table-cell table:style-name="ce30" table:formula="of:=IF(OR(([.H215]=&quot;&quot;);([.E215]=0));&quot;&quot;;((ABS([.H215])/[.E21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6]=&quot;&quot;);([.E216]=&quot;&quot;));&quot;&quot;;([.D216]-[.E216]))">
            <text:p/>
          </table:table-cell>
          <table:table-cell table:style-name="ce30" table:formula="of:=IF(OR(([.H216]=&quot;&quot;);([.E216]=0));&quot;&quot;;((ABS([.H216])/[.E21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7]=&quot;&quot;);([.E217]=&quot;&quot;));&quot;&quot;;([.D217]-[.E217]))">
            <text:p/>
          </table:table-cell>
          <table:table-cell table:style-name="ce30" table:formula="of:=IF(OR(([.H217]=&quot;&quot;);([.E217]=0));&quot;&quot;;((ABS([.H217])/[.E21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8]=&quot;&quot;);([.E218]=&quot;&quot;));&quot;&quot;;([.D218]-[.E218]))">
            <text:p/>
          </table:table-cell>
          <table:table-cell table:style-name="ce30" table:formula="of:=IF(OR(([.H218]=&quot;&quot;);([.E218]=0));&quot;&quot;;((ABS([.H218])/[.E21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19]=&quot;&quot;);([.E219]=&quot;&quot;));&quot;&quot;;([.D219]-[.E219]))">
            <text:p/>
          </table:table-cell>
          <table:table-cell table:style-name="ce30" table:formula="of:=IF(OR(([.H219]=&quot;&quot;);([.E219]=0));&quot;&quot;;((ABS([.H219])/[.E21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0]=&quot;&quot;);([.E220]=&quot;&quot;));&quot;&quot;;([.D220]-[.E220]))">
            <text:p/>
          </table:table-cell>
          <table:table-cell table:style-name="ce30" table:formula="of:=IF(OR(([.H220]=&quot;&quot;);([.E220]=0));&quot;&quot;;((ABS([.H220])/[.E22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1]=&quot;&quot;);([.E221]=&quot;&quot;));&quot;&quot;;([.D221]-[.E221]))">
            <text:p/>
          </table:table-cell>
          <table:table-cell table:style-name="ce30" table:formula="of:=IF(OR(([.H221]=&quot;&quot;);([.E221]=0));&quot;&quot;;((ABS([.H221])/[.E22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2]=&quot;&quot;);([.E222]=&quot;&quot;));&quot;&quot;;([.D222]-[.E222]))">
            <text:p/>
          </table:table-cell>
          <table:table-cell table:style-name="ce30" table:formula="of:=IF(OR(([.H222]=&quot;&quot;);([.E222]=0));&quot;&quot;;((ABS([.H222])/[.E22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3]=&quot;&quot;);([.E223]=&quot;&quot;));&quot;&quot;;([.D223]-[.E223]))">
            <text:p/>
          </table:table-cell>
          <table:table-cell table:style-name="ce30" table:formula="of:=IF(OR(([.H223]=&quot;&quot;);([.E223]=0));&quot;&quot;;((ABS([.H223])/[.E22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4]=&quot;&quot;);([.E224]=&quot;&quot;));&quot;&quot;;([.D224]-[.E224]))">
            <text:p/>
          </table:table-cell>
          <table:table-cell table:style-name="ce30" table:formula="of:=IF(OR(([.H224]=&quot;&quot;);([.E224]=0));&quot;&quot;;((ABS([.H224])/[.E22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5]=&quot;&quot;);([.E225]=&quot;&quot;));&quot;&quot;;([.D225]-[.E225]))">
            <text:p/>
          </table:table-cell>
          <table:table-cell table:style-name="ce30" table:formula="of:=IF(OR(([.H225]=&quot;&quot;);([.E225]=0));&quot;&quot;;((ABS([.H225])/[.E22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6]=&quot;&quot;);([.E226]=&quot;&quot;));&quot;&quot;;([.D226]-[.E226]))">
            <text:p/>
          </table:table-cell>
          <table:table-cell table:style-name="ce30" table:formula="of:=IF(OR(([.H226]=&quot;&quot;);([.E226]=0));&quot;&quot;;((ABS([.H226])/[.E22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7]=&quot;&quot;);([.E227]=&quot;&quot;));&quot;&quot;;([.D227]-[.E227]))">
            <text:p/>
          </table:table-cell>
          <table:table-cell table:style-name="ce30" table:formula="of:=IF(OR(([.H227]=&quot;&quot;);([.E227]=0));&quot;&quot;;((ABS([.H227])/[.E22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8]=&quot;&quot;);([.E228]=&quot;&quot;));&quot;&quot;;([.D228]-[.E228]))">
            <text:p/>
          </table:table-cell>
          <table:table-cell table:style-name="ce30" table:formula="of:=IF(OR(([.H228]=&quot;&quot;);([.E228]=0));&quot;&quot;;((ABS([.H228])/[.E22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29]=&quot;&quot;);([.E229]=&quot;&quot;));&quot;&quot;;([.D229]-[.E229]))">
            <text:p/>
          </table:table-cell>
          <table:table-cell table:style-name="ce30" table:formula="of:=IF(OR(([.H229]=&quot;&quot;);([.E229]=0));&quot;&quot;;((ABS([.H229])/[.E22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0]=&quot;&quot;);([.E230]=&quot;&quot;));&quot;&quot;;([.D230]-[.E230]))">
            <text:p/>
          </table:table-cell>
          <table:table-cell table:style-name="ce30" table:formula="of:=IF(OR(([.H230]=&quot;&quot;);([.E230]=0));&quot;&quot;;((ABS([.H230])/[.E23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1]=&quot;&quot;);([.E231]=&quot;&quot;));&quot;&quot;;([.D231]-[.E231]))">
            <text:p/>
          </table:table-cell>
          <table:table-cell table:style-name="ce30" table:formula="of:=IF(OR(([.H231]=&quot;&quot;);([.E231]=0));&quot;&quot;;((ABS([.H231])/[.E23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2]=&quot;&quot;);([.E232]=&quot;&quot;));&quot;&quot;;([.D232]-[.E232]))">
            <text:p/>
          </table:table-cell>
          <table:table-cell table:style-name="ce30" table:formula="of:=IF(OR(([.H232]=&quot;&quot;);([.E232]=0));&quot;&quot;;((ABS([.H232])/[.E23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3]=&quot;&quot;);([.E233]=&quot;&quot;));&quot;&quot;;([.D233]-[.E233]))">
            <text:p/>
          </table:table-cell>
          <table:table-cell table:style-name="ce30" table:formula="of:=IF(OR(([.H233]=&quot;&quot;);([.E233]=0));&quot;&quot;;((ABS([.H233])/[.E23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4]=&quot;&quot;);([.E234]=&quot;&quot;));&quot;&quot;;([.D234]-[.E234]))">
            <text:p/>
          </table:table-cell>
          <table:table-cell table:style-name="ce30" table:formula="of:=IF(OR(([.H234]=&quot;&quot;);([.E234]=0));&quot;&quot;;((ABS([.H234])/[.E23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5]=&quot;&quot;);([.E235]=&quot;&quot;));&quot;&quot;;([.D235]-[.E235]))">
            <text:p/>
          </table:table-cell>
          <table:table-cell table:style-name="ce30" table:formula="of:=IF(OR(([.H235]=&quot;&quot;);([.E235]=0));&quot;&quot;;((ABS([.H235])/[.E23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6]=&quot;&quot;);([.E236]=&quot;&quot;));&quot;&quot;;([.D236]-[.E236]))">
            <text:p/>
          </table:table-cell>
          <table:table-cell table:style-name="ce30" table:formula="of:=IF(OR(([.H236]=&quot;&quot;);([.E236]=0));&quot;&quot;;((ABS([.H236])/[.E23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7]=&quot;&quot;);([.E237]=&quot;&quot;));&quot;&quot;;([.D237]-[.E237]))">
            <text:p/>
          </table:table-cell>
          <table:table-cell table:style-name="ce30" table:formula="of:=IF(OR(([.H237]=&quot;&quot;);([.E237]=0));&quot;&quot;;((ABS([.H237])/[.E23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8]=&quot;&quot;);([.E238]=&quot;&quot;));&quot;&quot;;([.D238]-[.E238]))">
            <text:p/>
          </table:table-cell>
          <table:table-cell table:style-name="ce30" table:formula="of:=IF(OR(([.H238]=&quot;&quot;);([.E238]=0));&quot;&quot;;((ABS([.H238])/[.E23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39]=&quot;&quot;);([.E239]=&quot;&quot;));&quot;&quot;;([.D239]-[.E239]))">
            <text:p/>
          </table:table-cell>
          <table:table-cell table:style-name="ce30" table:formula="of:=IF(OR(([.H239]=&quot;&quot;);([.E239]=0));&quot;&quot;;((ABS([.H239])/[.E23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0]=&quot;&quot;);([.E240]=&quot;&quot;));&quot;&quot;;([.D240]-[.E240]))">
            <text:p/>
          </table:table-cell>
          <table:table-cell table:style-name="ce30" table:formula="of:=IF(OR(([.H240]=&quot;&quot;);([.E240]=0));&quot;&quot;;((ABS([.H240])/[.E24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1]=&quot;&quot;);([.E241]=&quot;&quot;));&quot;&quot;;([.D241]-[.E241]))">
            <text:p/>
          </table:table-cell>
          <table:table-cell table:style-name="ce30" table:formula="of:=IF(OR(([.H241]=&quot;&quot;);([.E241]=0));&quot;&quot;;((ABS([.H241])/[.E241])*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2]=&quot;&quot;);([.E242]=&quot;&quot;));&quot;&quot;;([.D242]-[.E242]))">
            <text:p/>
          </table:table-cell>
          <table:table-cell table:style-name="ce30" table:formula="of:=IF(OR(([.H242]=&quot;&quot;);([.E242]=0));&quot;&quot;;((ABS([.H242])/[.E242])*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3]=&quot;&quot;);([.E243]=&quot;&quot;));&quot;&quot;;([.D243]-[.E243]))">
            <text:p/>
          </table:table-cell>
          <table:table-cell table:style-name="ce30" table:formula="of:=IF(OR(([.H243]=&quot;&quot;);([.E243]=0));&quot;&quot;;((ABS([.H243])/[.E243])*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4]=&quot;&quot;);([.E244]=&quot;&quot;));&quot;&quot;;([.D244]-[.E244]))">
            <text:p/>
          </table:table-cell>
          <table:table-cell table:style-name="ce30" table:formula="of:=IF(OR(([.H244]=&quot;&quot;);([.E244]=0));&quot;&quot;;((ABS([.H244])/[.E244])*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5]=&quot;&quot;);([.E245]=&quot;&quot;));&quot;&quot;;([.D245]-[.E245]))">
            <text:p/>
          </table:table-cell>
          <table:table-cell table:style-name="ce30" table:formula="of:=IF(OR(([.H245]=&quot;&quot;);([.E245]=0));&quot;&quot;;((ABS([.H245])/[.E245])*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6]=&quot;&quot;);([.E246]=&quot;&quot;));&quot;&quot;;([.D246]-[.E246]))">
            <text:p/>
          </table:table-cell>
          <table:table-cell table:style-name="ce30" table:formula="of:=IF(OR(([.H246]=&quot;&quot;);([.E246]=0));&quot;&quot;;((ABS([.H246])/[.E246])*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7]=&quot;&quot;);([.E247]=&quot;&quot;));&quot;&quot;;([.D247]-[.E247]))">
            <text:p/>
          </table:table-cell>
          <table:table-cell table:style-name="ce30" table:formula="of:=IF(OR(([.H247]=&quot;&quot;);([.E247]=0));&quot;&quot;;((ABS([.H247])/[.E247])*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8]=&quot;&quot;);([.E248]=&quot;&quot;));&quot;&quot;;([.D248]-[.E248]))">
            <text:p/>
          </table:table-cell>
          <table:table-cell table:style-name="ce30" table:formula="of:=IF(OR(([.H248]=&quot;&quot;);([.E248]=0));&quot;&quot;;((ABS([.H248])/[.E248])*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49]=&quot;&quot;);([.E249]=&quot;&quot;));&quot;&quot;;([.D249]-[.E249]))">
            <text:p/>
          </table:table-cell>
          <table:table-cell table:style-name="ce30" table:formula="of:=IF(OR(([.H249]=&quot;&quot;);([.E249]=0));&quot;&quot;;((ABS([.H249])/[.E249])*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50]=&quot;&quot;);([.E250]=&quot;&quot;));&quot;&quot;;([.D250]-[.E250]))">
            <text:p/>
          </table:table-cell>
          <table:table-cell table:style-name="ce30" table:formula="of:=IF(OR(([.H250]=&quot;&quot;);([.E250]=0));&quot;&quot;;((ABS([.H250])/[.E250])*100))">
            <text:p/>
          </table:table-cell>
          <table:table-cell table:number-columns-repeated="1015"/>
        </table:table-row>
        <table:table-row table:style-name="ro3">
          <table:table-cell table:number-columns-repeated="3"/>
          <table:table-cell table:number-columns-repeated="2"/>
          <table:table-cell table:style-name="ce20"/>
          <table:table-cell/>
          <table:table-cell table:style-name="ce30" table:formula="of:=IF(OR(([.D251]=&quot;&quot;);([.E251]=&quot;&quot;));&quot;&quot;;([.D251]-[.E251]))">
            <text:p/>
          </table:table-cell>
          <table:table-cell table:style-name="ce30" table:formula="of:=IF(OR(([.H251]=&quot;&quot;);([.E251]=0));&quot;&quot;;((ABS([.H251])/[.E251])*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2]=&quot;&quot;);([.E252]=0));&quot;&quot;;((ABS([.H252])/[.E252])*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3]=&quot;&quot;);([.E253]=0));&quot;&quot;;((ABS([.H253])/[.E253])*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4]=&quot;&quot;);([.E254]=0));&quot;&quot;;((ABS([.H254])/[.E254])*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5]=&quot;&quot;);([.E255]=0));&quot;&quot;;((ABS([.H255])/[.E255])*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6]=&quot;&quot;);([.E256]=0));&quot;&quot;;((ABS([.H256])/[.E256])*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7]=&quot;&quot;);([.E257]=0));&quot;&quot;;((ABS([.H257])/[.E257])*100))">
            <text:p/>
          </table:table-cell>
          <table:table-cell table:number-columns-repeated="1015"/>
        </table:table-row>
        <table:table-row table:style-name="ro3">
          <table:table-cell table:number-columns-repeated="4"/>
          <table:table-cell/>
          <table:table-cell table:style-name="ce20"/>
          <table:table-cell/>
          <table:table-cell/>
          <table:table-cell table:style-name="ce30" table:formula="of:=IF(OR(([.H258]=&quot;&quot;);([.E258]=0));&quot;&quot;;((ABS([.H258])/[.E258])*100))">
            <text:p/>
          </table:table-cell>
          <table:table-cell table:number-columns-repeated="1015"/>
        </table:table-row>
        <table:table-row table:style-name="ro2" table:number-rows-repeated="1048317">
          <table:table-cell table:number-columns-repeated="1024"/>
        </table:table-row>
        <table:table-row table:style-name="ro10">
          <table:table-cell table:number-columns-repeated="1024"/>
        </table:table-row>
      </table:table>
      <table:table table:name="Individual_Status" table:style-name="ta3" table:print="false">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number-columns-repeated="2" table:default-cell-style-name="Default"/>
        <table:table-column table:style-name="co16" table:number-columns-repeated="5" table:default-cell-style-name="Default"/>
        <table:table-column table:style-name="co15" table:default-cell-style-name="Default"/>
        <table:table-column table:style-name="co17" table:number-columns-repeated="1011" table:default-cell-style-name="Default"/>
        <table:table-row table:style-name="ro11">
          <table:table-cell table:style-name="ce32" table:formula="of:=([$Instructions.A19])" office:value-type="string" office:string-value="TEAM NAME">
            <text:p>TEAM NAME</text:p>
          </table:table-cell>
          <table:table-cell table:style-name="ce34" table:formula="of:=([$Instructions.B19])" office:value-type="string" office:string-value="Team 38">
            <text:p>Team 38</text:p>
          </table:table-cell>
          <table:table-cell table:number-columns-repeated="1022"/>
        </table:table-row>
        <table:table-row table:style-name="ro11">
          <table:table-cell table:style-name="ce32" table:formula="of:=([$Instructions.A20])" office:value-type="string" office:string-value="PROJECT NAME">
            <text:p>PROJECT NAME</text:p>
          </table:table-cell>
          <table:table-cell table:style-name="ce34" table:formula="of:=([$Instructions.B20])" office:value-type="string" office:string-value="Arithmetic Animator">
            <text:p>Arithmetic Animator</text:p>
          </table:table-cell>
          <table:table-cell table:number-columns-repeated="1022"/>
        </table:table-row>
        <table:table-row table:style-name="ro11">
          <table:table-cell table:style-name="ce32" table:formula="of:=([$Instructions.A21])" office:value-type="string" office:string-value="PROJECT MENTOR">
            <text:p>PROJECT MENTOR</text:p>
          </table:table-cell>
          <table:table-cell table:style-name="ce34" table:formula="of:=([$Instructions.B21])" office:value-type="string" office:string-value="Dr. Sudhakar Pattagunta, Dr. Suresh Purini">
            <text:p>Dr. Sudhakar Pattagunta, Dr. Suresh Purini</text:p>
          </table:table-cell>
          <table:table-cell table:number-columns-repeated="1022"/>
        </table:table-row>
        <table:table-row table:style-name="ro2">
          <table:table-cell table:number-columns-repeated="1024"/>
        </table:table-row>
        <table:table-row table:style-name="ro12">
          <table:table-cell table:style-name="ce32" office:value-type="string">
            <text:p>Actvities</text:p>
          </table:table-cell>
          <table:table-cell table:style-name="ce32" table:formula="of:=([$Instructions.B22])" office:value-type="string" office:string-value="Arnav Sharma">
            <text:p>Arnav Sharma</text:p>
          </table:table-cell>
          <table:table-cell/>
          <table:table-cell table:style-name="ce32" table:formula="of:=([$Instructions.B23])" office:value-type="string" office:string-value="Sai Praneeth">
            <text:p>Sai Praneeth</text:p>
          </table:table-cell>
          <table:table-cell/>
          <table:table-cell table:style-name="ce32" table:formula="of:=([$Instructions.B24])" office:value-type="string" office:string-value="Somay Jain">
            <text:p>Somay Jain</text:p>
          </table:table-cell>
          <table:table-cell/>
          <table:table-cell table:style-name="ce32" table:formula="of:=([$Instructions.B25])" office:value-type="string" office:string-value="Sri Harsha">
            <text:p>Sri Harsha</text:p>
          </table:table-cell>
          <table:table-cell/>
          <table:table-cell table:style-name="ce32" table:formula="of:=([$Instructions.B26])" office:value-type="float" office:value="0">
            <text:p>0</text:p>
          </table:table-cell>
          <table:table-cell/>
          <table:table-cell table:style-name="ce32" office:value-type="string">
            <text:p>Estimated Total Hours</text:p>
          </table:table-cell>
          <table:table-cell table:style-name="ce36" office:value-type="string">
            <text:p>Actual Total Hours</text:p>
          </table:table-cell>
          <table:table-cell table:number-columns-repeated="1011"/>
        </table:table-row>
        <table:table-row table:style-name="ro3">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style-name="ce35" office:value-type="string">
            <text:p>Estimated Time</text:p>
          </table:table-cell>
          <table:table-cell table:style-name="ce35" office:value-type="string">
            <text:p>Actual Time Spent</text:p>
          </table:table-cell>
          <table:table-cell table:number-columns-repeated="1013"/>
        </table:table-row>
        <table:table-row table:style-name="ro8">
          <table:table-cell table:style-name="ce33" table:formula="of:=([$Team_Status.A7])" office:value-type="string" office:string-value="Week 6 (sept 5- sept 11)">
            <text:p>Week 6 (sept 5- sept 11)</text:p>
          </table:table-cell>
          <table:table-cell table:number-columns-repeated="1023"/>
        </table:table-row>
        <table:table-row table:style-name="ro8">
          <table:table-cell table:style-name="ce7" table:formula="of:=([$Team_Status.A8])" office:value-type="string" office:string-value="Role preferences">
            <text:p>Role preferences</text:p>
          </table:table-cell>
          <table:table-cell table:number-columns-repeated="2" table:style-name="ce1" office:value-type="float" office:value="0">
            <text:p>0</text:p>
          </table:table-cell>
          <table:table-cell table:style-name="ce1" office:value-type="float" office:value="1">
            <text:p>1</text:p>
          </table:table-cell>
          <table:table-cell table:style-name="ce1" office:value-type="float" office:value="0.5">
            <text:p>0.5</text:p>
          </table:table-cell>
          <table:table-cell table:number-columns-repeated="4" table:style-name="ce1" office:value-type="float" office:value="0">
            <text:p>0</text:p>
          </table:table-cell>
          <table:table-cell table:number-columns-repeated="2"/>
          <table:table-cell table:style-name="ce1" table:formula="of:=SUM((((([.B8]+[.D8])+[.F8])+[.H8])+[.J8]))" office:value-type="float" office:value="1">
            <text:p>1</text:p>
          </table:table-cell>
          <table:table-cell table:style-name="ce1" table:formula="of:=SUM((((([.C8]+[.E8])+[.G8])+[.I8])+[.K8]))" office:value-type="float" office:value="0.5">
            <text:p>0.5</text:p>
          </table:table-cell>
          <table:table-cell table:number-columns-repeated="1011"/>
        </table:table-row>
        <table:table-row table:style-name="ro8">
          <table:table-cell table:style-name="ce7" table:formula="of:=([$Team_Status.A9])" office:value-type="string" office:string-value="Meeting with Project Mentor">
            <text:p>Meeting with Project Mentor</text:p>
          </table:table-cell>
          <table:table-cell table:number-columns-repeated="8" table:style-name="ce1" office:value-type="float" office:value="0.5">
            <text:p>0.5</text:p>
          </table:table-cell>
          <table:table-cell table:number-columns-repeated="2"/>
          <table:table-cell table:style-name="ce1" table:formula="of:=SUM((((([.B9]+[.D9])+[.F9])+[.H9])+[.J9]))" office:value-type="float" office:value="2">
            <text:p>2</text:p>
          </table:table-cell>
          <table:table-cell table:style-name="ce1" table:formula="of:=SUM((((([.C9]+[.E9])+[.G9])+[.I9])+[.K9]))" office:value-type="float" office:value="2">
            <text:p>2</text:p>
          </table:table-cell>
          <table:table-cell table:number-columns-repeated="1011"/>
        </table:table-row>
        <table:table-row table:style-name="ro8">
          <table:table-cell table:style-name="ce7" table:formula="of:=([$Team_Status.A10])" office:value-type="string" office:string-value="Decide on technology to be used">
            <text:p>Decide on technology to be used</text:p>
          </table:table-cell>
          <table:table-cell table:number-columns-repeated="2" table:style-name="ce1" office:value-type="float" office:value="0.5">
            <text:p>0.5</text:p>
          </table:table-cell>
          <table:table-cell table:number-columns-repeated="2" table:style-name="ce1" office:value-type="float" office:value="0">
            <text:p>0</text:p>
          </table:table-cell>
          <table:table-cell table:style-name="ce1" office:value-type="float" office:value="0.5">
            <text:p>0.5</text:p>
          </table:table-cell>
          <table:table-cell table:style-name="ce1" office:value-type="float" office:value="1.5">
            <text:p>1.5</text:p>
          </table:table-cell>
          <table:table-cell table:number-columns-repeated="2" table:style-name="ce1" office:value-type="float" office:value="0">
            <text:p>0</text:p>
          </table:table-cell>
          <table:table-cell table:number-columns-repeated="2"/>
          <table:table-cell table:style-name="ce1" table:formula="of:=SUM((((([.B10]+[.D10])+[.F10])+[.H10])+[.J10]))" office:value-type="float" office:value="1">
            <text:p>1</text:p>
          </table:table-cell>
          <table:table-cell table:style-name="ce1" table:formula="of:=SUM((((([.C10]+[.E10])+[.G10])+[.I10])+[.K10]))" office:value-type="float" office:value="2">
            <text:p>2</text:p>
          </table:table-cell>
          <table:table-cell table:number-columns-repeated="1011"/>
        </table:table-row>
        <table:table-row table:style-name="ro8">
          <table:table-cell table:style-name="ce7" table:formula="of:=([$Team_Status.A11])" office:value-type="string" office:string-value="Project synopsis writeup">
            <text:p>Project synopsis writeup</text:p>
          </table:table-cell>
          <table:table-cell table:number-columns-repeated="2" table:style-name="ce1" office:value-type="float" office:value="1">
            <text:p>1</text:p>
          </table:table-cell>
          <table:table-cell table:number-columns-repeated="6" table:style-name="ce1" office:value-type="float" office:value="0">
            <text:p>0</text:p>
          </table:table-cell>
          <table:table-cell table:number-columns-repeated="2"/>
          <table:table-cell table:style-name="ce1" table:formula="of:=SUM((((([.B11]+[.D11])+[.F11])+[.H11])+[.J11]))" office:value-type="float" office:value="1">
            <text:p>1</text:p>
          </table:table-cell>
          <table:table-cell table:style-name="ce1" table:formula="of:=SUM((((([.C11]+[.E11])+[.G11])+[.I11])+[.K11]))" office:value-type="float" office:value="1">
            <text:p>1</text:p>
          </table:table-cell>
          <table:table-cell table:number-columns-repeated="1011"/>
        </table:table-row>
        <table:table-row table:style-name="ro8">
          <table:table-cell table:style-name="ce7" table:formula="of:=([$Team_Status.A12])" office:value-type="string" office:string-value="Team Meeting">
            <text:p>Team Meeting</text:p>
          </table:table-cell>
          <table:table-cell table:number-columns-repeated="8" table:style-name="ce1" office:value-type="float" office:value="0.25">
            <text:p>0.25</text:p>
          </table:table-cell>
          <table:table-cell table:number-columns-repeated="2"/>
          <table:table-cell table:style-name="ce1" table:formula="of:=SUM((((([.B12]+[.D12])+[.F12])+[.H12])+[.J12]))" office:value-type="float" office:value="1">
            <text:p>1</text:p>
          </table:table-cell>
          <table:table-cell table:style-name="ce1" table:formula="of:=SUM((((([.C12]+[.E12])+[.G12])+[.I12])+[.K12]))" office:value-type="float" office:value="1">
            <text:p>1</text:p>
          </table:table-cell>
          <table:table-cell table:number-columns-repeated="1011"/>
        </table:table-row>
        <table:table-row table:style-name="ro8">
          <table:table-cell table:style-name="ce7" table:formula="of:=([$Team_Status.A13])" office:value-type="string" office:string-value="Status tracker">
            <text:p>Status tracker</text:p>
          </table:table-cell>
          <table:table-cell table:number-columns-repeated="4" table:style-name="ce1" office:value-type="float" office:value="0">
            <text:p>0</text:p>
          </table:table-cell>
          <table:table-cell table:style-name="ce1" office:value-type="float" office:value="0.5">
            <text:p>0.5</text:p>
          </table:table-cell>
          <table:table-cell table:style-name="ce1" office:value-type="float" office:value="0.3">
            <text:p>0.3</text:p>
          </table:table-cell>
          <table:table-cell table:number-columns-repeated="2" table:style-name="ce1" office:value-type="float" office:value="0">
            <text:p>0</text:p>
          </table:table-cell>
          <table:table-cell table:number-columns-repeated="2"/>
          <table:table-cell table:style-name="ce1" table:formula="of:=SUM((((([.B13]+[.D13])+[.F13])+[.H13])+[.J13]))" office:value-type="float" office:value="0.5">
            <text:p>0.5</text:p>
          </table:table-cell>
          <table:table-cell table:style-name="ce1" table:formula="of:=SUM((((([.C13]+[.E13])+[.G13])+[.I13])+[.K13]))" office:value-type="float" office:value="0.3">
            <text:p>0.3</text:p>
          </table:table-cell>
          <table:table-cell table:number-columns-repeated="1011"/>
        </table:table-row>
        <table:table-row table:style-name="ro8">
          <table:table-cell table:style-name="ce33" table:formula="of:=([$Team_Status.A14])" office:value-type="string" office:string-value="Week 7 (sept 12 - sept  18)">
            <text:p>Week 7 (sept 12 - sept <text:s/>18)</text:p>
          </table:table-cell>
          <table:table-cell table:number-columns-repeated="1023"/>
        </table:table-row>
        <table:table-row table:style-name="ro8">
          <table:table-cell table:style-name="ce7" table:formula="of:=([$Team_Status.A15])" office:value-type="string" office:string-value="Learn Javascript">
            <text:p>Learn Javascript</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5]+[.D15])+[.F15])+[.H15])+[.J15]))" office:value-type="float" office:value="6">
            <text:p>6</text:p>
          </table:table-cell>
          <table:table-cell table:style-name="ce1" table:formula="of:=SUM((((([.C15]+[.E15])+[.G15])+[.I15])+[.K15]))" office:value-type="float" office:value="0">
            <text:p>0</text:p>
          </table:table-cell>
          <table:table-cell table:number-columns-repeated="1011"/>
        </table:table-row>
        <table:table-row table:style-name="ro6">
          <table:table-cell table:style-name="ce7" table:formula="of:=([$Team_Status.A16])" office:value-type="string" office:string-value="Make a elementary app using animations(2)">
            <text:p>Make a elementary app using animations(2)</text:p>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number-columns-repeated="3"/>
          <table:table-cell table:style-name="ce1" table:formula="of:=SUM((((([.B16]+[.D16])+[.F16])+[.H16])+[.J16]))" office:value-type="float" office:value="12">
            <text:p>12</text:p>
          </table:table-cell>
          <table:table-cell table:style-name="ce1" table:formula="of:=SUM((((([.C16]+[.E16])+[.G16])+[.I16])+[.K16]))" office:value-type="float" office:value="0">
            <text:p>0</text:p>
          </table:table-cell>
          <table:table-cell table:number-columns-repeated="1011"/>
        </table:table-row>
        <table:table-row table:style-name="ro8">
          <table:table-cell table:style-name="ce7" table:formula="of:=([$Team_Status.A17])" office:value-type="string" office:string-value="Learn HTML5, CSS3">
            <text:p>Learn HTML5, CSS3</text:p>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table-cell table:style-name="ce1" office:value-type="float" office:value="1.5">
            <text:p>1.5</text:p>
          </table:table-cell>
          <table:table-cell table:number-columns-repeated="3"/>
          <table:table-cell table:style-name="ce1" table:formula="of:=SUM((((([.B17]+[.D17])+[.F17])+[.H17])+[.J17]))" office:value-type="float" office:value="6">
            <text:p>6</text:p>
          </table:table-cell>
          <table:table-cell table:style-name="ce1" table:formula="of:=SUM((((([.C17]+[.E17])+[.G17])+[.I17])+[.K17]))" office:value-type="float" office:value="0">
            <text:p>0</text:p>
          </table:table-cell>
          <table:table-cell table:number-columns-repeated="1011"/>
        </table:table-row>
        <table:table-row table:style-name="ro6">
          <table:table-cell table:style-name="ce7" table:formula="of:=([$Team_Status.A18])" office:value-type="string" office:string-value="Make a elementary app using animations(1)">
            <text:p>Make a elementary app using animations(1)</text:p>
          </table:table-cell>
          <table:table-cell table:style-name="ce1" office:value-type="float" office:value="6">
            <text:p>6</text:p>
          </table:table-cell>
          <table:table-cell/>
          <table:table-cell table:style-name="ce1" office:value-type="float" office:value="0">
            <text:p>0</text:p>
          </table:table-cell>
          <table:table-cell/>
          <table:table-cell table:style-name="ce1" office:value-type="float" office:value="6">
            <text:p>6</text:p>
          </table:table-cell>
          <table:table-cell/>
          <table:table-cell table:style-name="ce1" office:value-type="float" office:value="0">
            <text:p>0</text:p>
          </table:table-cell>
          <table:table-cell table:number-columns-repeated="3"/>
          <table:table-cell table:style-name="ce1" table:formula="of:=SUM((((([.B18]+[.D18])+[.F18])+[.H18])+[.J18]))" office:value-type="float" office:value="12">
            <text:p>12</text:p>
          </table:table-cell>
          <table:table-cell table:style-name="ce1" table:formula="of:=SUM((((([.C18]+[.E18])+[.G18])+[.I18])+[.K18]))" office:value-type="float" office:value="0">
            <text:p>0</text:p>
          </table:table-cell>
          <table:table-cell table:number-columns-repeated="1011"/>
        </table:table-row>
        <table:table-row table:style-name="ro8">
          <table:table-cell table:style-name="ce7" table:formula="of:=([$Team_Status.A19])" office:value-type="string" office:string-value="Role Preferences">
            <text:p>Role Preferences</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5">
            <text:p>0.5</text:p>
          </table:table-cell>
          <table:table-cell table:number-columns-repeated="3"/>
          <table:table-cell table:style-name="ce1" table:formula="of:=SUM((((([.B19]+[.D19])+[.F19])+[.H19])+[.J19]))" office:value-type="float" office:value="0.5">
            <text:p>0.5</text:p>
          </table:table-cell>
          <table:table-cell table:style-name="ce1" table:formula="of:=SUM((((([.C19]+[.E19])+[.G19])+[.I19])+[.K19]))" office:value-type="float" office:value="0">
            <text:p>0</text:p>
          </table:table-cell>
          <table:table-cell table:number-columns-repeated="1011"/>
        </table:table-row>
        <table:table-row table:style-name="ro8">
          <table:table-cell table:style-name="ce7" table:formula="of:=([$Team_Status.A20])" office:value-type="string" office:string-value="Study Capability of PhoneGap/Titanium">
            <text:p>Study Capability of PhoneGap/Titanium</text:p>
          </table:table-cell>
          <table:table-cell table:style-name="ce1" office:value-type="float" office:value="3">
            <text:p>3</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table-cell/>
          <table:table-cell table:style-name="ce1" table:formula="of:=SUM((((([.B20]+[.D20])+[.F20])+[.H20])+[.J20]))" office:value-type="float" office:value="3">
            <text:p>3</text:p>
          </table:table-cell>
          <table:table-cell table:number-columns-repeated="1012"/>
        </table:table-row>
        <table:table-row table:style-name="ro8">
          <table:table-cell table:style-name="ce7" table:formula="of:=([$Team_Status.A21])" office:value-type="string" office:string-value="Project Plan">
            <text:p>Project Plan</text:p>
          </table:table-cell>
          <table:table-cell table:style-name="ce1" office:value-type="float" office:value="0.5">
            <text:p>0.5</text:p>
          </table:table-cell>
          <table:table-cell/>
          <table:table-cell table:style-name="ce1" office:value-type="float" office:value="1">
            <text:p>1</text:p>
          </table:table-cell>
          <table:table-cell/>
          <table:table-cell table:style-name="ce1" office:value-type="float" office:value="1.5">
            <text:p>1.5</text:p>
          </table:table-cell>
          <table:table-cell/>
          <table:table-cell table:style-name="ce1" office:value-type="float" office:value="1">
            <text:p>1</text:p>
          </table:table-cell>
          <table:table-cell/>
          <table:table-cell/>
          <table:table-cell/>
          <table:table-cell table:style-name="ce1" table:formula="of:=SUM((((([.B21]+[.D21])+[.F21])+[.H21])+[.J21]))" office:value-type="float" office:value="4">
            <text:p>4</text:p>
          </table:table-cell>
          <table:table-cell table:number-columns-repeated="1012"/>
        </table:table-row>
        <table:table-row table:style-name="ro8">
          <table:table-cell table:style-name="ce7" table:formula="of:=([$Team_Status.A22])" office:value-type="string" office:string-value="SVN Repository setup">
            <text:p>SVN Repository setup</text:p>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0">
            <text:p>0</text:p>
          </table:table-cell>
          <table:table-cell/>
          <table:table-cell table:style-name="ce1" office:value-type="float" office:value="1">
            <text:p>1</text:p>
          </table:table-cell>
          <table:table-cell/>
          <table:table-cell/>
          <table:table-cell/>
          <table:table-cell table:style-name="ce1" table:formula="of:=SUM((((([.B22]+[.D22])+[.F22])+[.H22])+[.J22]))" office:value-type="float" office:value="1">
            <text:p>1</text:p>
          </table:table-cell>
          <table:table-cell table:number-columns-repeated="1012"/>
        </table:table-row>
        <table:table-row table:style-name="ro8">
          <table:table-cell table:style-name="ce7" table:formula="of:=([$Team_Status.A23])" office:value-type="string" office:string-value="UI Design">
            <text:p>UI Design</text:p>
          </table:table-cell>
          <table:table-cell table:style-name="ce1" office:value-type="float" office:value="0.5">
            <text:p>0.5</text:p>
          </table:table-cell>
          <table:table-cell/>
          <table:table-cell table:style-name="ce1" office:value-type="float" office:value="0">
            <text:p>0</text:p>
          </table:table-cell>
          <table:table-cell/>
          <table:table-cell table:style-name="ce1" office:value-type="float" office:value="0.5">
            <text:p>0.5</text:p>
          </table:table-cell>
          <table:table-cell/>
          <table:table-cell table:style-name="ce1" office:value-type="float" office:value="0">
            <text:p>0</text:p>
          </table:table-cell>
          <table:table-cell table:number-columns-repeated="3"/>
          <table:table-cell table:style-name="ce1" table:formula="of:=SUM((((([.B23]+[.D23])+[.F23])+[.H23])+[.J23]))" office:value-type="float" office:value="1">
            <text:p>1</text:p>
          </table:table-cell>
          <table:table-cell table:style-name="ce1" table:formula="of:=SUM((((([.C23]+[.E23])+[.G23])+[.I23])+[.K23]))" office:value-type="float" office:value="0">
            <text:p>0</text:p>
          </table:table-cell>
          <table:table-cell table:number-columns-repeated="1011"/>
        </table:table-row>
        <table:table-row table:style-name="ro8">
          <table:table-cell table:style-name="ce33" table:formula="of:=([$Team_Status.A24])" office:value-type="string" office:string-value="Week 8 (sept 19 - sept 25)">
            <text:p>Week 8 (sept 19 - sept 25)</text:p>
          </table:table-cell>
          <table:table-cell table:number-columns-repeated="1023"/>
        </table:table-row>
        <table:table-row table:style-name="ro8">
          <table:table-cell table:style-name="ce7" table:formula="of:=([$Team_Status.A25])" office:value-type="string" office:string-value="Learn Javascript">
            <text:p>Learn Javascript</text:p>
          </table:table-cell>
          <table:table-cell table:number-columns-repeated="10"/>
          <table:table-cell table:style-name="ce1" table:formula="of:=SUM((((([.B25]+[.D25])+[.F25])+[.H25])+[.J25]))" office:value-type="float" office:value="0">
            <text:p>0</text:p>
          </table:table-cell>
          <table:table-cell table:style-name="ce1" table:formula="of:=SUM((((([.C25]+[.E25])+[.G25])+[.I25])+[.K25]))" office:value-type="float" office:value="0">
            <text:p>0</text:p>
          </table:table-cell>
          <table:table-cell table:number-columns-repeated="1011"/>
        </table:table-row>
        <table:table-row table:style-name="ro6">
          <table:table-cell table:style-name="ce7" table:formula="of:=([$Team_Status.A26])" office:value-type="string" office:string-value="Make a elementary app using animations(2)">
            <text:p>Make a elementary app using animations(2)</text:p>
          </table:table-cell>
          <table:table-cell table:number-columns-repeated="10"/>
          <table:table-cell table:style-name="ce1" table:formula="of:=SUM((((([.B26]+[.D26])+[.F26])+[.H26])+[.J26]))" office:value-type="float" office:value="0">
            <text:p>0</text:p>
          </table:table-cell>
          <table:table-cell table:style-name="ce1" table:formula="of:=SUM((((([.C26]+[.E26])+[.G26])+[.I26])+[.K26]))" office:value-type="float" office:value="0">
            <text:p>0</text:p>
          </table:table-cell>
          <table:table-cell table:number-columns-repeated="1011"/>
        </table:table-row>
        <table:table-row table:style-name="ro8">
          <table:table-cell table:style-name="ce7" table:formula="of:=([$Team_Status.A27])" office:value-type="string" office:string-value="Learn HTML5, CSS3">
            <text:p>Learn HTML5, CSS3</text:p>
          </table:table-cell>
          <table:table-cell table:number-columns-repeated="10"/>
          <table:table-cell table:style-name="ce1" table:formula="of:=SUM((((([.B27]+[.D27])+[.F27])+[.H27])+[.J27]))" office:value-type="float" office:value="0">
            <text:p>0</text:p>
          </table:table-cell>
          <table:table-cell table:style-name="ce1" table:formula="of:=SUM((((([.C27]+[.E27])+[.G27])+[.I27])+[.K27]))" office:value-type="float" office:value="0">
            <text:p>0</text:p>
          </table:table-cell>
          <table:table-cell table:number-columns-repeated="1011"/>
        </table:table-row>
        <table:table-row table:style-name="ro6">
          <table:table-cell table:style-name="ce7" table:formula="of:=([$Team_Status.A28])" office:value-type="string" office:string-value="Make a elementary app using animations(1)">
            <text:p>Make a elementary app using animations(1)</text:p>
          </table:table-cell>
          <table:table-cell table:number-columns-repeated="10"/>
          <table:table-cell table:style-name="ce1" table:formula="of:=SUM((((([.B28]+[.D28])+[.F28])+[.H28])+[.J28]))" office:value-type="float" office:value="0">
            <text:p>0</text:p>
          </table:table-cell>
          <table:table-cell table:style-name="ce1" table:formula="of:=SUM((((([.C28]+[.E28])+[.G28])+[.I28])+[.K28]))" office:value-type="float" office:value="0">
            <text:p>0</text:p>
          </table:table-cell>
          <table:table-cell table:number-columns-repeated="1011"/>
        </table:table-row>
        <table:table-row table:style-name="ro6">
          <table:table-cell table:style-name="ce7" table:formula="of:=([$Team_Status.A29])" office:value-type="string" office:string-value="Start Towards Actual Product Development">
            <text:p>Start Towards Actual Product Development</text:p>
          </table:table-cell>
          <table:table-cell table:number-columns-repeated="10"/>
          <table:table-cell table:style-name="ce1" table:formula="of:=SUM((((([.B29]+[.D29])+[.F29])+[.H29])+[.J29]))" office:value-type="float" office:value="0">
            <text:p>0</text:p>
          </table:table-cell>
          <table:table-cell table:style-name="ce1" table:formula="of:=SUM((((([.C29]+[.E29])+[.G29])+[.I29])+[.K29]))" office:value-type="float" office:value="0">
            <text:p>0</text:p>
          </table:table-cell>
          <table:table-cell table:number-columns-repeated="1011"/>
        </table:table-row>
        <table:table-row table:style-name="ro13">
          <table:table-cell table:style-name="ce33" table:formula="of:=([$Team_Status.A30])" office:value-type="float" office:value="0">
            <text:p>0</text:p>
          </table:table-cell>
          <table:table-cell table:number-columns-repeated="10"/>
          <table:table-cell table:style-name="ce1" table:formula="of:=SUM((((([.B30]+[.D30])+[.F30])+[.H30])+[.J30]))" office:value-type="float" office:value="0">
            <text:p>0</text:p>
          </table:table-cell>
          <table:table-cell table:style-name="ce1" table:formula="of:=SUM((((([.C30]+[.E30])+[.G30])+[.I30])+[.K30]))" office:value-type="float" office:value="0">
            <text:p>0</text:p>
          </table:table-cell>
          <table:table-cell table:number-columns-repeated="1011"/>
        </table:table-row>
        <table:table-row table:style-name="ro8">
          <table:table-cell table:style-name="ce7" table:formula="of:=([$Team_Status.A31])" office:value-type="float" office:value="0">
            <text:p>0</text:p>
          </table:table-cell>
          <table:table-cell table:number-columns-repeated="10"/>
          <table:table-cell table:style-name="ce1" table:formula="of:=SUM((((([.B31]+[.D31])+[.F31])+[.H31])+[.J31]))" office:value-type="float" office:value="0">
            <text:p>0</text:p>
          </table:table-cell>
          <table:table-cell table:style-name="ce1" table:formula="of:=SUM((((([.C31]+[.E31])+[.G31])+[.I31])+[.K31]))" office:value-type="float" office:value="0">
            <text:p>0</text:p>
          </table:table-cell>
          <table:table-cell table:number-columns-repeated="1011"/>
        </table:table-row>
        <table:table-row table:style-name="ro8">
          <table:table-cell table:style-name="ce7" table:formula="of:=([$Team_Status.A32])" office:value-type="float" office:value="0">
            <text:p>0</text:p>
          </table:table-cell>
          <table:table-cell table:number-columns-repeated="10"/>
          <table:table-cell table:style-name="ce1" table:formula="of:=SUM((((([.B32]+[.D32])+[.F32])+[.H32])+[.J32]))" office:value-type="float" office:value="0">
            <text:p>0</text:p>
          </table:table-cell>
          <table:table-cell table:style-name="ce1" table:formula="of:=SUM((((([.C32]+[.E32])+[.G32])+[.I32])+[.K32]))" office:value-type="float" office:value="0">
            <text:p>0</text:p>
          </table:table-cell>
          <table:table-cell table:number-columns-repeated="1011"/>
        </table:table-row>
        <table:table-row table:style-name="ro8">
          <table:table-cell table:style-name="ce7" table:formula="of:=([$Team_Status.A33])" office:value-type="float" office:value="0">
            <text:p>0</text:p>
          </table:table-cell>
          <table:table-cell table:number-columns-repeated="10"/>
          <table:table-cell table:style-name="ce1" table:formula="of:=SUM((((([.B33]+[.D33])+[.F33])+[.H33])+[.J33]))" office:value-type="float" office:value="0">
            <text:p>0</text:p>
          </table:table-cell>
          <table:table-cell table:style-name="ce1" table:formula="of:=SUM((((([.C33]+[.E33])+[.G33])+[.I33])+[.K33]))" office:value-type="float" office:value="0">
            <text:p>0</text:p>
          </table:table-cell>
          <table:table-cell table:number-columns-repeated="1011"/>
        </table:table-row>
        <table:table-row table:style-name="ro8">
          <table:table-cell table:style-name="ce7" table:formula="of:=([$Team_Status.A34])" office:value-type="float" office:value="0">
            <text:p>0</text:p>
          </table:table-cell>
          <table:table-cell table:number-columns-repeated="10"/>
          <table:table-cell table:style-name="ce1" table:formula="of:=SUM((((([.B34]+[.D34])+[.F34])+[.H34])+[.J34]))" office:value-type="float" office:value="0">
            <text:p>0</text:p>
          </table:table-cell>
          <table:table-cell table:style-name="ce1" table:formula="of:=SUM((((([.C34]+[.E34])+[.G34])+[.I34])+[.K34]))" office:value-type="float" office:value="0">
            <text:p>0</text:p>
          </table:table-cell>
          <table:table-cell table:number-columns-repeated="1011"/>
        </table:table-row>
        <table:table-row table:style-name="ro8">
          <table:table-cell table:style-name="ce7" table:formula="of:=([$Team_Status.A35])" office:value-type="float" office:value="0">
            <text:p>0</text:p>
          </table:table-cell>
          <table:table-cell table:number-columns-repeated="10"/>
          <table:table-cell table:style-name="ce1" table:formula="of:=SUM((((([.B35]+[.D35])+[.F35])+[.H35])+[.J35]))" office:value-type="float" office:value="0">
            <text:p>0</text:p>
          </table:table-cell>
          <table:table-cell table:style-name="ce1" table:formula="of:=SUM((((([.C35]+[.E35])+[.G35])+[.I35])+[.K35]))" office:value-type="float" office:value="0">
            <text:p>0</text:p>
          </table:table-cell>
          <table:table-cell table:number-columns-repeated="1011"/>
        </table:table-row>
        <table:table-row table:style-name="ro8">
          <table:table-cell table:style-name="ce7" table:formula="of:=([$Team_Status.A36])" office:value-type="float" office:value="0">
            <text:p>0</text:p>
          </table:table-cell>
          <table:table-cell table:number-columns-repeated="10"/>
          <table:table-cell table:style-name="ce1" table:formula="of:=SUM((((([.B36]+[.D36])+[.F36])+[.H36])+[.J36]))" office:value-type="float" office:value="0">
            <text:p>0</text:p>
          </table:table-cell>
          <table:table-cell table:style-name="ce1" table:formula="of:=SUM((((([.C36]+[.E36])+[.G36])+[.I36])+[.K36]))" office:value-type="float" office:value="0">
            <text:p>0</text:p>
          </table:table-cell>
          <table:table-cell table:number-columns-repeated="1011"/>
        </table:table-row>
        <table:table-row table:style-name="ro8">
          <table:table-cell table:style-name="ce7" table:formula="of:=([$Team_Status.A37])" office:value-type="float" office:value="0">
            <text:p>0</text:p>
          </table:table-cell>
          <table:table-cell table:number-columns-repeated="10"/>
          <table:table-cell table:style-name="ce1" table:formula="of:=SUM((((([.B37]+[.D37])+[.F37])+[.H37])+[.J37]))" office:value-type="float" office:value="0">
            <text:p>0</text:p>
          </table:table-cell>
          <table:table-cell table:style-name="ce1" table:formula="of:=SUM((((([.C37]+[.E37])+[.G37])+[.I37])+[.K37]))" office:value-type="float" office:value="0">
            <text:p>0</text:p>
          </table:table-cell>
          <table:table-cell table:number-columns-repeated="1011"/>
        </table:table-row>
        <table:table-row table:style-name="ro8">
          <table:table-cell table:style-name="ce7" table:formula="of:=([$Team_Status.A38])" office:value-type="float" office:value="0">
            <text:p>0</text:p>
          </table:table-cell>
          <table:table-cell table:number-columns-repeated="10"/>
          <table:table-cell table:style-name="ce1" table:formula="of:=SUM((((([.B38]+[.D38])+[.F38])+[.H38])+[.J38]))" office:value-type="float" office:value="0">
            <text:p>0</text:p>
          </table:table-cell>
          <table:table-cell table:style-name="ce1" table:formula="of:=SUM((((([.C38]+[.E38])+[.G38])+[.I38])+[.K38]))" office:value-type="float" office:value="0">
            <text:p>0</text:p>
          </table:table-cell>
          <table:table-cell table:number-columns-repeated="1011"/>
        </table:table-row>
        <table:table-row table:style-name="ro8">
          <table:table-cell table:style-name="ce7" table:formula="of:=([$Team_Status.A39])" office:value-type="float" office:value="0">
            <text:p>0</text:p>
          </table:table-cell>
          <table:table-cell table:number-columns-repeated="10"/>
          <table:table-cell table:style-name="ce1" table:formula="of:=SUM((((([.B39]+[.D39])+[.F39])+[.H39])+[.J39]))" office:value-type="float" office:value="0">
            <text:p>0</text:p>
          </table:table-cell>
          <table:table-cell table:style-name="ce1" table:formula="of:=SUM((((([.C39]+[.E39])+[.G39])+[.I39])+[.K39]))" office:value-type="float" office:value="0">
            <text:p>0</text:p>
          </table:table-cell>
          <table:table-cell table:number-columns-repeated="1011"/>
        </table:table-row>
        <table:table-row table:style-name="ro8">
          <table:table-cell table:style-name="ce7" table:formula="of:=([$Team_Status.A40])" office:value-type="float" office:value="0">
            <text:p>0</text:p>
          </table:table-cell>
          <table:table-cell table:number-columns-repeated="10"/>
          <table:table-cell table:style-name="ce1" table:formula="of:=SUM((((([.B40]+[.D40])+[.F40])+[.H40])+[.J40]))" office:value-type="float" office:value="0">
            <text:p>0</text:p>
          </table:table-cell>
          <table:table-cell table:style-name="ce1" table:formula="of:=SUM((((([.C40]+[.E40])+[.G40])+[.I40])+[.K40]))" office:value-type="float" office:value="0">
            <text:p>0</text:p>
          </table:table-cell>
          <table:table-cell table:number-columns-repeated="1011"/>
        </table:table-row>
        <table:table-row table:style-name="ro8">
          <table:table-cell table:style-name="ce33" table:formula="of:=([$Team_Status.A41])" office:value-type="float" office:value="0">
            <text:p>0</text:p>
          </table:table-cell>
          <table:table-cell table:number-columns-repeated="10"/>
          <table:table-cell table:style-name="ce1" table:formula="of:=SUM((((([.B41]+[.D41])+[.F41])+[.H41])+[.J41]))" office:value-type="float" office:value="0">
            <text:p>0</text:p>
          </table:table-cell>
          <table:table-cell table:style-name="ce1" table:formula="of:=SUM((((([.C41]+[.E41])+[.G41])+[.I41])+[.K41]))" office:value-type="float" office:value="0">
            <text:p>0</text:p>
          </table:table-cell>
          <table:table-cell table:number-columns-repeated="1011"/>
        </table:table-row>
        <table:table-row table:style-name="ro8">
          <table:table-cell table:style-name="ce7" table:formula="of:=([$Team_Status.A42])" office:value-type="float" office:value="0">
            <text:p>0</text:p>
          </table:table-cell>
          <table:table-cell table:number-columns-repeated="10"/>
          <table:table-cell table:style-name="ce1" table:formula="of:=SUM((((([.B42]+[.D42])+[.F42])+[.H42])+[.J42]))" office:value-type="float" office:value="0">
            <text:p>0</text:p>
          </table:table-cell>
          <table:table-cell table:style-name="ce1" table:formula="of:=SUM((((([.C42]+[.E42])+[.G42])+[.I42])+[.K42]))" office:value-type="float" office:value="0">
            <text:p>0</text:p>
          </table:table-cell>
          <table:table-cell table:number-columns-repeated="1011"/>
        </table:table-row>
        <table:table-row table:style-name="ro8">
          <table:table-cell table:style-name="ce7" table:formula="of:=([$Team_Status.A43])" office:value-type="float" office:value="0">
            <text:p>0</text:p>
          </table:table-cell>
          <table:table-cell table:number-columns-repeated="10"/>
          <table:table-cell table:style-name="ce1" table:formula="of:=SUM((((([.B43]+[.D43])+[.F43])+[.H43])+[.J43]))" office:value-type="float" office:value="0">
            <text:p>0</text:p>
          </table:table-cell>
          <table:table-cell table:style-name="ce1" table:formula="of:=SUM((((([.C43]+[.E43])+[.G43])+[.I43])+[.K43]))" office:value-type="float" office:value="0">
            <text:p>0</text:p>
          </table:table-cell>
          <table:table-cell table:number-columns-repeated="1011"/>
        </table:table-row>
        <table:table-row table:style-name="ro6">
          <table:table-cell table:style-name="ce7" table:formula="of:=([$Team_Status.A44])" office:value-type="float" office:value="0">
            <text:p>0</text:p>
          </table:table-cell>
          <table:table-cell table:number-columns-repeated="10"/>
          <table:table-cell table:style-name="ce1" table:formula="of:=SUM((((([.B44]+[.D44])+[.F44])+[.H44])+[.J44]))" office:value-type="float" office:value="0">
            <text:p>0</text:p>
          </table:table-cell>
          <table:table-cell table:style-name="ce1" table:formula="of:=SUM((((([.C44]+[.E44])+[.G44])+[.I44])+[.K44]))" office:value-type="float" office:value="0">
            <text:p>0</text:p>
          </table:table-cell>
          <table:table-cell table:number-columns-repeated="1011"/>
        </table:table-row>
        <table:table-row table:style-name="ro6">
          <table:table-cell table:style-name="ce7" table:formula="of:=([$Team_Status.A45])" office:value-type="float" office:value="0">
            <text:p>0</text:p>
          </table:table-cell>
          <table:table-cell table:number-columns-repeated="10"/>
          <table:table-cell table:style-name="ce1" table:formula="of:=SUM((((([.B45]+[.D45])+[.F45])+[.H45])+[.J45]))" office:value-type="float" office:value="0">
            <text:p>0</text:p>
          </table:table-cell>
          <table:table-cell table:style-name="ce1" table:formula="of:=SUM((((([.C45]+[.E45])+[.G45])+[.I45])+[.K45]))" office:value-type="float" office:value="0">
            <text:p>0</text:p>
          </table:table-cell>
          <table:table-cell table:number-columns-repeated="1011"/>
        </table:table-row>
        <table:table-row table:style-name="ro8">
          <table:table-cell table:style-name="ce7" table:formula="of:=([$Team_Status.A46])" office:value-type="float" office:value="0">
            <text:p>0</text:p>
          </table:table-cell>
          <table:table-cell table:number-columns-repeated="10"/>
          <table:table-cell table:style-name="ce1" table:formula="of:=SUM((((([.B46]+[.D46])+[.F46])+[.H46])+[.J46]))" office:value-type="float" office:value="0">
            <text:p>0</text:p>
          </table:table-cell>
          <table:table-cell table:style-name="ce1" table:formula="of:=SUM((((([.C46]+[.E46])+[.G46])+[.I46])+[.K46]))" office:value-type="float" office:value="0">
            <text:p>0</text:p>
          </table:table-cell>
          <table:table-cell table:number-columns-repeated="1011"/>
        </table:table-row>
        <table:table-row table:style-name="ro8">
          <table:table-cell table:style-name="ce7" table:formula="of:=([$Team_Status.A47])" office:value-type="float" office:value="0">
            <text:p>0</text:p>
          </table:table-cell>
          <table:table-cell table:number-columns-repeated="10"/>
          <table:table-cell table:style-name="ce1" table:formula="of:=SUM((((([.B47]+[.D47])+[.F47])+[.H47])+[.J47]))" office:value-type="float" office:value="0">
            <text:p>0</text:p>
          </table:table-cell>
          <table:table-cell table:style-name="ce1" table:formula="of:=SUM((((([.C47]+[.E47])+[.G47])+[.I47])+[.K47]))" office:value-type="float" office:value="0">
            <text:p>0</text:p>
          </table:table-cell>
          <table:table-cell table:number-columns-repeated="1011"/>
        </table:table-row>
        <table:table-row table:style-name="ro8">
          <table:table-cell table:style-name="ce7" table:formula="of:=([$Team_Status.A48])" office:value-type="float" office:value="0">
            <text:p>0</text:p>
          </table:table-cell>
          <table:table-cell table:number-columns-repeated="10"/>
          <table:table-cell table:style-name="ce1" table:formula="of:=SUM((((([.B48]+[.D48])+[.F48])+[.H48])+[.J48]))" office:value-type="float" office:value="0">
            <text:p>0</text:p>
          </table:table-cell>
          <table:table-cell table:style-name="ce1" table:formula="of:=SUM((((([.C48]+[.E48])+[.G48])+[.I48])+[.K48]))" office:value-type="float" office:value="0">
            <text:p>0</text:p>
          </table:table-cell>
          <table:table-cell table:number-columns-repeated="1011"/>
        </table:table-row>
        <table:table-row table:style-name="ro8">
          <table:table-cell table:style-name="ce7" table:formula="of:=([$Team_Status.A49])" office:value-type="float" office:value="0">
            <text:p>0</text:p>
          </table:table-cell>
          <table:table-cell table:number-columns-repeated="10"/>
          <table:table-cell table:style-name="ce1" table:formula="of:=SUM((((([.B49]+[.D49])+[.F49])+[.H49])+[.J49]))" office:value-type="float" office:value="0">
            <text:p>0</text:p>
          </table:table-cell>
          <table:table-cell table:style-name="ce1" table:formula="of:=SUM((((([.C49]+[.E49])+[.G49])+[.I49])+[.K49]))" office:value-type="float" office:value="0">
            <text:p>0</text:p>
          </table:table-cell>
          <table:table-cell table:number-columns-repeated="1011"/>
        </table:table-row>
        <table:table-row table:style-name="ro8">
          <table:table-cell table:style-name="ce7" table:formula="of:=([$Team_Status.A50])" office:value-type="float" office:value="0">
            <text:p>0</text:p>
          </table:table-cell>
          <table:table-cell table:number-columns-repeated="10"/>
          <table:table-cell table:style-name="ce1" table:formula="of:=SUM((((([.B50]+[.D50])+[.F50])+[.H50])+[.J50]))" office:value-type="float" office:value="0">
            <text:p>0</text:p>
          </table:table-cell>
          <table:table-cell table:style-name="ce1" table:formula="of:=SUM((((([.C50]+[.E50])+[.G50])+[.I50])+[.K50]))" office:value-type="float" office:value="0">
            <text:p>0</text:p>
          </table:table-cell>
          <table:table-cell table:number-columns-repeated="1011"/>
        </table:table-row>
        <table:table-row table:style-name="ro6">
          <table:table-cell table:style-name="ce33" table:formula="of:=([$Team_Status.A51])" office:value-type="float" office:value="0">
            <text:p>0</text:p>
          </table:table-cell>
          <table:table-cell table:number-columns-repeated="10"/>
          <table:table-cell table:style-name="ce1" table:formula="of:=SUM((((([.B51]+[.D51])+[.F51])+[.H51])+[.J51]))" office:value-type="float" office:value="0">
            <text:p>0</text:p>
          </table:table-cell>
          <table:table-cell table:style-name="ce1" table:formula="of:=SUM((((([.C51]+[.E51])+[.G51])+[.I51])+[.K51]))" office:value-type="float" office:value="0">
            <text:p>0</text:p>
          </table:table-cell>
          <table:table-cell table:number-columns-repeated="1011"/>
        </table:table-row>
        <table:table-row table:style-name="ro8">
          <table:table-cell table:style-name="ce33" table:formula="of:=([$Team_Status.A52])" office:value-type="float" office:value="0">
            <text:p>0</text:p>
          </table:table-cell>
          <table:table-cell table:number-columns-repeated="10"/>
          <table:table-cell table:style-name="ce1" table:formula="of:=SUM((((([.B52]+[.D52])+[.F52])+[.H52])+[.J52]))" office:value-type="float" office:value="0">
            <text:p>0</text:p>
          </table:table-cell>
          <table:table-cell table:style-name="ce1" table:formula="of:=SUM((((([.C52]+[.E52])+[.G52])+[.I52])+[.K52]))" office:value-type="float" office:value="0">
            <text:p>0</text:p>
          </table:table-cell>
          <table:table-cell table:number-columns-repeated="1011"/>
        </table:table-row>
        <table:table-row table:style-name="ro8">
          <table:table-cell table:style-name="ce7" table:formula="of:=([$Team_Status.A53])" office:value-type="float" office:value="0">
            <text:p>0</text:p>
          </table:table-cell>
          <table:table-cell table:number-columns-repeated="10"/>
          <table:table-cell table:style-name="ce1" table:formula="of:=SUM((((([.B53]+[.D53])+[.F53])+[.H53])+[.J53]))" office:value-type="float" office:value="0">
            <text:p>0</text:p>
          </table:table-cell>
          <table:table-cell table:style-name="ce1" table:formula="of:=SUM((((([.C53]+[.E53])+[.G53])+[.I53])+[.K53]))" office:value-type="float" office:value="0">
            <text:p>0</text:p>
          </table:table-cell>
          <table:table-cell table:number-columns-repeated="1011"/>
        </table:table-row>
        <table:table-row table:style-name="ro8">
          <table:table-cell table:style-name="ce7" table:formula="of:=([$Team_Status.A54])" office:value-type="float" office:value="0">
            <text:p>0</text:p>
          </table:table-cell>
          <table:table-cell table:number-columns-repeated="10"/>
          <table:table-cell table:style-name="ce1" table:formula="of:=SUM((((([.B54]+[.D54])+[.F54])+[.H54])+[.J54]))" office:value-type="float" office:value="0">
            <text:p>0</text:p>
          </table:table-cell>
          <table:table-cell table:style-name="ce1" table:formula="of:=SUM((((([.C54]+[.E54])+[.G54])+[.I54])+[.K54]))" office:value-type="float" office:value="0">
            <text:p>0</text:p>
          </table:table-cell>
          <table:table-cell table:number-columns-repeated="1011"/>
        </table:table-row>
        <table:table-row table:style-name="ro8">
          <table:table-cell table:style-name="ce7" table:formula="of:=([$Team_Status.A55])" office:value-type="float" office:value="0">
            <text:p>0</text:p>
          </table:table-cell>
          <table:table-cell table:number-columns-repeated="10"/>
          <table:table-cell table:style-name="ce1" table:formula="of:=SUM((((([.B55]+[.D55])+[.F55])+[.H55])+[.J55]))" office:value-type="float" office:value="0">
            <text:p>0</text:p>
          </table:table-cell>
          <table:table-cell table:style-name="ce1" table:formula="of:=SUM((((([.C55]+[.E55])+[.G55])+[.I55])+[.K55]))" office:value-type="float" office:value="0">
            <text:p>0</text:p>
          </table:table-cell>
          <table:table-cell table:number-columns-repeated="1011"/>
        </table:table-row>
        <table:table-row table:style-name="ro8">
          <table:table-cell table:style-name="ce7" table:formula="of:=([$Team_Status.A56])" office:value-type="float" office:value="0">
            <text:p>0</text:p>
          </table:table-cell>
          <table:table-cell table:number-columns-repeated="10"/>
          <table:table-cell table:style-name="ce1" table:formula="of:=SUM((((([.B56]+[.D56])+[.F56])+[.H56])+[.J56]))" office:value-type="float" office:value="0">
            <text:p>0</text:p>
          </table:table-cell>
          <table:table-cell table:style-name="ce1" table:formula="of:=SUM((((([.C56]+[.E56])+[.G56])+[.I56])+[.K56]))" office:value-type="float" office:value="0">
            <text:p>0</text:p>
          </table:table-cell>
          <table:table-cell table:number-columns-repeated="1011"/>
        </table:table-row>
        <table:table-row table:style-name="ro8">
          <table:table-cell table:style-name="ce33" table:formula="of:=([$Team_Status.A57])" office:value-type="float" office:value="0">
            <text:p>0</text:p>
          </table:table-cell>
          <table:table-cell table:number-columns-repeated="10"/>
          <table:table-cell table:style-name="ce1" table:formula="of:=SUM((((([.B57]+[.D57])+[.F57])+[.H57])+[.J57]))" office:value-type="float" office:value="0">
            <text:p>0</text:p>
          </table:table-cell>
          <table:table-cell table:style-name="ce1" table:formula="of:=SUM((((([.C57]+[.E57])+[.G57])+[.I57])+[.K57]))" office:value-type="float" office:value="0">
            <text:p>0</text:p>
          </table:table-cell>
          <table:table-cell table:number-columns-repeated="1011"/>
        </table:table-row>
        <table:table-row table:style-name="ro8">
          <table:table-cell table:style-name="ce7" table:formula="of:=([$Team_Status.A58])" office:value-type="float" office:value="0">
            <text:p>0</text:p>
          </table:table-cell>
          <table:table-cell table:number-columns-repeated="10"/>
          <table:table-cell table:style-name="ce1" table:formula="of:=SUM((((([.B58]+[.D58])+[.F58])+[.H58])+[.J58]))" office:value-type="float" office:value="0">
            <text:p>0</text:p>
          </table:table-cell>
          <table:table-cell table:style-name="ce1" table:formula="of:=SUM((((([.C58]+[.E58])+[.G58])+[.I58])+[.K58]))" office:value-type="float" office:value="0">
            <text:p>0</text:p>
          </table:table-cell>
          <table:table-cell table:number-columns-repeated="1011"/>
        </table:table-row>
        <table:table-row table:style-name="ro8">
          <table:table-cell table:style-name="ce7" table:formula="of:=([$Team_Status.A59])" office:value-type="float" office:value="0">
            <text:p>0</text:p>
          </table:table-cell>
          <table:table-cell table:number-columns-repeated="10"/>
          <table:table-cell table:style-name="ce1" table:formula="of:=SUM((((([.B59]+[.D59])+[.F59])+[.H59])+[.J59]))" office:value-type="float" office:value="0">
            <text:p>0</text:p>
          </table:table-cell>
          <table:table-cell table:style-name="ce1" table:formula="of:=SUM((((([.C59]+[.E59])+[.G59])+[.I59])+[.K59]))" office:value-type="float" office:value="0">
            <text:p>0</text:p>
          </table:table-cell>
          <table:table-cell table:number-columns-repeated="1011"/>
        </table:table-row>
        <table:table-row table:style-name="ro8">
          <table:table-cell table:style-name="ce7" table:formula="of:=([$Team_Status.A60])" office:value-type="float" office:value="0">
            <text:p>0</text:p>
          </table:table-cell>
          <table:table-cell table:number-columns-repeated="10"/>
          <table:table-cell table:style-name="ce1" table:formula="of:=SUM((((([.B60]+[.D60])+[.F60])+[.H60])+[.J60]))" office:value-type="float" office:value="0">
            <text:p>0</text:p>
          </table:table-cell>
          <table:table-cell table:style-name="ce1" table:formula="of:=SUM((((([.C60]+[.E60])+[.G60])+[.I60])+[.K60]))" office:value-type="float" office:value="0">
            <text:p>0</text:p>
          </table:table-cell>
          <table:table-cell table:number-columns-repeated="1011"/>
        </table:table-row>
        <table:table-row table:style-name="ro8">
          <table:table-cell table:style-name="ce7" table:formula="of:=([$Team_Status.A61])" office:value-type="float" office:value="0">
            <text:p>0</text:p>
          </table:table-cell>
          <table:table-cell table:number-columns-repeated="10"/>
          <table:table-cell table:style-name="ce1" table:formula="of:=SUM((((([.B61]+[.D61])+[.F61])+[.H61])+[.J61]))" office:value-type="float" office:value="0">
            <text:p>0</text:p>
          </table:table-cell>
          <table:table-cell table:style-name="ce1" table:formula="of:=SUM((((([.C61]+[.E61])+[.G61])+[.I61])+[.K61]))" office:value-type="float" office:value="0">
            <text:p>0</text:p>
          </table:table-cell>
          <table:table-cell table:number-columns-repeated="1011"/>
        </table:table-row>
        <table:table-row table:style-name="ro8">
          <table:table-cell table:style-name="ce7" table:formula="of:=([$Team_Status.A62])" office:value-type="float" office:value="0">
            <text:p>0</text:p>
          </table:table-cell>
          <table:table-cell table:number-columns-repeated="10"/>
          <table:table-cell table:style-name="ce1" table:formula="of:=SUM((((([.B62]+[.D62])+[.F62])+[.H62])+[.J62]))" office:value-type="float" office:value="0">
            <text:p>0</text:p>
          </table:table-cell>
          <table:table-cell table:style-name="ce1" table:formula="of:=SUM((((([.C62]+[.E62])+[.G62])+[.I62])+[.K62]))" office:value-type="float" office:value="0">
            <text:p>0</text:p>
          </table:table-cell>
          <table:table-cell table:number-columns-repeated="1011"/>
        </table:table-row>
        <table:table-row table:style-name="ro8">
          <table:table-cell table:style-name="ce7" table:formula="of:=([$Team_Status.A63])" office:value-type="float" office:value="0">
            <text:p>0</text:p>
          </table:table-cell>
          <table:table-cell table:number-columns-repeated="10"/>
          <table:table-cell table:style-name="ce1" table:formula="of:=SUM((((([.B63]+[.D63])+[.F63])+[.H63])+[.J63]))" office:value-type="float" office:value="0">
            <text:p>0</text:p>
          </table:table-cell>
          <table:table-cell table:style-name="ce1" table:formula="of:=SUM((((([.C63]+[.E63])+[.G63])+[.I63])+[.K63]))" office:value-type="float" office:value="0">
            <text:p>0</text:p>
          </table:table-cell>
          <table:table-cell table:number-columns-repeated="1011"/>
        </table:table-row>
        <table:table-row table:style-name="ro8">
          <table:table-cell table:style-name="ce7" table:formula="of:=([$Team_Status.A64])" office:value-type="float" office:value="0">
            <text:p>0</text:p>
          </table:table-cell>
          <table:table-cell table:number-columns-repeated="10"/>
          <table:table-cell table:style-name="ce1" table:formula="of:=SUM((((([.B64]+[.D64])+[.F64])+[.H64])+[.J64]))" office:value-type="float" office:value="0">
            <text:p>0</text:p>
          </table:table-cell>
          <table:table-cell table:style-name="ce1" table:formula="of:=SUM((((([.C64]+[.E64])+[.G64])+[.I64])+[.K64]))" office:value-type="float" office:value="0">
            <text:p>0</text:p>
          </table:table-cell>
          <table:table-cell table:number-columns-repeated="1011"/>
        </table:table-row>
        <table:table-row table:style-name="ro8">
          <table:table-cell table:style-name="ce7" table:formula="of:=([$Team_Status.A65])" office:value-type="float" office:value="0">
            <text:p>0</text:p>
          </table:table-cell>
          <table:table-cell table:number-columns-repeated="10"/>
          <table:table-cell table:style-name="ce1" table:formula="of:=SUM((((([.B65]+[.D65])+[.F65])+[.H65])+[.J65]))" office:value-type="float" office:value="0">
            <text:p>0</text:p>
          </table:table-cell>
          <table:table-cell table:style-name="ce1" table:formula="of:=SUM((((([.C65]+[.E65])+[.G65])+[.I65])+[.K65]))" office:value-type="float" office:value="0">
            <text:p>0</text:p>
          </table:table-cell>
          <table:table-cell table:number-columns-repeated="1011"/>
        </table:table-row>
        <table:table-row table:style-name="ro8">
          <table:table-cell table:style-name="ce33" table:formula="of:=([$Team_Status.A66])" office:value-type="float" office:value="0">
            <text:p>0</text:p>
          </table:table-cell>
          <table:table-cell table:number-columns-repeated="10"/>
          <table:table-cell table:style-name="ce1" table:formula="of:=SUM((((([.B66]+[.D66])+[.F66])+[.H66])+[.J66]))" office:value-type="float" office:value="0">
            <text:p>0</text:p>
          </table:table-cell>
          <table:table-cell table:style-name="ce1" table:formula="of:=SUM((((([.C66]+[.E66])+[.G66])+[.I66])+[.K66]))" office:value-type="float" office:value="0">
            <text:p>0</text:p>
          </table:table-cell>
          <table:table-cell table:number-columns-repeated="1011"/>
        </table:table-row>
        <table:table-row table:style-name="ro8">
          <table:table-cell table:style-name="ce7" table:formula="of:=([$Team_Status.A67])" office:value-type="float" office:value="0">
            <text:p>0</text:p>
          </table:table-cell>
          <table:table-cell table:number-columns-repeated="10"/>
          <table:table-cell table:style-name="ce1" table:formula="of:=SUM((((([.B67]+[.D67])+[.F67])+[.H67])+[.J67]))" office:value-type="float" office:value="0">
            <text:p>0</text:p>
          </table:table-cell>
          <table:table-cell table:style-name="ce1" table:formula="of:=SUM((((([.C67]+[.E67])+[.G67])+[.I67])+[.K67]))" office:value-type="float" office:value="0">
            <text:p>0</text:p>
          </table:table-cell>
          <table:table-cell table:number-columns-repeated="1011"/>
        </table:table-row>
        <table:table-row table:style-name="ro8">
          <table:table-cell table:style-name="ce7" table:formula="of:=([$Team_Status.A68])" office:value-type="float" office:value="0">
            <text:p>0</text:p>
          </table:table-cell>
          <table:table-cell table:number-columns-repeated="10"/>
          <table:table-cell table:style-name="ce1" table:formula="of:=SUM((((([.B68]+[.D68])+[.F68])+[.H68])+[.J68]))" office:value-type="float" office:value="0">
            <text:p>0</text:p>
          </table:table-cell>
          <table:table-cell table:style-name="ce1" table:formula="of:=SUM((((([.C68]+[.E68])+[.G68])+[.I68])+[.K68]))" office:value-type="float" office:value="0">
            <text:p>0</text:p>
          </table:table-cell>
          <table:table-cell table:number-columns-repeated="1011"/>
        </table:table-row>
        <table:table-row table:style-name="ro8">
          <table:table-cell table:style-name="ce7" table:formula="of:=([$Team_Status.A69])" office:value-type="float" office:value="0">
            <text:p>0</text:p>
          </table:table-cell>
          <table:table-cell table:number-columns-repeated="10"/>
          <table:table-cell table:style-name="ce1" table:formula="of:=SUM((((([.B69]+[.D69])+[.F69])+[.H69])+[.J69]))" office:value-type="float" office:value="0">
            <text:p>0</text:p>
          </table:table-cell>
          <table:table-cell table:style-name="ce1" table:formula="of:=SUM((((([.C69]+[.E69])+[.G69])+[.I69])+[.K69]))" office:value-type="float" office:value="0">
            <text:p>0</text:p>
          </table:table-cell>
          <table:table-cell table:number-columns-repeated="1011"/>
        </table:table-row>
        <table:table-row table:style-name="ro8">
          <table:table-cell table:style-name="ce7" table:formula="of:=([$Team_Status.A70])" office:value-type="float" office:value="0">
            <text:p>0</text:p>
          </table:table-cell>
          <table:table-cell table:number-columns-repeated="10"/>
          <table:table-cell table:style-name="ce1" table:formula="of:=SUM((((([.B70]+[.D70])+[.F70])+[.H70])+[.J70]))" office:value-type="float" office:value="0">
            <text:p>0</text:p>
          </table:table-cell>
          <table:table-cell table:style-name="ce1" table:formula="of:=SUM((((([.C70]+[.E70])+[.G70])+[.I70])+[.K70]))" office:value-type="float" office:value="0">
            <text:p>0</text:p>
          </table:table-cell>
          <table:table-cell table:number-columns-repeated="1011"/>
        </table:table-row>
        <table:table-row table:style-name="ro8">
          <table:table-cell table:style-name="ce7" table:formula="of:=([$Team_Status.A71])" office:value-type="float" office:value="0">
            <text:p>0</text:p>
          </table:table-cell>
          <table:table-cell table:number-columns-repeated="10"/>
          <table:table-cell table:style-name="ce1" table:formula="of:=SUM((((([.B71]+[.D71])+[.F71])+[.H71])+[.J71]))" office:value-type="float" office:value="0">
            <text:p>0</text:p>
          </table:table-cell>
          <table:table-cell table:style-name="ce1" table:formula="of:=SUM((((([.C71]+[.E71])+[.G71])+[.I71])+[.K71]))" office:value-type="float" office:value="0">
            <text:p>0</text:p>
          </table:table-cell>
          <table:table-cell table:number-columns-repeated="1011"/>
        </table:table-row>
        <table:table-row table:style-name="ro8">
          <table:table-cell table:style-name="ce7" table:formula="of:=([$Team_Status.A72])" office:value-type="float" office:value="0">
            <text:p>0</text:p>
          </table:table-cell>
          <table:table-cell table:number-columns-repeated="10"/>
          <table:table-cell table:style-name="ce1" table:formula="of:=SUM((((([.B72]+[.D72])+[.F72])+[.H72])+[.J72]))" office:value-type="float" office:value="0">
            <text:p>0</text:p>
          </table:table-cell>
          <table:table-cell table:style-name="ce1" table:formula="of:=SUM((((([.C72]+[.E72])+[.G72])+[.I72])+[.K72]))" office:value-type="float" office:value="0">
            <text:p>0</text:p>
          </table:table-cell>
          <table:table-cell table:number-columns-repeated="1011"/>
        </table:table-row>
        <table:table-row table:style-name="ro8">
          <table:table-cell table:style-name="ce7" table:formula="of:=([$Team_Status.A73])" office:value-type="float" office:value="0">
            <text:p>0</text:p>
          </table:table-cell>
          <table:table-cell table:number-columns-repeated="10"/>
          <table:table-cell table:style-name="ce1" table:formula="of:=SUM((((([.B73]+[.D73])+[.F73])+[.H73])+[.J73]))" office:value-type="float" office:value="0">
            <text:p>0</text:p>
          </table:table-cell>
          <table:table-cell table:style-name="ce1" table:formula="of:=SUM((((([.C73]+[.E73])+[.G73])+[.I73])+[.K73]))" office:value-type="float" office:value="0">
            <text:p>0</text:p>
          </table:table-cell>
          <table:table-cell table:number-columns-repeated="1011"/>
        </table:table-row>
        <table:table-row table:style-name="ro8">
          <table:table-cell table:style-name="ce7" table:formula="of:=([$Team_Status.A74])" office:value-type="float" office:value="0">
            <text:p>0</text:p>
          </table:table-cell>
          <table:table-cell table:number-columns-repeated="10"/>
          <table:table-cell table:style-name="ce1" table:formula="of:=SUM((((([.B74]+[.D74])+[.F74])+[.H74])+[.J74]))" office:value-type="float" office:value="0">
            <text:p>0</text:p>
          </table:table-cell>
          <table:table-cell table:style-name="ce1" table:formula="of:=SUM((((([.C74]+[.E74])+[.G74])+[.I74])+[.K74]))" office:value-type="float" office:value="0">
            <text:p>0</text:p>
          </table:table-cell>
          <table:table-cell table:number-columns-repeated="1011"/>
        </table:table-row>
        <table:table-row table:style-name="ro8">
          <table:table-cell table:style-name="ce7" table:formula="of:=([$Team_Status.A75])" office:value-type="float" office:value="0">
            <text:p>0</text:p>
          </table:table-cell>
          <table:table-cell table:number-columns-repeated="10"/>
          <table:table-cell table:style-name="ce1" table:formula="of:=SUM((((([.B75]+[.D75])+[.F75])+[.H75])+[.J75]))" office:value-type="float" office:value="0">
            <text:p>0</text:p>
          </table:table-cell>
          <table:table-cell table:style-name="ce1" table:formula="of:=SUM((((([.C75]+[.E75])+[.G75])+[.I75])+[.K75]))" office:value-type="float" office:value="0">
            <text:p>0</text:p>
          </table:table-cell>
          <table:table-cell table:number-columns-repeated="1011"/>
        </table:table-row>
        <table:table-row table:style-name="ro8">
          <table:table-cell table:style-name="ce7" table:formula="of:=([$Team_Status.A76])" office:value-type="float" office:value="0">
            <text:p>0</text:p>
          </table:table-cell>
          <table:table-cell table:number-columns-repeated="10"/>
          <table:table-cell table:style-name="ce1" table:formula="of:=SUM((((([.B76]+[.D76])+[.F76])+[.H76])+[.J76]))" office:value-type="float" office:value="0">
            <text:p>0</text:p>
          </table:table-cell>
          <table:table-cell table:style-name="ce1" table:formula="of:=SUM((((([.C76]+[.E76])+[.G76])+[.I76])+[.K76]))" office:value-type="float" office:value="0">
            <text:p>0</text:p>
          </table:table-cell>
          <table:table-cell table:number-columns-repeated="1011"/>
        </table:table-row>
        <table:table-row table:style-name="ro8">
          <table:table-cell table:style-name="ce7" table:formula="of:=([$Team_Status.A85])" office:value-type="float" office:value="0">
            <text:p>0</text:p>
          </table:table-cell>
          <table:table-cell table:number-columns-repeated="10"/>
          <table:table-cell table:style-name="ce1" table:formula="of:=SUM((((([.B77]+[.D77])+[.F77])+[.H77])+[.J77]))" office:value-type="float" office:value="0">
            <text:p>0</text:p>
          </table:table-cell>
          <table:table-cell table:style-name="ce1" table:formula="of:=SUM((((([.C77]+[.E77])+[.G77])+[.I77])+[.K77]))" office:value-type="float" office:value="0">
            <text:p>0</text:p>
          </table:table-cell>
          <table:table-cell table:number-columns-repeated="1011"/>
        </table:table-row>
        <table:table-row table:style-name="ro8">
          <table:table-cell table:style-name="ce7" table:formula="of:=([$Team_Status.A86])" office:value-type="float" office:value="0">
            <text:p>0</text:p>
          </table:table-cell>
          <table:table-cell table:number-columns-repeated="10"/>
          <table:table-cell table:style-name="ce1" table:formula="of:=SUM((((([.B78]+[.D78])+[.F78])+[.H78])+[.J78]))" office:value-type="float" office:value="0">
            <text:p>0</text:p>
          </table:table-cell>
          <table:table-cell table:style-name="ce1" table:formula="of:=SUM((((([.C78]+[.E78])+[.G78])+[.I78])+[.K78]))" office:value-type="float" office:value="0">
            <text:p>0</text:p>
          </table:table-cell>
          <table:table-cell table:number-columns-repeated="1011"/>
        </table:table-row>
        <table:table-row table:style-name="ro8">
          <table:table-cell table:style-name="ce7" table:formula="of:=([$Team_Status.A87])" office:value-type="float" office:value="0">
            <text:p>0</text:p>
          </table:table-cell>
          <table:table-cell table:number-columns-repeated="10"/>
          <table:table-cell table:style-name="ce1" table:formula="of:=SUM((((([.B79]+[.D79])+[.F79])+[.H79])+[.J79]))" office:value-type="float" office:value="0">
            <text:p>0</text:p>
          </table:table-cell>
          <table:table-cell table:style-name="ce1" table:formula="of:=SUM((((([.C79]+[.E79])+[.G79])+[.I79])+[.K79]))" office:value-type="float" office:value="0">
            <text:p>0</text:p>
          </table:table-cell>
          <table:table-cell table:number-columns-repeated="1011"/>
        </table:table-row>
        <table:table-row table:style-name="ro8">
          <table:table-cell table:style-name="ce7" table:formula="of:=([$Team_Status.A88])" office:value-type="float" office:value="0">
            <text:p>0</text:p>
          </table:table-cell>
          <table:table-cell table:number-columns-repeated="10"/>
          <table:table-cell table:style-name="ce1" table:formula="of:=SUM((((([.B80]+[.D80])+[.F80])+[.H80])+[.J80]))" office:value-type="float" office:value="0">
            <text:p>0</text:p>
          </table:table-cell>
          <table:table-cell table:style-name="ce1" table:formula="of:=SUM((((([.C80]+[.E80])+[.G80])+[.I80])+[.K80]))" office:value-type="float" office:value="0">
            <text:p>0</text:p>
          </table:table-cell>
          <table:table-cell table:number-columns-repeated="1011"/>
        </table:table-row>
        <table:table-row table:style-name="ro8">
          <table:table-cell table:style-name="ce7" table:formula="of:=([$Team_Status.A89])" office:value-type="float" office:value="0">
            <text:p>0</text:p>
          </table:table-cell>
          <table:table-cell table:number-columns-repeated="10"/>
          <table:table-cell table:style-name="ce1" table:formula="of:=SUM((((([.B81]+[.D81])+[.F81])+[.H81])+[.J81]))" office:value-type="float" office:value="0">
            <text:p>0</text:p>
          </table:table-cell>
          <table:table-cell table:style-name="ce1" table:formula="of:=SUM((((([.C81]+[.E81])+[.G81])+[.I81])+[.K81]))" office:value-type="float" office:value="0">
            <text:p>0</text:p>
          </table:table-cell>
          <table:table-cell table:number-columns-repeated="1011"/>
        </table:table-row>
        <table:table-row table:style-name="ro8">
          <table:table-cell table:style-name="ce7" table:formula="of:=([$Team_Status.A90])" office:value-type="float" office:value="0">
            <text:p>0</text:p>
          </table:table-cell>
          <table:table-cell table:number-columns-repeated="10"/>
          <table:table-cell table:style-name="ce1" table:formula="of:=SUM((((([.B82]+[.D82])+[.F82])+[.H82])+[.J82]))" office:value-type="float" office:value="0">
            <text:p>0</text:p>
          </table:table-cell>
          <table:table-cell table:style-name="ce1" table:formula="of:=SUM((((([.C82]+[.E82])+[.G82])+[.I82])+[.K82]))" office:value-type="float" office:value="0">
            <text:p>0</text:p>
          </table:table-cell>
          <table:table-cell table:number-columns-repeated="1011"/>
        </table:table-row>
        <table:table-row table:style-name="ro8">
          <table:table-cell table:style-name="ce7" table:formula="of:=([$Team_Status.A91])" office:value-type="float" office:value="0">
            <text:p>0</text:p>
          </table:table-cell>
          <table:table-cell table:number-columns-repeated="10"/>
          <table:table-cell table:style-name="ce1" table:formula="of:=SUM((((([.B83]+[.D83])+[.F83])+[.H83])+[.J83]))" office:value-type="float" office:value="0">
            <text:p>0</text:p>
          </table:table-cell>
          <table:table-cell table:style-name="ce1" table:formula="of:=SUM((((([.C83]+[.E83])+[.G83])+[.I83])+[.K83]))" office:value-type="float" office:value="0">
            <text:p>0</text:p>
          </table:table-cell>
          <table:table-cell table:number-columns-repeated="1011"/>
        </table:table-row>
        <table:table-row table:style-name="ro8">
          <table:table-cell table:style-name="ce7" table:formula="of:=([$Team_Status.A92])" office:value-type="float" office:value="0">
            <text:p>0</text:p>
          </table:table-cell>
          <table:table-cell table:number-columns-repeated="10"/>
          <table:table-cell table:style-name="ce1" table:formula="of:=SUM((((([.B84]+[.D84])+[.F84])+[.H84])+[.J84]))" office:value-type="float" office:value="0">
            <text:p>0</text:p>
          </table:table-cell>
          <table:table-cell table:style-name="ce1" table:formula="of:=SUM((((([.C84]+[.E84])+[.G84])+[.I84])+[.K84]))" office:value-type="float" office:value="0">
            <text:p>0</text:p>
          </table:table-cell>
          <table:table-cell table:number-columns-repeated="1011"/>
        </table:table-row>
        <table:table-row table:style-name="ro8">
          <table:table-cell table:style-name="ce7" table:formula="of:=([$Team_Status.A93])" office:value-type="float" office:value="0">
            <text:p>0</text:p>
          </table:table-cell>
          <table:table-cell table:number-columns-repeated="10"/>
          <table:table-cell table:style-name="ce1" table:formula="of:=SUM((((([.B85]+[.D85])+[.F85])+[.H85])+[.J85]))" office:value-type="float" office:value="0">
            <text:p>0</text:p>
          </table:table-cell>
          <table:table-cell table:style-name="ce1" table:formula="of:=SUM((((([.C85]+[.E85])+[.G85])+[.I85])+[.K85]))" office:value-type="float" office:value="0">
            <text:p>0</text:p>
          </table:table-cell>
          <table:table-cell table:number-columns-repeated="1011"/>
        </table:table-row>
        <table:table-row table:style-name="ro8">
          <table:table-cell table:style-name="ce7" table:formula="of:=([$Team_Status.A94])" office:value-type="float" office:value="0">
            <text:p>0</text:p>
          </table:table-cell>
          <table:table-cell table:number-columns-repeated="10"/>
          <table:table-cell table:style-name="ce1" table:formula="of:=SUM((((([.B86]+[.D86])+[.F86])+[.H86])+[.J86]))" office:value-type="float" office:value="0">
            <text:p>0</text:p>
          </table:table-cell>
          <table:table-cell table:style-name="ce1" table:formula="of:=SUM((((([.C86]+[.E86])+[.G86])+[.I86])+[.K86]))" office:value-type="float" office:value="0">
            <text:p>0</text:p>
          </table:table-cell>
          <table:table-cell table:number-columns-repeated="1011"/>
        </table:table-row>
        <table:table-row table:style-name="ro8">
          <table:table-cell table:style-name="ce7" table:formula="of:=([$Team_Status.A95])" office:value-type="float" office:value="0">
            <text:p>0</text:p>
          </table:table-cell>
          <table:table-cell table:number-columns-repeated="10"/>
          <table:table-cell table:style-name="ce1" table:formula="of:=SUM((((([.B87]+[.D87])+[.F87])+[.H87])+[.J87]))" office:value-type="float" office:value="0">
            <text:p>0</text:p>
          </table:table-cell>
          <table:table-cell table:style-name="ce1" table:formula="of:=SUM((((([.C87]+[.E87])+[.G87])+[.I87])+[.K87]))" office:value-type="float" office:value="0">
            <text:p>0</text:p>
          </table:table-cell>
          <table:table-cell table:number-columns-repeated="1011"/>
        </table:table-row>
        <table:table-row table:style-name="ro8">
          <table:table-cell table:style-name="ce7" table:formula="of:=([$Team_Status.A96])" office:value-type="float" office:value="0">
            <text:p>0</text:p>
          </table:table-cell>
          <table:table-cell table:number-columns-repeated="10"/>
          <table:table-cell table:style-name="ce1" table:formula="of:=SUM((((([.B88]+[.D88])+[.F88])+[.H88])+[.J88]))" office:value-type="float" office:value="0">
            <text:p>0</text:p>
          </table:table-cell>
          <table:table-cell table:style-name="ce1" table:formula="of:=SUM((((([.C88]+[.E88])+[.G88])+[.I88])+[.K88]))" office:value-type="float" office:value="0">
            <text:p>0</text:p>
          </table:table-cell>
          <table:table-cell table:number-columns-repeated="1011"/>
        </table:table-row>
        <table:table-row table:style-name="ro8">
          <table:table-cell table:style-name="ce7" table:formula="of:=([$Team_Status.A97])" office:value-type="float" office:value="0">
            <text:p>0</text:p>
          </table:table-cell>
          <table:table-cell table:number-columns-repeated="10"/>
          <table:table-cell table:style-name="ce1" table:formula="of:=SUM((((([.B89]+[.D89])+[.F89])+[.H89])+[.J89]))" office:value-type="float" office:value="0">
            <text:p>0</text:p>
          </table:table-cell>
          <table:table-cell table:style-name="ce1" table:formula="of:=SUM((((([.C89]+[.E89])+[.G89])+[.I89])+[.K89]))" office:value-type="float" office:value="0">
            <text:p>0</text:p>
          </table:table-cell>
          <table:table-cell table:number-columns-repeated="1011"/>
        </table:table-row>
        <table:table-row table:style-name="ro8">
          <table:table-cell table:style-name="ce7" table:formula="of:=([$Team_Status.A98])" office:value-type="float" office:value="0">
            <text:p>0</text:p>
          </table:table-cell>
          <table:table-cell table:number-columns-repeated="10"/>
          <table:table-cell table:style-name="ce1" table:formula="of:=SUM((((([.B90]+[.D90])+[.F90])+[.H90])+[.J90]))" office:value-type="float" office:value="0">
            <text:p>0</text:p>
          </table:table-cell>
          <table:table-cell table:style-name="ce1" table:formula="of:=SUM((((([.C90]+[.E90])+[.G90])+[.I90])+[.K90]))" office:value-type="float" office:value="0">
            <text:p>0</text:p>
          </table:table-cell>
          <table:table-cell table:number-columns-repeated="1011"/>
        </table:table-row>
        <table:table-row table:style-name="ro8">
          <table:table-cell table:style-name="ce7" table:formula="of:=([$Team_Status.A99])" office:value-type="float" office:value="0">
            <text:p>0</text:p>
          </table:table-cell>
          <table:table-cell table:number-columns-repeated="10"/>
          <table:table-cell table:style-name="ce1" table:formula="of:=SUM((((([.B91]+[.D91])+[.F91])+[.H91])+[.J91]))" office:value-type="float" office:value="0">
            <text:p>0</text:p>
          </table:table-cell>
          <table:table-cell table:style-name="ce1" table:formula="of:=SUM((((([.C91]+[.E91])+[.G91])+[.I91])+[.K91]))" office:value-type="float" office:value="0">
            <text:p>0</text:p>
          </table:table-cell>
          <table:table-cell table:number-columns-repeated="1011"/>
        </table:table-row>
        <table:table-row table:style-name="ro8">
          <table:table-cell table:style-name="ce7" table:formula="of:=([$Team_Status.A100])" office:value-type="float" office:value="0">
            <text:p>0</text:p>
          </table:table-cell>
          <table:table-cell table:number-columns-repeated="10"/>
          <table:table-cell table:style-name="ce1" table:formula="of:=SUM((((([.B92]+[.D92])+[.F92])+[.H92])+[.J92]))" office:value-type="float" office:value="0">
            <text:p>0</text:p>
          </table:table-cell>
          <table:table-cell table:style-name="ce1" table:formula="of:=SUM((((([.C92]+[.E92])+[.G92])+[.I92])+[.K92]))" office:value-type="float" office:value="0">
            <text:p>0</text:p>
          </table:table-cell>
          <table:table-cell table:number-columns-repeated="1011"/>
        </table:table-row>
        <table:table-row table:style-name="ro8">
          <table:table-cell table:style-name="ce7" table:formula="of:=([$Team_Status.A101])" office:value-type="float" office:value="0">
            <text:p>0</text:p>
          </table:table-cell>
          <table:table-cell table:number-columns-repeated="10"/>
          <table:table-cell table:style-name="ce1" table:formula="of:=SUM((((([.B93]+[.D93])+[.F93])+[.H93])+[.J93]))" office:value-type="float" office:value="0">
            <text:p>0</text:p>
          </table:table-cell>
          <table:table-cell table:style-name="ce1" table:formula="of:=SUM((((([.C93]+[.E93])+[.G93])+[.I93])+[.K93]))" office:value-type="float" office:value="0">
            <text:p>0</text:p>
          </table:table-cell>
          <table:table-cell table:number-columns-repeated="1011"/>
        </table:table-row>
        <table:table-row table:style-name="ro8">
          <table:table-cell table:style-name="ce7" table:formula="of:=([$Team_Status.A102])" office:value-type="float" office:value="0">
            <text:p>0</text:p>
          </table:table-cell>
          <table:table-cell table:number-columns-repeated="10"/>
          <table:table-cell table:style-name="ce1" table:formula="of:=SUM((((([.B94]+[.D94])+[.F94])+[.H94])+[.J94]))" office:value-type="float" office:value="0">
            <text:p>0</text:p>
          </table:table-cell>
          <table:table-cell table:style-name="ce1" table:formula="of:=SUM((((([.C94]+[.E94])+[.G94])+[.I94])+[.K94]))" office:value-type="float" office:value="0">
            <text:p>0</text:p>
          </table:table-cell>
          <table:table-cell table:number-columns-repeated="1011"/>
        </table:table-row>
        <table:table-row table:style-name="ro8">
          <table:table-cell table:style-name="ce7" table:formula="of:=([$Team_Status.A103])" office:value-type="float" office:value="0">
            <text:p>0</text:p>
          </table:table-cell>
          <table:table-cell table:number-columns-repeated="10"/>
          <table:table-cell table:style-name="ce1" table:formula="of:=SUM((((([.B95]+[.D95])+[.F95])+[.H95])+[.J95]))" office:value-type="float" office:value="0">
            <text:p>0</text:p>
          </table:table-cell>
          <table:table-cell table:style-name="ce1" table:formula="of:=SUM((((([.C95]+[.E95])+[.G95])+[.I95])+[.K95]))" office:value-type="float" office:value="0">
            <text:p>0</text:p>
          </table:table-cell>
          <table:table-cell table:number-columns-repeated="1011"/>
        </table:table-row>
        <table:table-row table:style-name="ro8">
          <table:table-cell table:style-name="ce7" table:formula="of:=([$Team_Status.A104])" office:value-type="float" office:value="0">
            <text:p>0</text:p>
          </table:table-cell>
          <table:table-cell table:number-columns-repeated="10"/>
          <table:table-cell table:style-name="ce1" table:formula="of:=SUM((((([.B96]+[.D96])+[.F96])+[.H96])+[.J96]))" office:value-type="float" office:value="0">
            <text:p>0</text:p>
          </table:table-cell>
          <table:table-cell table:style-name="ce1" table:formula="of:=SUM((((([.C96]+[.E96])+[.G96])+[.I96])+[.K96]))" office:value-type="float" office:value="0">
            <text:p>0</text:p>
          </table:table-cell>
          <table:table-cell table:number-columns-repeated="1011"/>
        </table:table-row>
        <table:table-row table:style-name="ro8">
          <table:table-cell table:style-name="ce7" table:formula="of:=([$Team_Status.A105])" office:value-type="float" office:value="0">
            <text:p>0</text:p>
          </table:table-cell>
          <table:table-cell table:number-columns-repeated="10"/>
          <table:table-cell table:style-name="ce1" table:formula="of:=SUM((((([.B97]+[.D97])+[.F97])+[.H97])+[.J97]))" office:value-type="float" office:value="0">
            <text:p>0</text:p>
          </table:table-cell>
          <table:table-cell table:style-name="ce1" table:formula="of:=SUM((((([.C97]+[.E97])+[.G97])+[.I97])+[.K97]))" office:value-type="float" office:value="0">
            <text:p>0</text:p>
          </table:table-cell>
          <table:table-cell table:number-columns-repeated="1011"/>
        </table:table-row>
        <table:table-row table:style-name="ro8">
          <table:table-cell table:style-name="ce7" table:formula="of:=([$Team_Status.A106])" office:value-type="float" office:value="0">
            <text:p>0</text:p>
          </table:table-cell>
          <table:table-cell table:number-columns-repeated="10"/>
          <table:table-cell table:style-name="ce1" table:formula="of:=SUM((((([.B98]+[.D98])+[.F98])+[.H98])+[.J98]))" office:value-type="float" office:value="0">
            <text:p>0</text:p>
          </table:table-cell>
          <table:table-cell table:style-name="ce1" table:formula="of:=SUM((((([.C98]+[.E98])+[.G98])+[.I98])+[.K98]))" office:value-type="float" office:value="0">
            <text:p>0</text:p>
          </table:table-cell>
          <table:table-cell table:number-columns-repeated="1011"/>
        </table:table-row>
        <table:table-row table:style-name="ro8">
          <table:table-cell table:style-name="ce7" table:formula="of:=([$Team_Status.A107])" office:value-type="float" office:value="0">
            <text:p>0</text:p>
          </table:table-cell>
          <table:table-cell table:number-columns-repeated="10"/>
          <table:table-cell table:style-name="ce1" table:formula="of:=SUM((((([.B99]+[.D99])+[.F99])+[.H99])+[.J99]))" office:value-type="float" office:value="0">
            <text:p>0</text:p>
          </table:table-cell>
          <table:table-cell table:style-name="ce1" table:formula="of:=SUM((((([.C99]+[.E99])+[.G99])+[.I99])+[.K99]))" office:value-type="float" office:value="0">
            <text:p>0</text:p>
          </table:table-cell>
          <table:table-cell table:number-columns-repeated="1011"/>
        </table:table-row>
        <table:table-row table:style-name="ro8">
          <table:table-cell table:style-name="ce7" table:formula="of:=([$Team_Status.A108])" office:value-type="float" office:value="0">
            <text:p>0</text:p>
          </table:table-cell>
          <table:table-cell table:number-columns-repeated="10"/>
          <table:table-cell table:style-name="ce1" table:formula="of:=SUM((((([.B100]+[.D100])+[.F100])+[.H100])+[.J100]))" office:value-type="float" office:value="0">
            <text:p>0</text:p>
          </table:table-cell>
          <table:table-cell table:style-name="ce1" table:formula="of:=SUM((((([.C100]+[.E100])+[.G100])+[.I100])+[.K100]))" office:value-type="float" office:value="0">
            <text:p>0</text:p>
          </table:table-cell>
          <table:table-cell table:number-columns-repeated="1011"/>
        </table:table-row>
        <table:table-row table:style-name="ro8">
          <table:table-cell table:style-name="ce7" table:formula="of:=([$Team_Status.A109])" office:value-type="float" office:value="0">
            <text:p>0</text:p>
          </table:table-cell>
          <table:table-cell table:number-columns-repeated="10"/>
          <table:table-cell table:style-name="ce1" table:formula="of:=SUM((((([.B101]+[.D101])+[.F101])+[.H101])+[.J101]))" office:value-type="float" office:value="0">
            <text:p>0</text:p>
          </table:table-cell>
          <table:table-cell table:style-name="ce1" table:formula="of:=SUM((((([.C101]+[.E101])+[.G101])+[.I101])+[.K101]))" office:value-type="float" office:value="0">
            <text:p>0</text:p>
          </table:table-cell>
          <table:table-cell table:number-columns-repeated="1011"/>
        </table:table-row>
        <table:table-row table:style-name="ro8">
          <table:table-cell table:style-name="ce7" table:formula="of:=([$Team_Status.A110])" office:value-type="float" office:value="0">
            <text:p>0</text:p>
          </table:table-cell>
          <table:table-cell table:number-columns-repeated="10"/>
          <table:table-cell table:style-name="ce1" table:formula="of:=SUM((((([.B102]+[.D102])+[.F102])+[.H102])+[.J102]))" office:value-type="float" office:value="0">
            <text:p>0</text:p>
          </table:table-cell>
          <table:table-cell table:style-name="ce1" table:formula="of:=SUM((((([.C102]+[.E102])+[.G102])+[.I102])+[.K102]))" office:value-type="float" office:value="0">
            <text:p>0</text:p>
          </table:table-cell>
          <table:table-cell table:number-columns-repeated="1011"/>
        </table:table-row>
        <table:table-row table:style-name="ro8">
          <table:table-cell table:style-name="ce7" table:formula="of:=([$Team_Status.A111])" office:value-type="float" office:value="0">
            <text:p>0</text:p>
          </table:table-cell>
          <table:table-cell table:number-columns-repeated="10"/>
          <table:table-cell table:style-name="ce1" table:formula="of:=SUM((((([.B103]+[.D103])+[.F103])+[.H103])+[.J103]))" office:value-type="float" office:value="0">
            <text:p>0</text:p>
          </table:table-cell>
          <table:table-cell table:style-name="ce1" table:formula="of:=SUM((((([.C103]+[.E103])+[.G103])+[.I103])+[.K103]))" office:value-type="float" office:value="0">
            <text:p>0</text:p>
          </table:table-cell>
          <table:table-cell table:number-columns-repeated="1011"/>
        </table:table-row>
        <table:table-row table:style-name="ro8">
          <table:table-cell table:style-name="ce7" table:formula="of:=([$Team_Status.A112])" office:value-type="float" office:value="0">
            <text:p>0</text:p>
          </table:table-cell>
          <table:table-cell table:number-columns-repeated="10"/>
          <table:table-cell table:style-name="ce1" table:formula="of:=SUM((((([.B104]+[.D104])+[.F104])+[.H104])+[.J104]))" office:value-type="float" office:value="0">
            <text:p>0</text:p>
          </table:table-cell>
          <table:table-cell table:style-name="ce1" table:formula="of:=SUM((((([.C104]+[.E104])+[.G104])+[.I104])+[.K104]))" office:value-type="float" office:value="0">
            <text:p>0</text:p>
          </table:table-cell>
          <table:table-cell table:number-columns-repeated="1011"/>
        </table:table-row>
        <table:table-row table:style-name="ro8">
          <table:table-cell table:style-name="ce7" table:formula="of:=([$Team_Status.A113])" office:value-type="float" office:value="0">
            <text:p>0</text:p>
          </table:table-cell>
          <table:table-cell table:number-columns-repeated="10"/>
          <table:table-cell table:style-name="ce1" table:formula="of:=SUM((((([.B105]+[.D105])+[.F105])+[.H105])+[.J105]))" office:value-type="float" office:value="0">
            <text:p>0</text:p>
          </table:table-cell>
          <table:table-cell table:style-name="ce1" table:formula="of:=SUM((((([.C105]+[.E105])+[.G105])+[.I105])+[.K105]))" office:value-type="float" office:value="0">
            <text:p>0</text:p>
          </table:table-cell>
          <table:table-cell table:number-columns-repeated="1011"/>
        </table:table-row>
        <table:table-row table:style-name="ro8">
          <table:table-cell table:style-name="ce7" table:formula="of:=([$Team_Status.A114])" office:value-type="float" office:value="0">
            <text:p>0</text:p>
          </table:table-cell>
          <table:table-cell table:number-columns-repeated="10"/>
          <table:table-cell table:style-name="ce1" table:formula="of:=SUM((((([.B106]+[.D106])+[.F106])+[.H106])+[.J106]))" office:value-type="float" office:value="0">
            <text:p>0</text:p>
          </table:table-cell>
          <table:table-cell table:style-name="ce1" table:formula="of:=SUM((((([.C106]+[.E106])+[.G106])+[.I106])+[.K106]))" office:value-type="float" office:value="0">
            <text:p>0</text:p>
          </table:table-cell>
          <table:table-cell table:number-columns-repeated="1011"/>
        </table:table-row>
        <table:table-row table:style-name="ro8">
          <table:table-cell table:style-name="ce7" table:formula="of:=([$Team_Status.A115])" office:value-type="float" office:value="0">
            <text:p>0</text:p>
          </table:table-cell>
          <table:table-cell table:number-columns-repeated="10"/>
          <table:table-cell table:style-name="ce1" table:formula="of:=SUM((((([.B107]+[.D107])+[.F107])+[.H107])+[.J107]))" office:value-type="float" office:value="0">
            <text:p>0</text:p>
          </table:table-cell>
          <table:table-cell table:style-name="ce1" table:formula="of:=SUM((((([.C107]+[.E107])+[.G107])+[.I107])+[.K107]))" office:value-type="float" office:value="0">
            <text:p>0</text:p>
          </table:table-cell>
          <table:table-cell table:number-columns-repeated="1011"/>
        </table:table-row>
        <table:table-row table:style-name="ro8">
          <table:table-cell table:style-name="ce7" table:formula="of:=([$Team_Status.A116])" office:value-type="float" office:value="0">
            <text:p>0</text:p>
          </table:table-cell>
          <table:table-cell table:number-columns-repeated="10"/>
          <table:table-cell table:style-name="ce1" table:formula="of:=SUM((((([.B108]+[.D108])+[.F108])+[.H108])+[.J108]))" office:value-type="float" office:value="0">
            <text:p>0</text:p>
          </table:table-cell>
          <table:table-cell table:style-name="ce1" table:formula="of:=SUM((((([.C108]+[.E108])+[.G108])+[.I108])+[.K108]))" office:value-type="float" office:value="0">
            <text:p>0</text:p>
          </table:table-cell>
          <table:table-cell table:number-columns-repeated="1011"/>
        </table:table-row>
        <table:table-row table:style-name="ro8">
          <table:table-cell table:style-name="ce7" table:formula="of:=([$Team_Status.A117])" office:value-type="float" office:value="0">
            <text:p>0</text:p>
          </table:table-cell>
          <table:table-cell table:number-columns-repeated="10"/>
          <table:table-cell table:style-name="ce1" table:formula="of:=SUM((((([.B109]+[.D109])+[.F109])+[.H109])+[.J109]))" office:value-type="float" office:value="0">
            <text:p>0</text:p>
          </table:table-cell>
          <table:table-cell table:style-name="ce1" table:formula="of:=SUM((((([.C109]+[.E109])+[.G109])+[.I109])+[.K109]))" office:value-type="float" office:value="0">
            <text:p>0</text:p>
          </table:table-cell>
          <table:table-cell table:number-columns-repeated="1011"/>
        </table:table-row>
        <table:table-row table:style-name="ro8">
          <table:table-cell table:style-name="ce7" table:formula="of:=([$Team_Status.A118])" office:value-type="float" office:value="0">
            <text:p>0</text:p>
          </table:table-cell>
          <table:table-cell table:number-columns-repeated="10"/>
          <table:table-cell table:style-name="ce1" table:formula="of:=SUM((((([.B110]+[.D110])+[.F110])+[.H110])+[.J110]))" office:value-type="float" office:value="0">
            <text:p>0</text:p>
          </table:table-cell>
          <table:table-cell table:style-name="ce1" table:formula="of:=SUM((((([.C110]+[.E110])+[.G110])+[.I110])+[.K110]))" office:value-type="float" office:value="0">
            <text:p>0</text:p>
          </table:table-cell>
          <table:table-cell table:number-columns-repeated="1011"/>
        </table:table-row>
        <table:table-row table:style-name="ro8">
          <table:table-cell table:style-name="ce7" table:formula="of:=([$Team_Status.A119])" office:value-type="float" office:value="0">
            <text:p>0</text:p>
          </table:table-cell>
          <table:table-cell table:number-columns-repeated="10"/>
          <table:table-cell table:style-name="ce1" table:formula="of:=SUM((((([.B111]+[.D111])+[.F111])+[.H111])+[.J111]))" office:value-type="float" office:value="0">
            <text:p>0</text:p>
          </table:table-cell>
          <table:table-cell table:style-name="ce1" table:formula="of:=SUM((((([.C111]+[.E111])+[.G111])+[.I111])+[.K111]))" office:value-type="float" office:value="0">
            <text:p>0</text:p>
          </table:table-cell>
          <table:table-cell table:number-columns-repeated="1011"/>
        </table:table-row>
        <table:table-row table:style-name="ro8">
          <table:table-cell table:style-name="ce7" table:formula="of:=([$Team_Status.A120])" office:value-type="float" office:value="0">
            <text:p>0</text:p>
          </table:table-cell>
          <table:table-cell table:number-columns-repeated="10"/>
          <table:table-cell table:style-name="ce1" table:formula="of:=SUM((((([.B112]+[.D112])+[.F112])+[.H112])+[.J112]))" office:value-type="float" office:value="0">
            <text:p>0</text:p>
          </table:table-cell>
          <table:table-cell table:style-name="ce1" table:formula="of:=SUM((((([.C112]+[.E112])+[.G112])+[.I112])+[.K112]))" office:value-type="float" office:value="0">
            <text:p>0</text:p>
          </table:table-cell>
          <table:table-cell table:number-columns-repeated="1011"/>
        </table:table-row>
        <table:table-row table:style-name="ro8">
          <table:table-cell table:style-name="ce7" table:formula="of:=([$Team_Status.A121])" office:value-type="float" office:value="0">
            <text:p>0</text:p>
          </table:table-cell>
          <table:table-cell table:number-columns-repeated="10"/>
          <table:table-cell table:style-name="ce1" table:formula="of:=SUM((((([.B113]+[.D113])+[.F113])+[.H113])+[.J113]))" office:value-type="float" office:value="0">
            <text:p>0</text:p>
          </table:table-cell>
          <table:table-cell table:style-name="ce1" table:formula="of:=SUM((((([.C113]+[.E113])+[.G113])+[.I113])+[.K113]))" office:value-type="float" office:value="0">
            <text:p>0</text:p>
          </table:table-cell>
          <table:table-cell table:number-columns-repeated="1011"/>
        </table:table-row>
        <table:table-row table:style-name="ro8">
          <table:table-cell table:style-name="ce7" table:formula="of:=([$Team_Status.A122])" office:value-type="float" office:value="0">
            <text:p>0</text:p>
          </table:table-cell>
          <table:table-cell table:number-columns-repeated="10"/>
          <table:table-cell table:style-name="ce1" table:formula="of:=SUM((((([.B114]+[.D114])+[.F114])+[.H114])+[.J114]))" office:value-type="float" office:value="0">
            <text:p>0</text:p>
          </table:table-cell>
          <table:table-cell table:style-name="ce1" table:formula="of:=SUM((((([.C114]+[.E114])+[.G114])+[.I114])+[.K114]))" office:value-type="float" office:value="0">
            <text:p>0</text:p>
          </table:table-cell>
          <table:table-cell table:number-columns-repeated="1011"/>
        </table:table-row>
        <table:table-row table:style-name="ro8">
          <table:table-cell table:style-name="ce7" table:formula="of:=([$Team_Status.A123])" office:value-type="float" office:value="0">
            <text:p>0</text:p>
          </table:table-cell>
          <table:table-cell table:number-columns-repeated="10"/>
          <table:table-cell table:style-name="ce1" table:formula="of:=SUM((((([.B115]+[.D115])+[.F115])+[.H115])+[.J115]))" office:value-type="float" office:value="0">
            <text:p>0</text:p>
          </table:table-cell>
          <table:table-cell table:style-name="ce1" table:formula="of:=SUM((((([.C115]+[.E115])+[.G115])+[.I115])+[.K115]))" office:value-type="float" office:value="0">
            <text:p>0</text:p>
          </table:table-cell>
          <table:table-cell table:number-columns-repeated="1011"/>
        </table:table-row>
        <table:table-row table:style-name="ro8">
          <table:table-cell table:style-name="ce7" table:formula="of:=([$Team_Status.A124])" office:value-type="float" office:value="0">
            <text:p>0</text:p>
          </table:table-cell>
          <table:table-cell table:number-columns-repeated="10"/>
          <table:table-cell table:style-name="ce1" table:formula="of:=SUM((((([.B116]+[.D116])+[.F116])+[.H116])+[.J116]))" office:value-type="float" office:value="0">
            <text:p>0</text:p>
          </table:table-cell>
          <table:table-cell table:style-name="ce1" table:formula="of:=SUM((((([.C116]+[.E116])+[.G116])+[.I116])+[.K116]))" office:value-type="float" office:value="0">
            <text:p>0</text:p>
          </table:table-cell>
          <table:table-cell table:number-columns-repeated="1011"/>
        </table:table-row>
        <table:table-row table:style-name="ro8">
          <table:table-cell table:style-name="ce7" table:formula="of:=([$Team_Status.A125])" office:value-type="float" office:value="0">
            <text:p>0</text:p>
          </table:table-cell>
          <table:table-cell table:number-columns-repeated="10"/>
          <table:table-cell table:style-name="ce1" table:formula="of:=SUM((((([.B117]+[.D117])+[.F117])+[.H117])+[.J117]))" office:value-type="float" office:value="0">
            <text:p>0</text:p>
          </table:table-cell>
          <table:table-cell table:style-name="ce1" table:formula="of:=SUM((((([.C117]+[.E117])+[.G117])+[.I117])+[.K117]))" office:value-type="float" office:value="0">
            <text:p>0</text:p>
          </table:table-cell>
          <table:table-cell table:number-columns-repeated="1011"/>
        </table:table-row>
        <table:table-row table:style-name="ro8">
          <table:table-cell table:style-name="ce7" table:formula="of:=([$Team_Status.A126])" office:value-type="float" office:value="0">
            <text:p>0</text:p>
          </table:table-cell>
          <table:table-cell table:number-columns-repeated="10"/>
          <table:table-cell table:style-name="ce1" table:formula="of:=SUM((((([.B118]+[.D118])+[.F118])+[.H118])+[.J118]))" office:value-type="float" office:value="0">
            <text:p>0</text:p>
          </table:table-cell>
          <table:table-cell table:style-name="ce1" table:formula="of:=SUM((((([.C118]+[.E118])+[.G118])+[.I118])+[.K118]))" office:value-type="float" office:value="0">
            <text:p>0</text:p>
          </table:table-cell>
          <table:table-cell table:number-columns-repeated="1011"/>
        </table:table-row>
        <table:table-row table:style-name="ro8">
          <table:table-cell table:style-name="ce7" table:formula="of:=([$Team_Status.A127])" office:value-type="float" office:value="0">
            <text:p>0</text:p>
          </table:table-cell>
          <table:table-cell table:number-columns-repeated="10"/>
          <table:table-cell table:style-name="ce1" table:formula="of:=SUM((((([.B119]+[.D119])+[.F119])+[.H119])+[.J119]))" office:value-type="float" office:value="0">
            <text:p>0</text:p>
          </table:table-cell>
          <table:table-cell table:style-name="ce1" table:formula="of:=SUM((((([.C119]+[.E119])+[.G119])+[.I119])+[.K119]))" office:value-type="float" office:value="0">
            <text:p>0</text:p>
          </table:table-cell>
          <table:table-cell table:number-columns-repeated="1011"/>
        </table:table-row>
        <table:table-row table:style-name="ro8">
          <table:table-cell table:style-name="ce7" table:formula="of:=([$Team_Status.A128])" office:value-type="float" office:value="0">
            <text:p>0</text:p>
          </table:table-cell>
          <table:table-cell table:number-columns-repeated="10"/>
          <table:table-cell table:style-name="ce1" table:formula="of:=SUM((((([.B120]+[.D120])+[.F120])+[.H120])+[.J120]))" office:value-type="float" office:value="0">
            <text:p>0</text:p>
          </table:table-cell>
          <table:table-cell table:style-name="ce1" table:formula="of:=SUM((((([.C120]+[.E120])+[.G120])+[.I120])+[.K120]))" office:value-type="float" office:value="0">
            <text:p>0</text:p>
          </table:table-cell>
          <table:table-cell table:number-columns-repeated="1011"/>
        </table:table-row>
        <table:table-row table:style-name="ro8">
          <table:table-cell table:style-name="ce7" table:formula="of:=([$Team_Status.A129])" office:value-type="float" office:value="0">
            <text:p>0</text:p>
          </table:table-cell>
          <table:table-cell table:number-columns-repeated="10"/>
          <table:table-cell table:style-name="ce1" table:formula="of:=SUM((((([.B121]+[.D121])+[.F121])+[.H121])+[.J121]))" office:value-type="float" office:value="0">
            <text:p>0</text:p>
          </table:table-cell>
          <table:table-cell table:style-name="ce1" table:formula="of:=SUM((((([.C121]+[.E121])+[.G121])+[.I121])+[.K121]))" office:value-type="float" office:value="0">
            <text:p>0</text:p>
          </table:table-cell>
          <table:table-cell table:number-columns-repeated="1011"/>
        </table:table-row>
        <table:table-row table:style-name="ro8">
          <table:table-cell table:style-name="ce7" table:formula="of:=([$Team_Status.A130])" office:value-type="float" office:value="0">
            <text:p>0</text:p>
          </table:table-cell>
          <table:table-cell table:number-columns-repeated="10"/>
          <table:table-cell table:style-name="ce1" table:formula="of:=SUM((((([.B122]+[.D122])+[.F122])+[.H122])+[.J122]))" office:value-type="float" office:value="0">
            <text:p>0</text:p>
          </table:table-cell>
          <table:table-cell table:style-name="ce1" table:formula="of:=SUM((((([.C122]+[.E122])+[.G122])+[.I122])+[.K122]))" office:value-type="float" office:value="0">
            <text:p>0</text:p>
          </table:table-cell>
          <table:table-cell table:number-columns-repeated="1011"/>
        </table:table-row>
        <table:table-row table:style-name="ro8">
          <table:table-cell table:style-name="ce7" table:formula="of:=([$Team_Status.A131])" office:value-type="float" office:value="0">
            <text:p>0</text:p>
          </table:table-cell>
          <table:table-cell table:number-columns-repeated="10"/>
          <table:table-cell table:style-name="ce1" table:formula="of:=SUM((((([.B123]+[.D123])+[.F123])+[.H123])+[.J123]))" office:value-type="float" office:value="0">
            <text:p>0</text:p>
          </table:table-cell>
          <table:table-cell table:style-name="ce1" table:formula="of:=SUM((((([.C123]+[.E123])+[.G123])+[.I123])+[.K123]))" office:value-type="float" office:value="0">
            <text:p>0</text:p>
          </table:table-cell>
          <table:table-cell table:number-columns-repeated="1011"/>
        </table:table-row>
        <table:table-row table:style-name="ro8">
          <table:table-cell table:style-name="ce7" table:formula="of:=([$Team_Status.A132])" office:value-type="float" office:value="0">
            <text:p>0</text:p>
          </table:table-cell>
          <table:table-cell table:number-columns-repeated="10"/>
          <table:table-cell table:style-name="ce1" table:formula="of:=SUM((((([.B124]+[.D124])+[.F124])+[.H124])+[.J124]))" office:value-type="float" office:value="0">
            <text:p>0</text:p>
          </table:table-cell>
          <table:table-cell table:style-name="ce1" table:formula="of:=SUM((((([.C124]+[.E124])+[.G124])+[.I124])+[.K124]))" office:value-type="float" office:value="0">
            <text:p>0</text:p>
          </table:table-cell>
          <table:table-cell table:number-columns-repeated="1011"/>
        </table:table-row>
        <table:table-row table:style-name="ro8">
          <table:table-cell table:style-name="ce7" table:formula="of:=([$Team_Status.A133])" office:value-type="float" office:value="0">
            <text:p>0</text:p>
          </table:table-cell>
          <table:table-cell table:number-columns-repeated="10"/>
          <table:table-cell table:style-name="ce1" table:formula="of:=SUM((((([.B125]+[.D125])+[.F125])+[.H125])+[.J125]))" office:value-type="float" office:value="0">
            <text:p>0</text:p>
          </table:table-cell>
          <table:table-cell table:style-name="ce1" table:formula="of:=SUM((((([.C125]+[.E125])+[.G125])+[.I125])+[.K125]))" office:value-type="float" office:value="0">
            <text:p>0</text:p>
          </table:table-cell>
          <table:table-cell table:number-columns-repeated="1011"/>
        </table:table-row>
        <table:table-row table:style-name="ro8">
          <table:table-cell table:style-name="ce7" table:formula="of:=([$Team_Status.A134])" office:value-type="float" office:value="0">
            <text:p>0</text:p>
          </table:table-cell>
          <table:table-cell table:number-columns-repeated="10"/>
          <table:table-cell table:style-name="ce1" table:formula="of:=SUM((((([.B126]+[.D126])+[.F126])+[.H126])+[.J126]))" office:value-type="float" office:value="0">
            <text:p>0</text:p>
          </table:table-cell>
          <table:table-cell table:style-name="ce1" table:formula="of:=SUM((((([.C126]+[.E126])+[.G126])+[.I126])+[.K126]))" office:value-type="float" office:value="0">
            <text:p>0</text:p>
          </table:table-cell>
          <table:table-cell table:number-columns-repeated="1011"/>
        </table:table-row>
        <table:table-row table:style-name="ro8">
          <table:table-cell table:style-name="ce7" table:formula="of:=([$Team_Status.A135])" office:value-type="float" office:value="0">
            <text:p>0</text:p>
          </table:table-cell>
          <table:table-cell table:number-columns-repeated="10"/>
          <table:table-cell table:style-name="ce1" table:formula="of:=SUM((((([.B127]+[.D127])+[.F127])+[.H127])+[.J127]))" office:value-type="float" office:value="0">
            <text:p>0</text:p>
          </table:table-cell>
          <table:table-cell table:style-name="ce1" table:formula="of:=SUM((((([.C127]+[.E127])+[.G127])+[.I127])+[.K127]))" office:value-type="float" office:value="0">
            <text:p>0</text:p>
          </table:table-cell>
          <table:table-cell table:number-columns-repeated="1011"/>
        </table:table-row>
        <table:table-row table:style-name="ro8">
          <table:table-cell table:style-name="ce7" table:formula="of:=([$Team_Status.A136])" office:value-type="float" office:value="0">
            <text:p>0</text:p>
          </table:table-cell>
          <table:table-cell table:number-columns-repeated="10"/>
          <table:table-cell table:style-name="ce1" table:formula="of:=SUM((((([.B128]+[.D128])+[.F128])+[.H128])+[.J128]))" office:value-type="float" office:value="0">
            <text:p>0</text:p>
          </table:table-cell>
          <table:table-cell table:style-name="ce1" table:formula="of:=SUM((((([.C128]+[.E128])+[.G128])+[.I128])+[.K128]))" office:value-type="float" office:value="0">
            <text:p>0</text:p>
          </table:table-cell>
          <table:table-cell table:number-columns-repeated="1011"/>
        </table:table-row>
        <table:table-row table:style-name="ro8">
          <table:table-cell table:style-name="ce7" table:formula="of:=([$Team_Status.A137])" office:value-type="float" office:value="0">
            <text:p>0</text:p>
          </table:table-cell>
          <table:table-cell table:number-columns-repeated="10"/>
          <table:table-cell table:style-name="ce1" table:formula="of:=SUM((((([.B129]+[.D129])+[.F129])+[.H129])+[.J129]))" office:value-type="float" office:value="0">
            <text:p>0</text:p>
          </table:table-cell>
          <table:table-cell table:style-name="ce1" table:formula="of:=SUM((((([.C129]+[.E129])+[.G129])+[.I129])+[.K129]))" office:value-type="float" office:value="0">
            <text:p>0</text:p>
          </table:table-cell>
          <table:table-cell table:number-columns-repeated="1011"/>
        </table:table-row>
        <table:table-row table:style-name="ro8">
          <table:table-cell table:style-name="ce7" table:formula="of:=([$Team_Status.A138])" office:value-type="float" office:value="0">
            <text:p>0</text:p>
          </table:table-cell>
          <table:table-cell table:number-columns-repeated="10"/>
          <table:table-cell table:style-name="ce1" table:formula="of:=SUM((((([.B130]+[.D130])+[.F130])+[.H130])+[.J130]))" office:value-type="float" office:value="0">
            <text:p>0</text:p>
          </table:table-cell>
          <table:table-cell table:style-name="ce1" table:formula="of:=SUM((((([.C130]+[.E130])+[.G130])+[.I130])+[.K130]))" office:value-type="float" office:value="0">
            <text:p>0</text:p>
          </table:table-cell>
          <table:table-cell table:number-columns-repeated="1011"/>
        </table:table-row>
        <table:table-row table:style-name="ro3">
          <table:table-cell/>
          <table:table-cell table:number-columns-repeated="10"/>
          <table:table-cell table:style-name="ce1" table:formula="of:=SUM((((([.B131]+[.D131])+[.F131])+[.H131])+[.J131]))" office:value-type="float" office:value="0">
            <text:p>0</text:p>
          </table:table-cell>
          <table:table-cell table:style-name="ce1" table:formula="of:=SUM((((([.C131]+[.E131])+[.G131])+[.I131])+[.K131]))" office:value-type="float" office:value="0">
            <text:p>0</text:p>
          </table:table-cell>
          <table:table-cell table:number-columns-repeated="1011"/>
        </table:table-row>
        <table:table-row table:style-name="ro3">
          <table:table-cell/>
          <table:table-cell table:number-columns-repeated="10"/>
          <table:table-cell table:style-name="ce1" table:formula="of:=SUM((((([.B132]+[.D132])+[.F132])+[.H132])+[.J132]))" office:value-type="float" office:value="0">
            <text:p>0</text:p>
          </table:table-cell>
          <table:table-cell table:style-name="ce1" table:formula="of:=SUM((((([.C132]+[.E132])+[.G132])+[.I132])+[.K132]))" office:value-type="float" office:value="0">
            <text:p>0</text:p>
          </table:table-cell>
          <table:table-cell table:number-columns-repeated="1011"/>
        </table:table-row>
        <table:table-row table:style-name="ro3">
          <table:table-cell/>
          <table:table-cell table:number-columns-repeated="10"/>
          <table:table-cell table:style-name="ce1" table:formula="of:=SUM((((([.B133]+[.D133])+[.F133])+[.H133])+[.J133]))" office:value-type="float" office:value="0">
            <text:p>0</text:p>
          </table:table-cell>
          <table:table-cell table:style-name="ce1" table:formula="of:=SUM((((([.C133]+[.E133])+[.G133])+[.I133])+[.K133]))" office:value-type="float" office:value="0">
            <text:p>0</text:p>
          </table:table-cell>
          <table:table-cell table:number-columns-repeated="1011"/>
        </table:table-row>
        <table:table-row table:style-name="ro3">
          <table:table-cell/>
          <table:table-cell table:number-columns-repeated="10"/>
          <table:table-cell table:style-name="ce1" table:formula="of:=SUM((((([.B134]+[.D134])+[.F134])+[.H134])+[.J134]))" office:value-type="float" office:value="0">
            <text:p>0</text:p>
          </table:table-cell>
          <table:table-cell table:style-name="ce1" table:formula="of:=SUM((((([.C134]+[.E134])+[.G134])+[.I134])+[.K134]))" office:value-type="float" office:value="0">
            <text:p>0</text:p>
          </table:table-cell>
          <table:table-cell table:number-columns-repeated="1011"/>
        </table:table-row>
        <table:table-row table:style-name="ro3">
          <table:table-cell/>
          <table:table-cell table:number-columns-repeated="10"/>
          <table:table-cell table:style-name="ce1" table:formula="of:=SUM((((([.B135]+[.D135])+[.F135])+[.H135])+[.J135]))" office:value-type="float" office:value="0">
            <text:p>0</text:p>
          </table:table-cell>
          <table:table-cell table:style-name="ce1" table:formula="of:=SUM((((([.C135]+[.E135])+[.G135])+[.I135])+[.K135]))" office:value-type="float" office:value="0">
            <text:p>0</text:p>
          </table:table-cell>
          <table:table-cell table:number-columns-repeated="1011"/>
        </table:table-row>
        <table:table-row table:style-name="ro3">
          <table:table-cell/>
          <table:table-cell table:number-columns-repeated="10"/>
          <table:table-cell table:style-name="ce1" table:formula="of:=SUM((((([.B136]+[.D136])+[.F136])+[.H136])+[.J136]))" office:value-type="float" office:value="0">
            <text:p>0</text:p>
          </table:table-cell>
          <table:table-cell table:style-name="ce1" table:formula="of:=SUM((((([.C136]+[.E136])+[.G136])+[.I136])+[.K136]))" office:value-type="float" office:value="0">
            <text:p>0</text:p>
          </table:table-cell>
          <table:table-cell table:number-columns-repeated="1011"/>
        </table:table-row>
        <table:table-row table:style-name="ro3">
          <table:table-cell/>
          <table:table-cell table:number-columns-repeated="10"/>
          <table:table-cell table:style-name="ce1" table:formula="of:=SUM((((([.B137]+[.D137])+[.F137])+[.H137])+[.J137]))" office:value-type="float" office:value="0">
            <text:p>0</text:p>
          </table:table-cell>
          <table:table-cell table:style-name="ce1" table:formula="of:=SUM((((([.C137]+[.E137])+[.G137])+[.I137])+[.K137]))" office:value-type="float" office:value="0">
            <text:p>0</text:p>
          </table:table-cell>
          <table:table-cell table:number-columns-repeated="1011"/>
        </table:table-row>
        <table:table-row table:style-name="ro3">
          <table:table-cell/>
          <table:table-cell table:number-columns-repeated="10"/>
          <table:table-cell table:style-name="ce1" table:formula="of:=SUM((((([.B138]+[.D138])+[.F138])+[.H138])+[.J138]))" office:value-type="float" office:value="0">
            <text:p>0</text:p>
          </table:table-cell>
          <table:table-cell table:style-name="ce1" table:formula="of:=SUM((((([.C138]+[.E138])+[.G138])+[.I138])+[.K138]))" office:value-type="float" office:value="0">
            <text:p>0</text:p>
          </table:table-cell>
          <table:table-cell table:number-columns-repeated="1011"/>
        </table:table-row>
        <table:table-row table:style-name="ro3">
          <table:table-cell/>
          <table:table-cell table:number-columns-repeated="10"/>
          <table:table-cell table:style-name="ce1" table:formula="of:=SUM((((([.B139]+[.D139])+[.F139])+[.H139])+[.J139]))" office:value-type="float" office:value="0">
            <text:p>0</text:p>
          </table:table-cell>
          <table:table-cell table:style-name="ce1" table:formula="of:=SUM((((([.C139]+[.E139])+[.G139])+[.I139])+[.K139]))" office:value-type="float" office:value="0">
            <text:p>0</text:p>
          </table:table-cell>
          <table:table-cell table:number-columns-repeated="1011"/>
        </table:table-row>
        <table:table-row table:style-name="ro3">
          <table:table-cell/>
          <table:table-cell table:number-columns-repeated="10"/>
          <table:table-cell table:style-name="ce1" table:formula="of:=SUM((((([.B140]+[.D140])+[.F140])+[.H140])+[.J140]))" office:value-type="float" office:value="0">
            <text:p>0</text:p>
          </table:table-cell>
          <table:table-cell table:style-name="ce1" table:formula="of:=SUM((((([.C140]+[.E140])+[.G140])+[.I140])+[.K140]))" office:value-type="float" office:value="0">
            <text:p>0</text:p>
          </table:table-cell>
          <table:table-cell table:number-columns-repeated="1011"/>
        </table:table-row>
        <table:table-row table:style-name="ro3">
          <table:table-cell/>
          <table:table-cell table:number-columns-repeated="10"/>
          <table:table-cell table:style-name="ce1" table:formula="of:=SUM((((([.B141]+[.D141])+[.F141])+[.H141])+[.J141]))" office:value-type="float" office:value="0">
            <text:p>0</text:p>
          </table:table-cell>
          <table:table-cell table:style-name="ce1" table:formula="of:=SUM((((([.C141]+[.E141])+[.G141])+[.I141])+[.K141]))" office:value-type="float" office:value="0">
            <text:p>0</text:p>
          </table:table-cell>
          <table:table-cell table:number-columns-repeated="1011"/>
        </table:table-row>
        <table:table-row table:style-name="ro3">
          <table:table-cell/>
          <table:table-cell table:number-columns-repeated="10"/>
          <table:table-cell table:style-name="ce1" table:formula="of:=SUM((((([.B142]+[.D142])+[.F142])+[.H142])+[.J142]))" office:value-type="float" office:value="0">
            <text:p>0</text:p>
          </table:table-cell>
          <table:table-cell table:style-name="ce1" table:formula="of:=SUM((((([.C142]+[.E142])+[.G142])+[.I142])+[.K142]))" office:value-type="float" office:value="0">
            <text:p>0</text:p>
          </table:table-cell>
          <table:table-cell table:number-columns-repeated="1011"/>
        </table:table-row>
        <table:table-row table:style-name="ro3">
          <table:table-cell/>
          <table:table-cell table:number-columns-repeated="10"/>
          <table:table-cell table:style-name="ce1" table:formula="of:=SUM((((([.B143]+[.D143])+[.F143])+[.H143])+[.J143]))" office:value-type="float" office:value="0">
            <text:p>0</text:p>
          </table:table-cell>
          <table:table-cell table:style-name="ce1" table:formula="of:=SUM((((([.C143]+[.E143])+[.G143])+[.I143])+[.K143]))" office:value-type="float" office:value="0">
            <text:p>0</text:p>
          </table:table-cell>
          <table:table-cell table:number-columns-repeated="1011"/>
        </table:table-row>
        <table:table-row table:style-name="ro3">
          <table:table-cell/>
          <table:table-cell table:number-columns-repeated="10"/>
          <table:table-cell table:style-name="ce1" table:formula="of:=SUM((((([.B144]+[.D144])+[.F144])+[.H144])+[.J144]))" office:value-type="float" office:value="0">
            <text:p>0</text:p>
          </table:table-cell>
          <table:table-cell table:style-name="ce1" table:formula="of:=SUM((((([.C144]+[.E144])+[.G144])+[.I144])+[.K144]))" office:value-type="float" office:value="0">
            <text:p>0</text:p>
          </table:table-cell>
          <table:table-cell table:number-columns-repeated="1011"/>
        </table:table-row>
        <table:table-row table:style-name="ro2" table:number-rows-repeated="1048428">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percentage-style style:name="N5010" number:language="en" number:country="IN">
      <number:number number:decimal-places="0" number:min-integer-digits="1"/>
      <number:text>%</number:text>
    </number:percentage-style>
    <number:number-style style:name="N5109P0" style:volatile="true" number:language="en" number:country="IN">
      <number:number number:decimal-places="0" number:min-integer-digits="1" number:grouping="true"/>
      <number:text> </number:text>
    </number:number-style>
    <number:number-style style:name="N5109P1" style:volatile="true" number:language="en" number:country="IN">
      <number:text>-</number:text>
      <number:number number:decimal-places="0" number:min-integer-digits="1" number:grouping="true"/>
      <number:text> </number:text>
    </number:number-style>
    <number:number-style style:name="N5109P2" style:volatile="true" number:language="en" number:country="IN">
      <number:text> - </number:text>
    </number:number-style>
    <number:text-style style:name="N5109" number:language="en" number:country="IN">
      <number:text-content/>
      <number:text> </number:text>
      <style:map style:condition="value()&gt;0" style:apply-style-name="N5109P0"/>
      <style:map style:condition="value()&lt;0" style:apply-style-name="N5109P1"/>
      <style:map style:condition="value()=0" style:apply-style-name="N5109P2"/>
    </number:text-style>
    <number:number-style style:name="N5113P0" style:volatile="true" number:language="en" number:country="IN">
      <number:number number:decimal-places="2" number:min-integer-digits="1" number:grouping="true"/>
      <number:text> </number:text>
    </number:number-style>
    <number:number-style style:name="N5113P1" style:volatile="true" number:language="en" number:country="IN">
      <number:text>-</number:text>
      <number:number number:decimal-places="2" number:min-integer-digits="1" number:grouping="true"/>
      <number:text> </number:text>
    </number:number-style>
    <number:number-style style:name="N5113P2" style:volatile="true" number:language="en" number:country="IN">
      <number:text> -</number:text>
      <number:number number:decimal-places="0" number:min-integer-digits="0"/>
      <number:text> </number:text>
    </number:number-style>
    <number:text-style style:name="N5113" number:language="en" number:country="IN">
      <number:text-content/>
      <number:text> </number:text>
      <style:map style:condition="value()&gt;0" style:apply-style-name="N5113P0"/>
      <style:map style:condition="value()&lt;0" style:apply-style-name="N5113P1"/>
      <style:map style:condition="value()=0" style:apply-style-name="N5113P2"/>
    </number:text-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5114P0" style:volatile="true" number:language="en" number:country="IN">
      <number:number number:decimal-places="0" number:min-integer-digits="1" number:grouping="true"/>
    </number:number-style>
    <number:number-style style:name="N5114" number:language="en" number:country="IN">
      <number:text>-</number:text>
      <number:number number:decimal-places="0" number:min-integer-digits="1" number:grouping="true"/>
      <style:map style:condition="value()&gt;=0" style:apply-style-name="N5114P0"/>
    </number:number-style>
    <number:number-style style:name="N5115P0" style:volatile="true" number:language="en" number:country="IN">
      <number:number number:decimal-places="0" number:min-integer-digits="1" number:grouping="true"/>
    </number:number-style>
    <number:number-style style:name="N5115" number:language="en" number:country="IN">
      <style:text-properties fo:color="#ff0000"/>
      <number:text>-</number:text>
      <number:number number:decimal-places="0" number:min-integer-digits="1" number:grouping="true"/>
      <style:map style:condition="value()&gt;=0" style:apply-style-name="N5115P0"/>
    </number:number-style>
    <number:number-style style:name="N5116P0" style:volatile="true" number:language="en" number:country="IN">
      <number:number number:decimal-places="2" number:min-integer-digits="1" number:grouping="true"/>
    </number:number-style>
    <number:number-style style:name="N5116" number:language="en" number:country="IN">
      <number:text>-</number:text>
      <number:number number:decimal-places="2" number:min-integer-digits="1" number:grouping="true"/>
      <style:map style:condition="value()&gt;=0" style:apply-style-name="N5116P0"/>
    </number:number-style>
    <number:number-style style:name="N5117P0" style:volatile="true" number:language="en" number:country="IN">
      <number:number number:decimal-places="2" number:min-integer-digits="1" number:grouping="true"/>
    </number:number-style>
    <number:number-style style:name="N5117" number:language="en" number:country="IN">
      <style:text-properties fo:color="#ff0000"/>
      <number:text>-</number:text>
      <number:number number:decimal-places="2" number:min-integer-digits="1" number:grouping="true"/>
      <style:map style:condition="value()&gt;=0" style:apply-style-name="N5117P0"/>
    </number:number-style>
    <number:time-style style:name="N5118" number:language="en" number:country="IN">
      <number:minutes number:style="long"/>
      <number:text>:</number:text>
      <number:seconds number:style="long"/>
    </number:time-style>
    <number:time-style style:name="N5119" number:language="en" number:country="IN" number:truncate-on-overflow="false">
      <number:hours/>
      <number:text>:</number:text>
      <number:minutes number:style="long"/>
      <number:text>:</number:text>
      <number:seconds number:style="long"/>
    </number:time-style>
    <number:time-style style:name="N5120" number:language="en" number:country="IN">
      <number:minutes number:style="long"/>
      <number:text>:</number:text>
      <number:seconds number:style="long" number:decimal-places="1"/>
    </number:time-style>
    <number:number-style style:name="N5121" number:language="en" number:country="I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 style:family="table-cell" style:parent-style-name="Default" style:data-style-name="N5113"/>
    <style:style style:name="Comma_5b_0_5d_" style:display-name="Comma[0]" style:family="table-cell" style:parent-style-name="Default" style:data-style-name="N5109"/>
    <style:style style:name="Currency" style:family="table-cell" style:parent-style-name="Default" style:data-style-name="N5113"/>
    <style:style style:name="Currency_5b_0_5d_" style:display-name="Currency[0]" style:family="table-cell" style:parent-style-name="Default" style:data-style-name="N5109"/>
    <style:style style:name="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ercent" style:family="table-cell" style:parent-style-name="Default" style:data-style-name="N5010"/>
    <style:style style:name="ConditionalStyle_5f_2" style:display-name="ConditionalStyle_2" style:family="table-cell" style:parent-style-name="Default">
      <style:table-cell-properties fo:background-color="#dd0806"/>
      <style:text-properties fo:color="#000000" style:font-name="Arial" fo:font-size="10pt" style:font-size-asian="10pt" style:font-name-complex="Arial" style:font-size-complex="10pt"/>
    </style:style>
    <style:style style:name="ConditionalStyle_5f_4" style:display-name="ConditionalStyle_4" style:family="table-cell" style:parent-style-name="Default">
      <style:table-cell-properties fo:background-color="#006411"/>
      <style:text-properties fo:color="#000000" style:font-name="Arial" fo:font-size="10pt" style:font-size-asian="10pt" style:font-name-complex="Arial" style:font-size-complex="10pt"/>
    </style:style>
    <style:style style:name="ConditionalStyle_5f_6" style:display-name="ConditionalStyle_6" style:family="table-cell" style:parent-style-name="Default">
      <style:table-cell-properties fo:background-color="#fcf305"/>
      <style:text-properties fo:color="#000000" style:font-name="Arial" fo:font-size="10pt" style:font-size-asian="10pt" style:font-name-complex="Arial" style:font-size-complex="10pt"/>
    </style:style>
    <style:style style:name="Excel_5f_CondFormat_5f_1_5f_1_5f_1" style:display-name="Excel_CondFormat_1_1_1" style:family="table-cell" style:parent-style-name="Default">
      <style:table-cell-properties fo:background-color="#dd0806"/>
      <style:text-properties fo:color="#000000" fo:font-size="10pt" style:font-size-asian="10pt" style:font-size-complex="10pt"/>
    </style:style>
    <style:style style:name="Excel_5f_CondFormat_5f_1_5f_1_5f_2" style:display-name="Excel_CondFormat_1_1_2" style:family="table-cell" style:parent-style-name="Default">
      <style:table-cell-properties fo:background-color="#006411"/>
      <style:text-properties fo:color="#000000" fo:font-size="10pt" style:font-size-asian="10pt" style:font-size-complex="10pt"/>
    </style:style>
    <style:style style:name="Excel_5f_CondFormat_5f_1_5f_1_5f_3" style:display-name="Excel_CondFormat_1_1_3" style:family="table-cell" style:parent-style-name="Default">
      <style:table-cell-properties fo:background-color="#fcf305"/>
      <style:text-properties fo:color="#000000" fo:font-size="10pt" style:font-size-asian="10pt" style:font-size-complex="10pt"/>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15/11/2012</text:date>, <text:time>07:49:2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3">
      <style:header style:display="false"/>
      <style:header-left style:display="false"/>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1-15T07:49:20</dc:date>
    <dc:creator>Somay Jain</dc:creator>
    <meta:generator>OpenOffice.org/3.3$Unix OpenOffice.org_project/330m20$Build-9567</meta:generator>
    <meta:editing-duration>PT4H4M1S</meta:editing-duration>
    <meta:editing-cycles>6</meta:editing-cycles>
    <meta:document-statistic meta:table-count="3" meta:cell-count="2773" meta:object-count="0"/>
  </office:meta>
</office:document-meta>
</file>